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es un campo en una plantilla de servicio técnico?</text:p>
      <text:p text:style-name="Standard">a) Una pieza de equipo de oficina.</text:p>
      <text:p text:style-name="Standard">b) Un espacio designado para ingresar información específica.</text:p>
      <text:p text:style-name="Standard">c) Un archivo adjunto.</text:p>
      <text:p text:style-name="Standard">d) Un método de comunicación.</text:p>
      <text:p text:style-name="Standard">¿Cuál de los siguientes documentos se utiliza típicamente en la recepción de un servicio técnico?</text:p>
      <text:p text:style-name="Standard">a) Factura.</text:p>
      <text:p text:style-name="Standard">b) Presupuesto.</text:p>
      <text:p text:style-name="Standard">c) Orden de trabajo.</text:p>
      <text:p text:style-name="Standard">d) Reporte de inspección.</text:p>
      <text:p text:style-name="Standard">¿Qué información generalmente se incluye en un presupuesto de servicio técnico?</text:p>
      <text:p text:style-name="Standard">a) Lista de piezas de repuesto utilizadas.</text:p>
      <text:p text:style-name="Standard">b) Descripción detallada de los problemas encontrados.</text:p>
      <text:p text:style-name="Standard">c) Costo estimado de las reparaciones.</text:p>
      <text:p text:style-name="Standard">d) Nombres de los técnicos involucrados.</text:p>
      <text:p text:style-name="Standard">¿Cuál de los siguientes no es un campo común en una plantilla de factura de servicio técnico?</text:p>
      <text:p text:style-name="Standard">a) Descripción del problema.</text:p>
      <text:p text:style-name="Standard">b) Número de serie del equipo.</text:p>
      <text:p text:style-name="Standard">c) Lista de redes sociales del cliente.</text:p>
      <text:p text:style-name="Standard">d) Costo total de la reparación.</text:p>
      <text:p text:style-name="Standard">¿Qué información suele estar presente en una orden de trabajo de servicio técnico?</text:p>
      <text:p text:style-name="Standard">a) Detalles de la garantía del producto.</text:p>
      <text:p text:style-name="Standard">b) Fecha de nacimiento del cliente.</text:p>
      <text:p text:style-name="Standard">c) Instrucciones para reparar el equipo.</text:p>
      <text:p text:style-name="Standard">d) Historial de navegación del cliente en línea.</text:p>
      <text:p text:style-name="Standard">¿Cuál de los siguientes documentos es más probable que contenga términos y condiciones legales?</text:p>
      <text:p text:style-name="Standard">a) Factura.</text:p>
      <text:p text:style-name="Standard">b) Orden de trabajo.</text:p>
      <text:p text:style-name="Standard">c) Contrato de servicio.</text:p>
      <text:p text:style-name="Standard">d) Presupuesto.</text:p>
      <text:p text:style-name="Standard">¿Qué campo es esencial en una plantilla de reporte de inspección de servicio técnico?</text:p>
      <text:p text:style-name="Standard">a) Nombre del técnico.</text:p>
      <text:p text:style-name="Standard">b) Horario de atención al cliente.</text:p>
      <text:p text:style-name="Standard">c) Lista de reproducción de música favorita del cliente.</text:p>
      <text:p text:style-name="Standard">d) Descripción detallada de los problemas detectados.</text:p>
      <text:p text:style-name="Standard">¿Cuál de las siguientes opciones describe mejor un campo de "Observaciones" en una plantilla de servicio técnico?</text:p>
      <text:p text:style-name="Standard">a) Espacio para escribir comentarios irrelevantes.</text:p>
      <text:p text:style-name="Standard">b) Sección para anotar detalles adicionales o anotaciones importantes.</text:p>
      <text:p text:style-name="Standard">c) Lista de verificación de tareas realizadas.</text:p>
      <text:p text:style-name="Standard">d) Campo para dibujar imágenes.</text:p>
      <text:p text:style-name="Standard">¿Qué tipo de información no se incluiría generalmente en una plantilla de servicio técnico?</text:p>
      <text:p text:style-name="Standard">a) Información de contacto del cliente.</text:p>
      <text:p text:style-name="Standard">b) Descripción de los síntomas del problema.</text:p>
      <text:p text:style-name="Standard">c) Recetas de cocina favoritas del cliente.</text:p>
      <text:p text:style-name="Standard">d) Fecha y hora de la reparación.</text:p>
      <text:p text:style-name="Standard">¿Qué representa típicamente el campo "Estado" en una plantilla de servicio técnico?</text:p>
      <text:p text:style-name="Standard">a) Condición actual del equipo.</text:p>
      <text:p text:style-name="Standard">b) Estado civil del cliente.</text:p>
      <text:p text:style-name="Standard">c) Clima actual en la ubicación del cliente.</text:p>
      <text:p text:style-name="Standard">d) Código postal del cliente.</text:p>
      <text:p text:style-name="Standard">¿Qué campo es crucial para la identificación del cliente en una plantilla de servicio técnico?</text:p>
      <text:p text:style-name="Standard"><text:soft-page-break/>a) Dirección de correo electrónico.</text:p>
      <text:p text:style-name="Standard">b) Nombre del perro del cliente.</text:p>
      <text:p text:style-name="Standard">c) Número de tarjeta de crédito.</text:p>
      <text:p text:style-name="Standard">d) Dirección postal.</text:p>
      <text:p text:style-name="Standard">¿Cuál de los siguientes documentos se utiliza para registrar los detalles de la reparación realizada en un servicio técnico?</text:p>
      <text:p text:style-name="Standard">a) Factura.</text:p>
      <text:p text:style-name="Standard">b) Presupuesto.</text:p>
      <text:p text:style-name="Standard">c) Orden de trabajo.</text:p>
      <text:p text:style-name="Standard">d) Certificado de regalo.</text:p>
      <text:p text:style-name="Standard">¿Qué es el campo "Fecha de Ingreso" en una plantilla de servicio técnico?</text:p>
      <text:p text:style-name="Standard">a) Fecha en que se realizó la reparación.</text:p>
      <text:p text:style-name="Standard">b) Fecha en que se recibió el equipo para reparación.</text:p>
      <text:p text:style-name="Standard">c) Fecha en que se envió el presupuesto al cliente.</text:p>
      <text:p text:style-name="Standard">d) Fecha de nacimiento del técnico.</text:p>
      <text:p text:style-name="Standard">¿Qué función cumple el campo "Número de Serie" en una plantilla de servicio técnico?</text:p>
      <text:p text:style-name="Standard">a) Identificar el modelo del equipo.</text:p>
      <text:p text:style-name="Standard">b) Identificar el cliente.</text:p>
      <text:p text:style-name="Standard">c) Identificar el color del equipo.</text:p>
      <text:p text:style-name="Standard">d) Identificar el nombre del técnico.</text:p>
      <text:p text:style-name="Standard">¿Qué información se incluye comúnmente en un campo de "Descripción del Problema" en una plantilla de servicio técnico?</text:p>
      <text:p text:style-name="Standard">a) Lista de películas favoritas del cliente.</text:p>
      <text:p text:style-name="Standard">b) Detalles de los síntomas o problemas experimentados por el equipo.</text:p>
      <text:p text:style-name="Standard">c) Dirección de la cafetería favorita del cliente.</text:p>
      <text:p text:style-name="Standard">d) Lista de deseos de vacaciones del cliente.</text:p>
      <text:p text:style-name="Standard">¿Qué campo suele incluir detalles sobre la garantía del equipo en una plantilla de servicio técnico?</text:p>
      <text:p text:style-name="Standard">a) Descripción del Problema.</text:p>
      <text:p text:style-name="Standard">b) Nombre del técnico.</text:p>
      <text:p text:style-name="Standard">c) Fecha de Vencimiento de la Garantía.</text:p>
      <text:p text:style-name="Standard">d) Dirección del Cliente.</text:p>
      <text:p text:style-name="Standard">¿Qué representa el campo "Hora de Ingreso" en una plantilla de servicio técnico?</text:p>
      <text:p text:style-name="Standard">a) Hora de inicio de la reparación.</text:p>
      <text:p text:style-name="Standard">b) Hora a la que se espera que el cliente llegue para recoger el equipo.</text:p>
      <text:p text:style-name="Standard">c) Hora a la que el cliente llamó por primera vez.</text:p>
      <text:p text:style-name="Standard">d) Hora a la que se realizó el diagnóstico inicial.</text:p>
      <text:p text:style-name="Standard">¿Qué tipo de información se registra comúnmente en el campo "Notas Adicionales" en una plantilla de servicio técnico?</text:p>
      <text:p text:style-name="Standard">a) Lista de compras del cliente.</text:p>
      <text:p text:style-name="Standard">b) Detalles adicionales relevantes para la reparación o el servicio.</text:p>
      <text:p text:style-name="Standard">c) Poemas escritos por el cliente.</text:p>
      <text:p text:style-name="Standard">d) Lista de tareas pendientes del técnico.</text:p>
      <text:p text:style-name="Standard">¿Cuál de las siguientes opciones describe mejor el campo "Piezas Reemplazadas" en una plantilla de servicio técnico?</text:p>
      <text:p text:style-name="Standard">a) Lista de ingredientes para una receta.</text:p>
      <text:p text:style-name="Standard">b) Listado de componentes del equipo que requirieron reemplazo.</text:p>
      <text:p text:style-name="Standard">c) Nombres de los amigos del cliente.</text:p>
      <text:p text:style-name="Standard">d) Lista de libros favoritos del cliente.</text:p>
      <text:p text:style-name="Standard">¿Qué función cumple el campo "Firma del Cliente" en una plantilla de servicio técnico?</text:p>
      <text:p text:style-name="Standard">a) Identificar al técnico.</text:p>
      <text:p text:style-name="Standard">b) Confirmar la recepción del equipo reparado por parte del cliente.</text:p>
      <text:p text:style-name="Standard">c) Asegurar el equipo con una firma electrónica.</text:p>
      <text:p text:style-name="Standard"><text:soft-page-break/>d) Solicitar una receta del médico.</text:p>
      <text:p text:style-name="Standard">¿Qué información se incluiría típicamente en un campo de "Modelo" en una plantilla de servicio técnico?</text:p>
      <text:p text:style-name="Standard">a) Color del equipo.</text:p>
      <text:p text:style-name="Standard">b) Marca y número de modelo del equipo.</text:p>
      <text:p text:style-name="Standard">c) Nombre de la mascota del cliente.</text:p>
      <text:p text:style-name="Standard">d) Fecha de nacimiento del cliente.</text:p>
      <text:p text:style-name="Standard">¿Qué representa el campo "Tipo de Servicio" en una plantilla de servicio técnico?</text:p>
      <text:p text:style-name="Standard">a) Método de pago preferido por el cliente.</text:p>
      <text:p text:style-name="Standard">b) Descripción de la tarea que se realizará en el equipo.</text:p>
      <text:p text:style-name="Standard">c) Código postal del cliente.</text:p>
      <text:p text:style-name="Standard">d) Horario de servicio del cliente.</text:p>
      <text:p text:style-name="Standard">¿Qué campo sería más relevante para registrar el número de teléfono del cliente en una plantilla de servicio técnico?</text:p>
      <text:p text:style-name="Standard">a) "Dirección de Correo Electrónico".</text:p>
      <text:p text:style-name="Standard">b) "Número de Seguro Social".</text:p>
      <text:p text:style-name="Standard">c) "Número de Teléfono".</text:p>
      <text:p text:style-name="Standard">d) "Fecha de Nacimiento".</text:p>
      <text:p text:style-name="Standard">¿Qué función cumple el campo "Fecha de Entrega" en una plantilla de servicio técnico?</text:p>
      <text:p text:style-name="Standard">a) Fecha en que se solicitó la reparación.</text:p>
      <text:p text:style-name="Standard">b) Fecha en que se envió la factura al cliente.</text:p>
      <text:p text:style-name="Standard">c) Fecha en que se espera que el cliente recoja el equipo reparado.</text:p>
      <text:p text:style-name="Standard">d) Fecha en que se realizó la reparación.</text:p>
      <text:p text:style-name="Standard">¿Cuál de las siguientes opciones describe mejor el campo "Costo Estimado" en una plantilla de servicio técnico?</text:p>
      <text:p text:style-name="Standard">a) Monto que el cliente pagó por adelantado.</text:p>
      <text:p text:style-name="Standard">b) Monto que se espera que pague el cliente por la reparación.</text:p>
      <text:p text:style-name="Standard">c) Monto total que el cliente ha gastado en su vida.</text:p>
      <text:p text:style-name="Standard">d) Monto que el cliente espera recibir como reembolso.</text:p>
      <text:p text:style-name="Standard">¿Qué representa el campo "Descripción de la Reparación" en una plantilla de servicio técnico?</text:p>
      <text:p text:style-name="Standard">a) Resumen de la película favorita del técnico.</text:p>
      <text:p text:style-name="Standard">b) Descripción detallada de las reparaciones realizadas en el equipo.</text:p>
      <text:p text:style-name="Standard">c) Lista de reproducción de música favorita del cliente.</text:p>
      <text:p text:style-name="Standard">d) Lista de compras del técnico.</text:p>
      <text:p text:style-name="Standard">¿Qué información es esencial en un campo de "Número de Pedido" en una plantilla de servicio técnico?</text:p>
      <text:p text:style-name="Standard">a) Número de serie del equipo.</text:p>
      <text:p text:style-name="Standard">b) Número de pedido asignado por el cliente.</text:p>
      <text:p text:style-name="Standard">c) Número de placa del vehículo del cliente.</text:p>
      <text:p text:style-name="Standard">d) Número de identificación del técnico.</text:p>
      <text:p text:style-name="Standard">¿Qué representa el campo "Fecha de Vencimiento de la Garantía" en una plantilla de servicio técnico?</text:p>
      <text:p text:style-name="Standard">a) Fecha en que se espera que el cliente pague la factura.</text:p>
      <text:p text:style-name="Standard">b) Fecha en que expira la garantía del equipo.</text:p>
      <text:p text:style-name="Standard">c) Fecha en que se realizó la compra del equipo.</text:p>
      <text:p text:style-name="Standard">d) Fecha en que se espera que el técnico realice la reparación.</text:p>
      <text:p text:style-name="Standard">¿Qué tipo de información se registra comúnmente en un campo de "Diagnóstico" en una plantilla de servicio técnico?</text:p>
      <text:p text:style-name="Standard">a) Resumen de la serie de televisión favorita del cliente.</text:p>
      <text:p text:style-name="Standard">b) Análisis de los problemas detectados en el equipo.</text:p>
      <text:p text:style-name="Standard">c) Lista de compras del técnico.</text:p>
      <text:p text:style-name="Standard">d) Lista de verificación de tareas realizadas por el cliente.</text:p>
      <text:p text:style-name="Standard"><text:soft-page-break/>¿Cuál de las siguientes opciones describe mejor el campo "Condición del Equipo" en una plantilla de servicio técnico?</text:p>
      <text:p text:style-name="Standard">a) Estado actual del equipo antes de la reparación.</text:p>
      <text:p text:style-name="Standard">b) Color del equipo.</text:p>
      <text:p text:style-name="Standard">c) Lista de reparaciones futuras necesarias.</text:p>
      <text:p text:style-name="Standard">d) Número de teléfono del cliente.</text:p>
      <text:p text:style-name="Standard">¿Cuál es la importancia del mantenimiento preventivo en el funcionamiento óptimo de una computadora portátil?</text:p>
      <text:p text:style-name="Standard">a) Para corregir problemas después de que ocurran.</text:p>
      <text:p text:style-name="Standard">b) Para minimizar el tiempo de inactividad y evitar costosos fallos.</text:p>
      <text:p text:style-name="Standard">c) No es necesario, ya que las computadoras portátiles son inherentemente confiables.</text:p>
      <text:p text:style-name="Standard">d) Para reducir el costo de reemplazo de la computadora.</text:p>
      <text:p text:style-name="Standard">¿Cuál es una práctica común de mantenimiento preventivo para un teclado de computadora?</text:p>
      <text:p text:style-name="Standard">a) No realizar ninguna limpieza regular.</text:p>
      <text:p text:style-name="Standard">b) Limpiar las teclas regularmente con un paño húmedo.</text:p>
      <text:p text:style-name="Standard">c) Utilizar el teclado con las manos mojadas.</text:p>
      <text:p text:style-name="Standard">d) Ignorar las teclas que no funcionan correctamente.</text:p>
      <text:p text:style-name="Standard">¿Por qué es importante mantener limpios los ventiladores de refrigeración en una computadora de escritorio?</text:p>
      <text:p text:style-name="Standard">a) Para reducir el consumo de energía.</text:p>
      <text:p text:style-name="Standard">b) Para prevenir el sobrecalentamiento y prolongar la vida útil de la computadora.</text:p>
      <text:p text:style-name="Standard">c) No es necesario, ya que el polvo no afecta el rendimiento de la computadora.</text:p>
      <text:p text:style-name="Standard">d) Para aumentar la velocidad de procesamiento.</text:p>
      <text:p text:style-name="Standard">¿Cuál es una medida de mantenimiento preventivo para evitar la pérdida de datos en un disco duro?</text:p>
      <text:p text:style-name="Standard">a) No realizar copias de seguridad regulares.</text:p>
      <text:p text:style-name="Standard">b) Utilizar software de recuperación de datos en caso de fallo.</text:p>
      <text:p text:style-name="Standard">c) Realizar copias de seguridad periódicas en un dispositivo de almacenamiento externo.</text:p>
      <text:p text:style-name="Standard">d) No utilizar antivirus en la computadora.</text:p>
      <text:p text:style-name="Standard">¿Por qué es importante mantener actualizado el sistema operativo de una computadora?</text:p>
      <text:p text:style-name="Standard">a) Para garantizar la compatibilidad con el software más reciente.</text:p>
      <text:p text:style-name="Standard">b) No es necesario actualizar el sistema operativo.</text:p>
      <text:p text:style-name="Standard">c) Para aumentar el consumo de energía.</text:p>
      <text:p text:style-name="Standard">d) Para mejorar la velocidad de procesamiento.</text:p>
      <text:p text:style-name="Standard">¿Qué puede causar un deterioro en la calidad de impresión de una impresora de inyección de tinta?</text:p>
      <text:p text:style-name="Standard">a) Acumulación de tinta en el cabezal de impresión.</text:p>
      <text:p text:style-name="Standard">b) Exceso de limpieza del cabezal de impresión.</text:p>
      <text:p text:style-name="Standard">c) Utilización de papel de alta calidad.</text:p>
      <text:p text:style-name="Standard">d) Actualización de los controladores de impresora.</text:p>
      <text:p text:style-name="Standard">¿Cuál es una medida de mantenimiento preventivo para evitar la obstrucción de los cabezales de impresión en una impresora de inyección de tinta?</text:p>
      <text:p text:style-name="Standard">a) Utilizar cartuchos de tinta de diferentes marcas.</text:p>
      <text:p text:style-name="Standard">b) Realizar impresiones continuas sin interrupciones.</text:p>
      <text:p text:style-name="Standard">c) Ejecutar regularmente ciclos de limpieza de cabezales.</text:p>
      <text:p text:style-name="Standard">d) No utilizar papel de alta calidad.</text:p>
      <text:p text:style-name="Standard">¿Por qué es importante realizar copias de seguridad periódicas en una computadora de escritorio?</text:p>
      <text:p text:style-name="Standard">a) Para ocupar más espacio en el disco duro.</text:p>
      <text:p text:style-name="Standard">b) Para garantizar la integridad y disponibilidad de los datos en caso de fallo del sistema.</text:p>
      <text:p text:style-name="Standard">c) No es necesario realizar copias de seguridad.</text:p>
      <text:p text:style-name="Standard">d) Para mejorar la velocidad de procesamiento.</text:p>
      <text:p text:style-name="Standard">¿Cuál es una medida de mantenimiento preventivo para evitar la acumulación de polvo en una computadora de escritorio?</text:p>
      <text:p text:style-name="Standard">a) No realizar limpieza regular.</text:p>
      <text:p text:style-name="Standard"><text:soft-page-break/>b) Utilizar la computadora en un entorno con alta humedad.</text:p>
      <text:p text:style-name="Standard">c) Limpiar regularmente los componentes internos con aire comprimido.</text:p>
      <text:p text:style-name="Standard">d) No utilizar filtros de aire.</text:p>
      <text:p text:style-name="Standard">¿Por qué es importante realizar una desfragmentación regular en un disco duro?</text:p>
      <text:p text:style-name="Standard">a) Para borrar permanentemente los datos.</text:p>
      <text:p text:style-name="Standard">b) Para mejorar el rendimiento del disco duro al reorganizar los archivos fragmentados.</text:p>
      <text:p text:style-name="Standard">c) No es necesario desfragmentar un disco duro.</text:p>
      <text:p text:style-name="Standard">d) Para aumentar el consumo de energía.</text:p>
      <text:p text:style-name="Standard"/>
      <text:p text:style-name="Standard">¿Qué es un virus informático?</text:p>
      <text:p text:style-name="Standard">a) Un software que protege contra malware.</text:p>
      <text:p text:style-name="Standard">b) Un programa malicioso diseñado para replicarse y dañar sistemas.</text:p>
      <text:p text:style-name="Standard">c) Una medida de seguridad para redes inalámbricas.</text:p>
      <text:p text:style-name="Standard">d) Un servicio de almacenamiento en la nube.</text:p>
      <text:p text:style-name="Standard">¿Cuál de las siguientes acciones es una característica común de los virus de gusano?</text:p>
      <text:p text:style-name="Standard">a) Ocultan archivos importantes.</text:p>
      <text:p text:style-name="Standard">b) Se propagan a través de redes y dispositivos conectados.</text:p>
      <text:p text:style-name="Standard">c) Modifican la configuración del sistema operativo.</text:p>
      <text:p text:style-name="Standard">d) Bloquean el acceso a sitios web específicos.</text:p>
      <text:p text:style-name="Standard">¿Qué tipo de malware se oculta dentro de otro programa y se activa cuando se ejecuta el programa huésped?</text:p>
      <text:p text:style-name="Standard">a) Virus de macro.</text:p>
      <text:p text:style-name="Standard">b) Virus de boot.</text:p>
      <text:p text:style-name="Standard">c) Troyano.</text:p>
      <text:p text:style-name="Standard">d) Spyware.</text:p>
      <text:p text:style-name="Standard">¿Cuál de las siguientes afirmaciones describe mejor un ataque de phishing?</text:p>
      <text:p text:style-name="Standard">a) Un ataque que intenta robar información confidencial haciéndose pasar por una entidad legítima.</text:p>
      <text:p text:style-name="Standard">b) Un ataque que infecta el sector de arranque de un disco duro.</text:p>
      <text:p text:style-name="Standard">c) Un ataque que secuestra los datos del usuario y los cifra para su rescate.</text:p>
      <text:p text:style-name="Standard">d) Un ataque que ralentiza el rendimiento del sistema.</text:p>
      <text:p text:style-name="Standard">¿Cuál es el objetivo principal de un ataque de ransomware?</text:p>
      <text:p text:style-name="Standard">a) Robar información confidencial.</text:p>
      <text:p text:style-name="Standard">b) Dañar físicamente los dispositivos.</text:p>
      <text:p text:style-name="Standard">c) Secuestrar datos y exigir un rescate.</text:p>
      <text:p text:style-name="Standard">d) Espiar la actividad del usuario en línea.</text:p>
      <text:p text:style-name="Standard">¿Qué tipo de malware se enfoca en robar información confidencial, como contraseñas y datos bancarios?</text:p>
      <text:p text:style-name="Standard">a) Ransomware.</text:p>
      <text:p text:style-name="Standard">b) Spyware.</text:p>
      <text:p text:style-name="Standard">c) Adware.</text:p>
      <text:p text:style-name="Standard">d) Gusano.</text:p>
      <text:p text:style-name="Standard">¿Cuál de las siguientes opciones describe mejor un ataque de denegación de servicio (DDoS)?</text:p>
      <text:p text:style-name="Standard">a) Un ataque que bloquea el acceso a sitios web específicos.</text:p>
      <text:p text:style-name="Standard">b) Un ataque que secuestra la cámara web del usuario.</text:p>
      <text:p text:style-name="Standard">c) Un ataque que cifra los datos del usuario y exige un rescate.</text:p>
      <text:p text:style-name="Standard">d) Un ataque que sobrecarga un sistema con tráfico malicioso para que no pueda responder a las solicitudes legítimas.</text:p>
      <text:p text:style-name="Standard">¿Qué es el malware de rootkit?</text:p>
      <text:p text:style-name="Standard">a) Un tipo de virus que se replica a través de correos electrónicos.</text:p>
      <text:p text:style-name="Standard">b) Un software que protege contra amenazas de seguridad.</text:p>
      <text:p text:style-name="Standard">c) Un malware diseñado para ocultar la presencia de otros programas maliciosos.</text:p>
      <text:p text:style-name="Standard">d) Una herramienta de seguridad que protege contra ataques DDoS.</text:p>
      <text:p text:style-name="Standard"><text:soft-page-break/>¿Cuál de las siguientes acciones es una característica común de los virus de macro?</text:p>
      <text:p text:style-name="Standard">a) Infectan el sector de arranque del disco duro.</text:p>
      <text:p text:style-name="Standard">b) Se propagan a través de dispositivos USB.</text:p>
      <text:p text:style-name="Standard">c) Se adjuntan a documentos y utilizan macros para ejecutar código malicioso.</text:p>
      <text:p text:style-name="Standard">d) Modifican el registro del sistema operativo.</text:p>
      <text:p text:style-name="Standard">¿Qué es el spyware?</text:p>
      <text:p text:style-name="Standard">a) Un software que protege contra ataques de phishing.</text:p>
      <text:p text:style-name="Standard">b) Un tipo de malware diseñado para espiar la actividad del usuario.</text:p>
      <text:p text:style-name="Standard">c) Un programa que elimina virus del sistema.</text:p>
      <text:p text:style-name="Standard">d) Una herramienta de seguridad para proteger contra ataques de ransomware.</text:p>
      <text:p text:style-name="Standard">¿Cuál de las siguientes opciones describe mejor un ataque de ingeniería social?</text:p>
      <text:p text:style-name="Standard">a) Un ataque que utiliza fuerza bruta para descifrar contraseñas.</text:p>
      <text:p text:style-name="Standard">b) Un ataque que manipula a las personas para obtener información confidencial.</text:p>
      <text:p text:style-name="Standard">c) Un ataque que explota vulnerabilidades en el software.</text:p>
      <text:p text:style-name="Standard">d) Un ataque que sobrecarga un sistema con tráfico malicioso.</text:p>
      <text:p text:style-name="Standard">¿Qué herramienta se utiliza comúnmente para diagnosticar errores lógicos en el sistema operativo de una computadora?</text:p>
      <text:p text:style-name="Standard">a) Monitor de recursos</text:p>
      <text:p text:style-name="Standard">b) Visor de eventos</text:p>
      <text:p text:style-name="Standard">c) Multímetro</text:p>
      <text:p text:style-name="Standard">d) Osciloscopio</text:p>
      <text:p text:style-name="Standard">¿Cuál de las siguientes herramientas se utiliza para verificar la integridad de los archivos del sistema y reparar errores en un disco duro?</text:p>
      <text:p text:style-name="Standard">a) Administrador de dispositivos</text:p>
      <text:p text:style-name="Standard">b) CHKDSK (Comprobador de disco)</text:p>
      <text:p text:style-name="Standard">c) Ping</text:p>
      <text:p text:style-name="Standard">d) Wireshark</text:p>
      <text:p text:style-name="Standard">¿Qué herramienta se utiliza para monitorear el tráfico de red y detectar posibles problemas de conectividad?</text:p>
      <text:p text:style-name="Standard">a) Tracert</text:p>
      <text:p text:style-name="Standard">b) Speedtest</text:p>
      <text:p text:style-name="Standard">c) Netstat</text:p>
      <text:p text:style-name="Standard">d) Wireshark</text:p>
      <text:p text:style-name="Standard">¿Cuál de las siguientes herramientas se utiliza para identificar y eliminar software malicioso en una computadora?</text:p>
      <text:p text:style-name="Standard">a) Firewall</text:p>
      <text:p text:style-name="Standard">b) Antivirus</text:p>
      <text:p text:style-name="Standard">c) Ping</text:p>
      <text:p text:style-name="Standard">d) Administrador de tareas</text:p>
      <text:p text:style-name="Standard">¿Qué herramienta se utiliza para comprobar la conexión entre una computadora y un dispositivo periférico, como una impresora o un escáner?</text:p>
      <text:p text:style-name="Standard">a) Administrador de dispositivos</text:p>
      <text:p text:style-name="Standard">b) Nmap</text:p>
      <text:p text:style-name="Standard">c) CMD</text:p>
      <text:p text:style-name="Standard">d) PuTTY</text:p>
      <text:p text:style-name="Standard">¿Cuál de las siguientes herramientas se utiliza para realizar pruebas de rendimiento en una computadora y detectar posibles cuellos de botella?</text:p>
      <text:p text:style-name="Standard">a) Benchmark</text:p>
      <text:p text:style-name="Standard">b) CMD</text:p>
      <text:p text:style-name="Standard">c) Traceroute</text:p>
      <text:p text:style-name="Standard">d) Wireshark</text:p>
      <text:p text:style-name="Standard"><text:soft-page-break/>¿Qué herramienta se utiliza para verificar la integridad de los componentes de hardware de una computadora, como la memoria RAM y el disco duro?</text:p>
      <text:p text:style-name="Standard">a) Multímetro</text:p>
      <text:p text:style-name="Standard">b) Memtest86</text:p>
      <text:p text:style-name="Standard">c) Speedtest</text:p>
      <text:p text:style-name="Standard">d) Visor de eventos</text:p>
      <text:p text:style-name="Standard">¿Cuál de las siguientes herramientas se utiliza para administrar y solucionar problemas relacionados con los controladores de dispositivo en Windows?</text:p>
      <text:p text:style-name="Standard">a) Administrador de dispositivos</text:p>
      <text:p text:style-name="Standard">b) Disk Cleanup</text:p>
      <text:p text:style-name="Standard">c) CMD</text:p>
      <text:p text:style-name="Standard">d) Netstat</text:p>
      <text:p text:style-name="Standard">¿Qué herramienta se utiliza para analizar y solucionar problemas de conectividad a Internet en una computadora?</text:p>
      <text:p text:style-name="Standard">a) Ping</text:p>
      <text:p text:style-name="Standard">b) Tracert</text:p>
      <text:p text:style-name="Standard">c) CMD</text:p>
      <text:p text:style-name="Standard">d) PuTTY</text:p>
      <text:p text:style-name="Standard">¿Cuál de las siguientes herramientas se utiliza para verificar la integridad de los cables de red y detectar posibles problemas de conexión?</text:p>
      <text:p text:style-name="Standard">a) Tester de cables</text:p>
      <text:p text:style-name="Standard">b) Speedtest</text:p>
      <text:p text:style-name="Standard">c) CMD</text:p>
      <text:p text:style-name="Standard">d) Wireshark</text:p>
      <text:p text:style-name="Standard">¿Qué herramienta se utiliza para realizar pruebas de diagnóstico en la tarjeta madre de una computadora?</text:p>
      <text:p text:style-name="Standard">a) Multímetro</text:p>
      <text:p text:style-name="Standard">b) Memtest86</text:p>
      <text:p text:style-name="Standard">c) Benchmark</text:p>
      <text:p text:style-name="Standard">d) Visor de eventos</text:p>
      <text:p text:style-name="Standard">¿Cuál de las siguientes herramientas se utiliza para analizar el rendimiento del disco duro y detectar posibles sectores defectuosos?</text:p>
      <text:p text:style-name="Standard">a) CHKDSK (Comprobador de disco)</text:p>
      <text:p text:style-name="Standard">b) Netstat</text:p>
      <text:p text:style-name="Standard">c) PuTTY</text:p>
      <text:p text:style-name="Standard">d) Nmap</text:p>
      <text:p text:style-name="Standard">¿Qué herramienta se utiliza para monitorear el rendimiento del sistema operativo y detectar posibles problemas de recursos?</text:p>
      <text:p text:style-name="Standard">a) Monitor de recursos</text:p>
      <text:p text:style-name="Standard">b) Traceroute</text:p>
      <text:p text:style-name="Standard">c) Ping</text:p>
      <text:p text:style-name="Standard">d) CMD</text:p>
      <text:p text:style-name="Standard">¿Cuál de las siguientes herramientas se utiliza para realizar pruebas de estrés en la CPU y la GPU de una computadora?</text:p>
      <text:p text:style-name="Standard">a) Benchmark</text:p>
      <text:p text:style-name="Standard">b) Memtest86</text:p>
      <text:p text:style-name="Standard">c) Speedtest</text:p>
      <text:p text:style-name="Standard">d) Wireshark</text:p>
      <text:p text:style-name="Standard">¿Qué herramienta se utiliza para analizar el tráfico de red y detectar posibles intrusiones o actividades sospechosas?</text:p>
      <text:p text:style-name="Standard">a) Wireshark</text:p>
      <text:p text:style-name="Standard">b) PuTTY</text:p>
      <text:p text:style-name="Standard"><text:soft-page-break/>c) Nmap</text:p>
      <text:p text:style-name="Standard">d) CMD</text:p>
      <text:p text:style-name="Standard">¿Cuál de las siguientes herramientas se utiliza para administrar y solucionar problemas relacionados con los servicios del sistema operativo en Windows?</text:p>
      <text:p text:style-name="Standard">a) MSCONFIG</text:p>
      <text:p text:style-name="Standard">b) Disk Cleanup</text:p>
      <text:p text:style-name="Standard">c) Netstat</text:p>
      <text:p text:style-name="Standard">d) Visor de eventos</text:p>
      <text:p text:style-name="Standard">¿Qué herramienta se utiliza para realizar pruebas de conectividad entre dispositivos de red, como computadoras y enrutadores?</text:p>
      <text:p text:style-name="Standard">a) Ping</text:p>
      <text:p text:style-name="Standard">b) Tracert</text:p>
      <text:p text:style-name="Standard">c) CMD</text:p>
      <text:p text:style-name="Standard">d) PuTTY</text:p>
      <text:p text:style-name="Standard">¿Cuál de las siguientes herramientas se utiliza para realizar auditorías de seguridad en una red informática?</text:p>
      <text:p text:style-name="Standard">a) Nmap</text:p>
      <text:p text:style-name="Standard">b) Speedtest</text:p>
      <text:p text:style-name="Standard">c) Memtest86</text:p>
      <text:p text:style-name="Standard">d) Benchmark</text:p>
      <text:p text:style-name="Standard">¿Qué herramienta se utiliza para realizar copias de seguridad de archivos y datos importantes en una computadora?</text:p>
      <text:p text:style-name="Standard">a) Backup</text:p>
      <text:p text:style-name="Standard">b) Restore</text:p>
      <text:p text:style-name="Standard">c) CMD</text:p>
      <text:p text:style-name="Standard">d) PuTTY</text:p>
      <text:p text:style-name="Standard">¿Cuál de las siguientes herramientas se utiliza para verificar la integridad de los archivos del sistema y restaurar versiones anteriores en caso de corrupción?</text:p>
      <text:p text:style-name="Standard">a) SFC (System File Checker)</text:p>
      <text:p text:style-name="Standard">b) CHKDSK (Comprobador de disco)</text:p>
      <text:p text:style-name="Standard">c) Ping</text:p>
      <text:p text:style-name="Standard">d) Tracert</text:p>
      <text:p text:style-name="Standard">¿Qué es un keylogger?</text:p>
      <text:p text:style-name="Standard">a) Un tipo de ransomware.</text:p>
      <text:p text:style-name="Standard">b) Un dispositivo que protege contra ataques de phishing.</text:p>
      <text:p text:style-name="Standard">c) Un malware que registra las pulsaciones de teclas del usuario.</text:p>
      <text:p text:style-name="Standard">d) Un programa que elimina virus del sistema.</text:p>
      <text:p text:style-name="Standard">¿Cuál de las siguientes afirmaciones describe mejor un ataque de ingeniería inversa?</text:p>
      <text:p text:style-name="Standard">a) Un ataque que utiliza fuerza bruta para descifrar contraseñas.</text:p>
      <text:p text:style-name="Standard">b) Un ataque que manipula a las personas para obtener información confidencial.</text:p>
      <text:p text:style-name="Standard">c) Un ataque que analiza el código fuente de un programa para encontrar vulnerabilidades.</text:p>
      <text:p text:style-name="Standard">d) Un ataque que utiliza malware para espiar la actividad del usuario.</text:p>
      <text:p text:style-name="Standard">¿Qué es el adware?</text:p>
      <text:p text:style-name="Standard">a) Un tipo de malware diseñado para robar información confidencial.</text:p>
      <text:p text:style-name="Standard">b) Un programa que elimina virus del sistema.</text:p>
      <text:p text:style-name="Standard">c) Un software que muestra anuncios no deseados.</text:p>
      <text:p text:style-name="Standard">d) Una herramienta de seguridad para proteger contra ataques de phishing.</text:p>
      <text:p text:style-name="Standard">¿Cuál de las siguientes opciones describe mejor un ataque de suplantación de identidad?</text:p>
      <text:p text:style-name="Standard">a) Un ataque que bloquea el acceso a sitios web específicos.</text:p>
      <text:p text:style-name="Standard">b) Un ataque que secuestra la cámara web del usuario.</text:p>
      <text:p text:style-name="Standard">c) Un ataque que utiliza información falsa para hacerse pasar por otra persona.</text:p>
      <text:p text:style-name="Standard">d) Un ataque que cifra los datos del usuario y exige un rescate.</text:p>
      <text:p text:style-name="Standard"><text:soft-page-break/>¿Qué es un virus de boot?</text:p>
      <text:p text:style-name="Standard">a) Un tipo de malware que se propaga a través de dispositivos USB.</text:p>
      <text:p text:style-name="Standard">b) Un programa que elimina virus del sistema.</text:p>
      <text:p text:style-name="Standard">c) Un virus que infecta el sector de arranque del disco duro.</text:p>
      <text:p text:style-name="Standard">d) Un software que protege contra ataques de phishing.</text:p>
      <text:p text:style-name="Standard">¿Cuál de las siguientes acciones es una característica común de los ataques de malware de cifrado?</text:p>
      <text:p text:style-name="Standard">a) Bloquean el acceso a sitios web específicos.</text:p>
      <text:p text:style-name="Standard">b) Modifican la configuración del sistema operativo.</text:p>
      <text:p text:style-name="Standard">c) Secuestran datos y los cifran para su rescate.</text:p>
      <text:p text:style-name="Standard">d) Sobrecargan un sistema con tráfico malicioso.</text:p>
      <text:p text:style-name="Standard">¿Qué es un virus de ransomware?</text:p>
      <text:p text:style-name="Standard">a) Un tipo de malware diseñado para robar información confidencial.</text:p>
      <text:p text:style-name="Standard">b) Un software que protege contra ataques de phishing.</text:p>
      <text:p text:style-name="Standard">c) Un malware que secuestra datos y exige un rescate.</text:p>
      <text:p text:style-name="Standard">d) Una herramienta de seguridad para proteger contra ataques de DDoS.</text:p>
      <text:p text:style-name="Standard">¿Cuál de las siguientes opciones describe mejor un ataque de secuestro de sesión?</text:p>
      <text:p text:style-name="Standard">a) Un ataque que bloquea el acceso a sitios web específicos.</text:p>
      <text:p text:style-name="Standard">b) Un ataque que intercepta y controla la sesión de un usuario en línea.</text:p>
      <text:p text:style-name="Standard">c) Un ataque que utiliza información falsa para hacerse pasar por otra persona.</text:p>
      <text:p text:style-name="Standard">d) Un ataque que manipula a las personas para obtener información confidencial.</text:p>
      <text:p text:style-name="Standard">¿Qué es el malware de botnet?</text:p>
      <text:p text:style-name="Standard">a) Un tipo de virus que infecta el sector de arranque del disco duro.</text:p>
      <text:p text:style-name="Standard">b) Un programa que elimina virus del sistema.</text:p>
      <text:p text:style-name="Standard">c) Un malware que controla remotamente una red de dispositivos comprometidos.</text:p>
      <text:p text:style-name="Standard">d) Una herramienta de seguridad para proteger contra ataques de phishing.</text:p>
      <text:p text:style-name="Standard">¿Cuál de las siguientes acciones es una característica común de los ataques de ingeniería social?</text:p>
      <text:p text:style-name="Standard">a) Manipulan a las personas para obtener información confidencial.</text:p>
      <text:p text:style-name="Standard">b) Sobrecargan un sistema con tráfico malicioso.</text:p>
      <text:p text:style-name="Standard">c) Modifican la configuración del sistema operativo.</text:p>
      <text:p text:style-name="Standard">d) Secuestran datos y los cifran para su rescate.</text:p>
      <text:p text:style-name="Standard">¿Qué es el malware de adware?</text:p>
      <text:p text:style-name="Standard">a) Un tipo de software que protege contra amenazas de seguridad.</text:p>
      <text:p text:style-name="Standard">b) Un programa que muestra anuncios no deseados.</text:p>
      <text:p text:style-name="Standard">c) Un malware diseñado para espiar la actividad del usuario.</text:p>
      <text:p text:style-name="Standard">d) Una herramienta de seguridad para proteger contra ataques de ransomware.</text:p>
      <text:p text:style-name="Standard">¿Cuál de las siguientes opciones describe mejor un ataque de secuestro de DNS?</text:p>
      <text:p text:style-name="Standard">a) Un ataque que bloquea el acceso a sitios web específicos.</text:p>
      <text:p text:style-name="Standard">b) Un ataque que manipula la resolución de nombres de dominio para redirigir a los usuarios a sitios maliciosos.</text:p>
      <text:p text:style-name="Standard">c) Un ataque que cifra los datos del usuario y exige un rescate.</text:p>
      <text:p text:style-name="Standard">d) Un ataque que utiliza información falsa para hacerse pasar por otra persona.</text:p>
      <text:p text:style-name="Standard">¿Qué es el malware de troyano?</text:p>
      <text:p text:style-name="Standard">a) Un tipo de virus que se propaga a través de correos electrónicos.</text:p>
      <text:p text:style-name="Standard">b) Un programa que elimina virus del sistema.</text:p>
      <text:p text:style-name="Standard">c) Un malware que se hace pasar por software legítimo para engañar a los usuarios y obtener acceso no autorizado.</text:p>
      <text:p text:style-name="Standard">d) Una herramienta de seguridad para proteger contra ataques de phishing.</text:p>
      <text:p text:style-name="Standard"/>
      <text:p text:style-name="Standard">¿Qué mensaje de pantalla indica un fallo en la detección de la memoria RAM durante el arranque del sistema?</text:p>
      <text:p text:style-name="Standard">a) "Error de lectura de disco"</text:p>
      <text:p text:style-name="Standard">b) "No se encontró ningún dispositivo de arranque"</text:p>
      <text:p text:style-name="Standard"><text:soft-page-break/>c) "Error de memoria"</text:p>
      <text:p text:style-name="Standard">d) "No se pudo cargar el sistema operativo"</text:p>
      <text:p text:style-name="Standard">¿Qué mensaje de pantalla indica un problema con el disco duro durante el inicio del sistema operativo?</text:p>
      <text:p text:style-name="Standard">a) "Error de memoria CMOS"</text:p>
      <text:p text:style-name="Standard">b) "No se encontró ningún dispositivo de arranque"</text:p>
      <text:p text:style-name="Standard">c) "Error de lectura de disco"</text:p>
      <text:p text:style-name="Standard">d) "No se pudo cargar el sistema operativo"</text:p>
      <text:p text:style-name="Standard">¿Qué mensaje de pantalla indica un fallo en el ventilador de la CPU en el BIOS o UEFI?</text:p>
      <text:p text:style-name="Standard">a) "Falla de arranque"</text:p>
      <text:p text:style-name="Standard">b) "Error de CPU Fan"</text:p>
      <text:p text:style-name="Standard">c) "Error de lectura de disco"</text:p>
      <text:p text:style-name="Standard">d) "No se pudo cargar el sistema operativo"</text:p>
      <text:p text:style-name="Standard">¿Qué mensaje de pantalla indica un error en la configuración del reloj del sistema (RTC) en el BIOS o UEFI?</text:p>
      <text:p text:style-name="Standard">a) "Error de memoria CMOS"</text:p>
      <text:p text:style-name="Standard">b) "Error de teclado"</text:p>
      <text:p text:style-name="Standard">c) "Error de lectura de disco"</text:p>
      <text:p text:style-name="Standard">d) "No se pudo cargar el sistema operativo"</text:p>
      <text:p text:style-name="Standard">¿Qué mensaje de pantalla indica un problema con el controlador de dispositivo de la tarjeta gráfica durante el inicio del sistema operativo?</text:p>
      <text:p text:style-name="Standard">a) "Error de memoria"</text:p>
      <text:p text:style-name="Standard">b) "Error de lectura de disco"</text:p>
      <text:p text:style-name="Standard">c) "No se encontró ningún dispositivo de arranque"</text:p>
      <text:p text:style-name="Standard">d) "No se pudo cargar el sistema operativo"</text:p>
      <text:p text:style-name="Standard">¿Qué mensaje de pantalla indica un fallo en la detección de la batería del CMOS durante el arranque del sistema?</text:p>
      <text:p text:style-name="Standard">a) "Error de batería CMOS"</text:p>
      <text:p text:style-name="Standard">b) "Error de lectura de disco"</text:p>
      <text:p text:style-name="Standard">c) "No se encontró ningún dispositivo de arranque"</text:p>
      <text:p text:style-name="Standard">d) "No se pudo cargar el sistema operativo"</text:p>
      <text:p text:style-name="Standard">¿Qué mensaje de pantalla indica un problema con el teclado durante el inicio del sistema operativo?</text:p>
      <text:p text:style-name="Standard">a) "Error de teclado"</text:p>
      <text:p text:style-name="Standard">b) "Error de memoria CMOS"</text:p>
      <text:p text:style-name="Standard">c) "Error de lectura de disco"</text:p>
      <text:p text:style-name="Standard">d) "No se pudo cargar el sistema operativo"</text:p>
      <text:p text:style-name="Standard">¿Qué mensaje de pantalla indica un error de configuración del arranque en el BIOS o UEFI?</text:p>
      <text:p text:style-name="Standard">a) "Error de memoria"</text:p>
      <text:p text:style-name="Standard">b) "No se encontró ningún dispositivo de arranque"</text:p>
      <text:p text:style-name="Standard">c) "Error de teclado"</text:p>
      <text:p text:style-name="Standard">d) "No se pudo cargar el sistema operativo"</text:p>
      <text:p text:style-name="Standard">¿Qué mensaje de pantalla indica un problema con la tarjeta de red durante el inicio del sistema operativo?</text:p>
      <text:p text:style-name="Standard">a) "Error de memoria CMOS"</text:p>
      <text:p text:style-name="Standard">b) "Error de lectura de disco"</text:p>
      <text:p text:style-name="Standard">c) "Error de red"</text:p>
      <text:p text:style-name="Standard">d) "No se pudo cargar el sistema operativo"</text:p>
      <text:p text:style-name="Standard">¿Qué mensaje de pantalla indica un error de autenticación en el BIOS o UEFI?</text:p>
      <text:p text:style-name="Standard">a) "Error de autenticación"</text:p>
      <text:p text:style-name="Standard">b) "Error de lectura de disco"</text:p>
      <text:p text:style-name="Standard">c) "Error de teclado"</text:p>
      <text:p text:style-name="Standard">d) "No se pudo cargar el sistema operativo"</text:p>
      <text:p text:style-name="Standard"><text:soft-page-break/>¿Qué mensaje de pantalla indica un problema con la fuente de alimentación durante el inicio del sistema operativo?</text:p>
      <text:p text:style-name="Standard">a) "Error de memoria"</text:p>
      <text:p text:style-name="Standard">b) "Error de lectura de disco"</text:p>
      <text:p text:style-name="Standard">c) "Error de alimentación"</text:p>
      <text:p text:style-name="Standard">d) "No se pudo cargar el sistema operativo"</text:p>
      <text:p text:style-name="Standard">¿Qué mensaje de pantalla indica un fallo en la detección de dispositivos USB durante el arranque del sistema?</text:p>
      <text:p text:style-name="Standard">a) "Error de memoria CMOS"</text:p>
      <text:p text:style-name="Standard">b) "Error de USB"</text:p>
      <text:p text:style-name="Standard">c) "Error de lectura de disco"</text:p>
      <text:p text:style-name="Standard">d) "No se pudo cargar el sistema operativo"</text:p>
      <text:p text:style-name="Standard">¿Qué mensaje de pantalla indica un problema con la tarjeta de sonido durante el inicio del sistema operativo?</text:p>
      <text:p text:style-name="Standard">a) "Error de sonido"</text:p>
      <text:p text:style-name="Standard">b) "Error de lectura de disco"</text:p>
      <text:p text:style-name="Standard">c) "Error de memoria CMOS"</text:p>
      <text:p text:style-name="Standard">d) "No se pudo cargar el sistema operativo"</text:p>
      <text:p text:style-name="Standard">¿Qué mensaje de pantalla indica un fallo en la detección de dispositivos SATA durante el arranque del sistema?</text:p>
      <text:p text:style-name="Standard">a) "Error de disco SATA"</text:p>
      <text:p text:style-name="Standard">b) "Error de lectura de disco"</text:p>
      <text:p text:style-name="Standard">c) "Error de memoria"</text:p>
      <text:p text:style-name="Standard">d) "No se pudo cargar el sistema operativo"</text:p>
      <text:p text:style-name="Standard">¿Qué mensaje de pantalla indica un problema con el controlador de dispositivo del mouse durante el inicio del sistema operativo?</text:p>
      <text:p text:style-name="Standard">a) "Error de ratón"</text:p>
      <text:p text:style-name="Standard">b) "Error de lectura de disco"</text:p>
      <text:p text:style-name="Standard">c) "Error de memoria CMOS"</text:p>
      <text:p text:style-name="Standard">d) "No se pudo cargar el sistema operativo"</text:p>
      <text:p text:style-name="Standard">¿Qué mensaje de pantalla indica un error de arranque debido a una configuración incorrecta del BIOS o UEFI?</text:p>
      <text:p text:style-name="Standard">a) "Error de configuración del BIOS"</text:p>
      <text:p text:style-name="Standard">b) "Error de lectura de disco"</text:p>
      <text:p text:style-name="Standard">c) "Error de memoria"</text:p>
      <text:p text:style-name="Standard">d) "No se pudo cargar el sistema operativo"</text:p>
      <text:p text:style-name="Standard">¿Qué mensaje de pantalla indica un problema con la tarjeta de red inalámbrica durante el inicio del sistema operativo?</text:p>
      <text:p text:style-name="Standard">a) "Error de red inalámbrica"</text:p>
      <text:p text:style-name="Standard">b) "Error de lectura de disco"</text:p>
      <text:p text:style-name="Standard">c) "Error de memoria CMOS"</text:p>
      <text:p text:style-name="Standard">d) "No se pudo cargar el sistema operativo"</text:p>
      <text:p text:style-name="Standard">¿Qué mensaje de pantalla indica un fallo en la autenticación de inicio de sesión del sistema operativo?</text:p>
      <text:p text:style-name="Standard">a) "Error de autenticación"</text:p>
      <text:p text:style-name="Standard">b) "Error de lectura de disco"</text:p>
      <text:p text:style-name="Standard">c) "Error de memoria"</text:p>
      <text:p text:style-name="Standard">d) "No se pudo cargar el sistema operativo"</text:p>
      <text:p text:style-name="Standard">¿Qué mensaje de pantalla indica un problema con el disco de arranque en el BIOS o UEFI?</text:p>
      <text:p text:style-name="Standard">a) "Error de disco de arranque"</text:p>
      <text:p text:style-name="Standard">b) "Error de lectura de disco"</text:p>
      <text:p text:style-name="Standard">c) "Error de memoria CMOS"</text:p>
      <text:p text:style-name="Standard"><text:soft-page-break/>d) "No se pudo cargar el sistema operativo"</text:p>
      <text:p text:style-name="Standard">¿Cuál de las siguientes acciones es una característica común de los ataques de ingeniería inversa?</text:p>
      <text:p text:style-name="Standard">a) Manipulan a las personas para obtener información confidencial.</text:p>
      <text:p text:style-name="Standard">b) Analizan el código fuente de un programa para encontrar vulnerabilidades.</text:p>
      <text:p text:style-name="Standard">c) Secuestran datos y los cifran para su rescate.</text:p>
      <text:p text:style-name="Standard">d) Sobrecargan un sistema con tráfico malicioso.</text:p>
      <text:p text:style-name="Standard">¿Qué es el malware de spyware?</text:p>
      <text:p text:style-name="Standard">a) Un tipo de ransomware.</text:p>
      <text:p text:style-name="Standard">b) Un malware diseñado para espiar la actividad del usuario.</text:p>
      <text:p text:style-name="Standard">c) Un software que protege contra ataques de phishing.</text:p>
      <text:p text:style-name="Standard">d) Una herramienta de seguridad para proteger contra ataques de DDoS.</text:p>
      <text:p text:style-name="Standard">¿Cuál de las siguientes opciones describe mejor un ataque de malware de puerta trasera?</text:p>
      <text:p text:style-name="Standard">a) Un ataque que bloquea el acceso a sitios web específicos.</text:p>
      <text:p text:style-name="Standard">b) Un ataque que instala un punto de acceso no autorizado en un sistema comprometido para permitir el acceso remoto.</text:p>
      <text:p text:style-name="Standard">c) Un ataque que manipula la resolución de nombres de dominio para redirigir a los usuarios a sitios maliciosos.</text:p>
      <text:p text:style-name="Standard">d) Un ataque que intercepta y controla la sesión de un usuario en línea.</text:p>
      <text:p text:style-name="Standard">¿Qué es el malware de exploit?</text:p>
      <text:p text:style-name="Standard">a) Un tipo de software que protege contra amenazas de seguridad.</text:p>
      <text:p text:style-name="Standard">b) Un malware que utiliza vulnerabilidades conocidas en el software para infectar sistemas.</text:p>
      <text:p text:style-name="Standard">c) Un programa que muestra anuncios no deseados.</text:p>
      <text:p text:style-name="Standard">d) Una herramienta de seguridad para proteger contra ataques de ransomware.</text:p>
      <text:p text:style-name="Standard">¿Cuál de las siguientes acciones es una característica común de los ataques de malware de criptojacking?</text:p>
      <text:p text:style-name="Standard">a) Modifican la configuración del sistema operativo.</text:p>
      <text:p text:style-name="Standard">b) Sobrecargan un sistema con tráfico malicioso.</text:p>
      <text:p text:style-name="Standard">c) Utilizan los recursos de la computadora para minar criptomonedas sin el consentimiento del usuario.</text:p>
      <text:p text:style-name="Standard">d) Manipulan a las personas para obtener información confidencial.</text:p>
      <text:p text:style-name="Standard">¿Qué es el malware de ransomware?</text:p>
      <text:p text:style-name="Standard">a) Un tipo de virus que infecta el sector de arranque del disco duro.</text:p>
      <text:p text:style-name="Standard">b) Un malware que secuestra datos y exige un rescate.</text:p>
      <text:p text:style-name="Standard">c) Un programa que elimina virus del sistema.</text:p>
      <text:p text:style-name="Standard">d) Una herramienta de seguridad para proteger contra ataques de phishing.</text:p>
      <text:p text:style-name="Standard"/>
      <text:p text:style-name="Standard">¿Qué tipo de tecnología de impresión 3D agrega material capa por capa para construir objetos tridimensionales?</text:p>
      <text:p text:style-name="Standard">a) Sustractiva</text:p>
      <text:p text:style-name="Standard">b) Aditiva</text:p>
      <text:p text:style-name="Standard">c) Híbrida</text:p>
      <text:p text:style-name="Standard">d) Mixta</text:p>
      <text:p text:style-name="Standard">¿Cuál es uno de los métodos más comunes de impresión 3D aditiva que utiliza resina fotosensible curada por luz ultravioleta para crear objetos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material se utiliza comúnmente en la impresión 3D sustractiva para eliminar el exceso de material y dar forma al objeto?</text:p>
      <text:p text:style-name="Standard">a) Plástico</text:p>
      <text:p text:style-name="Standard">b) Metal</text:p>
      <text:p text:style-name="Standard"><text:soft-page-break/>c) Madera</text:p>
      <text:p text:style-name="Standard">d) Cerámica</text:p>
      <text:p text:style-name="Standard">¿Cuál es uno de los métodos más comunes de impresión 3D sustractiva que utiliza un cabezal de corte para tallar y dar forma al material?</text:p>
      <text:p text:style-name="Standard">a) SLA (Estereolitografía)</text:p>
      <text:p text:style-name="Standard">b) FDM (Modelado por Deposición Fundida)</text:p>
      <text:p text:style-name="Standard">c) CNC (Control Numérico por Computadora)</text:p>
      <text:p text:style-name="Standard">d) SLS (Sinterización Selectiva por Láser)</text:p>
      <text:p text:style-name="Standard">¿Qué tipo de objeto se puede crear con una impresora 3D aditiva?</text:p>
      <text:p text:style-name="Standard">a) Prototipos de productos</text:p>
      <text:p text:style-name="Standard">b) Herramientas de corte</text:p>
      <text:p text:style-name="Standard">c) Muebles de madera</text:p>
      <text:p text:style-name="Standard">d) Joyería de metal</text:p>
      <text:p text:style-name="Standard"/>
      <text:p text:style-name="Standard"/>
      <text:p text:style-name="Standard">¿Cuál es uno de los principales beneficios de la impresión 3D aditiva en comparación con la sustractiva?</text:p>
      <text:p text:style-name="Standard">a) Mayor velocidad de producción</text:p>
      <text:p text:style-name="Standard">b) Menor costo inicial</text:p>
      <text:p text:style-name="Standard">c) Mayor precisión en los detalles</text:p>
      <text:p text:style-name="Standard">d) Capacidad para trabajar con una variedad más amplia de materiales</text:p>
      <text:p text:style-name="Standard">¿Qué tipo de objeto se puede crear con una impresora 3D sustractiva?</text:p>
      <text:p text:style-name="Standard">a) Prototipos de productos</text:p>
      <text:p text:style-name="Standard">b) Joyería de metal</text:p>
      <text:p text:style-name="Standard">c) Componentes electrónicos</text:p>
      <text:p text:style-name="Standard">d) Moldes de silicona</text:p>
      <text:p text:style-name="Standard">¿Cuál es uno de los principales beneficios de la impresión 3D sustractiva en comparación con la aditiva?</text:p>
      <text:p text:style-name="Standard">a) Mayor precisión en los detalles</text:p>
      <text:p text:style-name="Standard">b) Capacidad para trabajar con una variedad más amplia de materiales</text:p>
      <text:p text:style-name="Standard">c) Menor costo inicial</text:p>
      <text:p text:style-name="Standard">d) Mayor velocidad de producción</text:p>
      <text:p text:style-name="Standard">¿Qué tipo de material se utiliza comúnmente en la impresión 3D aditiva para construir objetos capa por capa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>¿Qué tipo de material se utiliza comúnmente en la impresión 3D sustractiva para tallar y dar forma a los objetos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>¿Qué tipo de tecnología de impresión 3D utiliza un haz láser para fundir polvo metálico o plástico y construir objetos capa por capa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tecnología de impresión 3D utiliza un cabezal de impresión para depositar filamentos de plástico fundido y construir objetos capa por capa?</text:p>
      <text:p text:style-name="Standard"><text:soft-page-break/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tecnología de impresión 3D utiliza un sistema de deposición de material para construir objetos capa por capa utilizando un filamento termoplástico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objeto se puede crear con una impresora 3D sustractiva CNC (Control Numérico por Computadora)?</text:p>
      <text:p text:style-name="Standard">a) Prototipos de productos</text:p>
      <text:p text:style-name="Standard">b) Joyería de metal</text:p>
      <text:p text:style-name="Standard">c) Componentes electrónicos</text:p>
      <text:p text:style-name="Standard">d) Moldes de silicona</text:p>
      <text:p text:style-name="Standard">¿Qué tipo de objeto se puede crear con una impresora 3D aditiva SLA (Estereolitografía)?</text:p>
      <text:p text:style-name="Standard">a) Prototipos de productos</text:p>
      <text:p text:style-name="Standard">b) Joyería de metal</text:p>
      <text:p text:style-name="Standard">c) Muebles de madera</text:p>
      <text:p text:style-name="Standard">d) Componentes electrónicos</text:p>
      <text:p text:style-name="Standard">¿Qué tipo de objeto se puede crear con una impresora 3D aditiva SLS (Sinterización Selectiva por Láser)?</text:p>
      <text:p text:style-name="Standard">a) Prototipos de productos</text:p>
      <text:p text:style-name="Standard">b) Joyería de metal</text:p>
      <text:p text:style-name="Standard">c) Moldes de silicona</text:p>
      <text:p text:style-name="Standard">d) Componentes electrónicos</text:p>
      <text:p text:style-name="Standard">¿Cuál de las siguientes tecnologías de impresión 3D es más adecuada para crear objetos con detalles finos y superficies suaves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Cuál de las siguientes tecnologías de impresión 3D es más adecuada para crear objetos grandes con una alta resistencia mecánica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¿Qué tipo de material se utiliza comúnmente en la impresión 3D aditiva para construir objetos con una alta resistencia mecánica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>¿Cuál de las siguientes tecnologías de impresión 3D es más adecuada para crear objetos con una amplia variedad de materiales, incluidos metales y plásticos?</text:p>
      <text:p text:style-name="Standard">a) FDM (Modelado por Deposición Fundida)</text:p>
      <text:p text:style-name="Standard">b) SLS (Sinterización Selectiva por Láser)</text:p>
      <text:p text:style-name="Standard">c) SLA (Estereolitografía)</text:p>
      <text:p text:style-name="Standard">d) DMLS (Sinterización Láser Directa de Metal)</text:p>
      <text:p text:style-name="Standard"><text:soft-page-break/>¿Qué tipo de tecnología de impresión 3D utiliza un cabezal de corte para tallar y dar forma al material?</text:p>
      <text:p text:style-name="Standard">a) Aditiva</text:p>
      <text:p text:style-name="Standard">b) Sustractiva</text:p>
      <text:p text:style-name="Standard">c) Híbrida</text:p>
      <text:p text:style-name="Standard">d) Mixta</text:p>
      <text:p text:style-name="Standard">¿Qué tipo de objeto se puede crear con una impresora 3D aditiva DMLS (Sinterización Láser Directa de Metal)?</text:p>
      <text:p text:style-name="Standard">a) Prototipos de productos</text:p>
      <text:p text:style-name="Standard">b) Componentes electrónicos</text:p>
      <text:p text:style-name="Standard">c) Joyería de metal</text:p>
      <text:p text:style-name="Standard">d) Moldes de silicona</text:p>
      <text:p text:style-name="Standard">¿Qué tipo de objeto se puede crear con una impresora 3D aditiva FDM (Modelado por Deposición Fundida)?</text:p>
      <text:p text:style-name="Standard">a) Prototipos de productos</text:p>
      <text:p text:style-name="Standard">b) Joyería de metal</text:p>
      <text:p text:style-name="Standard">c) Moldes de silicona</text:p>
      <text:p text:style-name="Standard">d) Muebles de madera</text:p>
      <text:p text:style-name="Standard">¿Qué tipo de objeto se puede crear con una impresora 3D sustractiva CNC (Control Numérico por Computadora)?</text:p>
      <text:p text:style-name="Standard">a) Prototipos de productos</text:p>
      <text:p text:style-name="Standard">b) Joyería de metal</text:p>
      <text:p text:style-name="Standard">c) Moldes de silicona</text:p>
      <text:p text:style-name="Standard">d) Componentes electrónicos</text:p>
      <text:p text:style-name="Standard">¿Qué tipo de material se utiliza comúnmente en la impresión 3D aditiva para crear objetos con una apariencia similar a la madera?</text:p>
      <text:p text:style-name="Standard">a) Plástico</text:p>
      <text:p text:style-name="Standard">b) Metal</text:p>
      <text:p text:style-name="Standard">c) Madera</text:p>
      <text:p text:style-name="Standard">d) Cerámica</text:p>
      <text:p text:style-name="Standard"/>
      <text:p text:style-name="Standard">¿Cuál es una obligación común del Servicio de Atención Técnica (SAT) en España?</text:p>
      <text:p text:style-name="Standard">a) Proporcionar servicios de catering a los clientes.</text:p>
      <text:p text:style-name="Standard">b) Mantener registros detallados de las reparaciones realizadas.</text:p>
      <text:p text:style-name="Standard">c) Organizar eventos deportivos para los empleados.</text:p>
      <text:p text:style-name="Standard">d) Ofrecer descuentos en restaurantes locales.</text:p>
      <text:p text:style-name="Standard">¿Qué ley española regula específicamente los derechos del consumidor en los servicios de reparación?</text:p>
      <text:p text:style-name="Standard">a) Ley de Patrimonio Cultural.</text:p>
      <text:p text:style-name="Standard">b) Ley de Defensa de los Consumidores y Usuarios.</text:p>
      <text:p text:style-name="Standard">c) Ley de Protección de Datos Personales.</text:p>
      <text:p text:style-name="Standard">d) Ley de Fomento de la Lectura.</text:p>
      <text:p text:style-name="Standard">¿Cuál es una obligación del SAT en relación con la garantía de los productos reparados?</text:p>
      <text:p text:style-name="Standard">a) No ofrecer garantías en absoluto.</text:p>
      <text:p text:style-name="Standard">b) Proporcionar una garantía mínima de 3 meses en todas las reparaciones.</text:p>
      <text:p text:style-name="Standard">c) Ofrecer una garantía igual a la vida útil restante del producto.</text:p>
      <text:p text:style-name="Standard">d) Garantizar que los productos solo se puedan reparar una vez.</text:p>
      <text:p text:style-name="Standard">¿Qué información debe proporcionar el SAT al cliente antes de realizar una reparación según la legislación española?</text:p>
      <text:p text:style-name="Standard">a) Información detallada sobre la política de vacaciones de la empresa.</text:p>
      <text:p text:style-name="Standard">b) Un resumen de los eventos deportivos organizados por la empresa.</text:p>
      <text:p text:style-name="Standard">c) Un presupuesto detallado y por escrito del costo de la reparación.</text:p>
      <text:p text:style-name="Standard"><text:soft-page-break/>d) Una lista de reproducción de música recomendada.</text:p>
      <text:p text:style-name="Standard">¿Cuál es una responsabilidad del SAT en relación con la seguridad del cliente durante una reparación?</text:p>
      <text:p text:style-name="Standard">a) Proporcionar un equipo de protección personal solo para fines estéticos.</text:p>
      <text:p text:style-name="Standard">b) Garantizar la seguridad del cliente y sus pertenencias durante la reparación.</text:p>
      <text:p text:style-name="Standard">c) Organizar excursiones al aire libre para distraer al cliente durante la reparación.</text:p>
      <text:p text:style-name="Standard">d) No tomar ninguna medida de seguridad durante la reparación.</text:p>
      <text:p text:style-name="Standard">¿Qué tipo de información debe incluir un presupuesto emitido por el SAT según la legislación española?</text:p>
      <text:p text:style-name="Standard">a) Una lista de películas recomendadas para ver durante la espera.</text:p>
      <text:p text:style-name="Standard">b) Un desglose detallado de los costos de la reparación.</text:p>
      <text:p text:style-name="Standard">c) Recetas de cocina favoritas del personal del SAT.</text:p>
      <text:p text:style-name="Standard">d) Una lista de reproducción de música del técnico asignado.</text:p>
      <text:p text:style-name="Standard">¿Qué es la "Ley de Garantías en la Venta de Bienes de Consumo" en España?</text:p>
      <text:p text:style-name="Standard">a) Una ley que prohíbe la venta de bienes de segunda mano.</text:p>
      <text:p text:style-name="Standard">b) Una ley que establece las garantías que deben ofrecerse en la venta de bienes de consumo.</text:p>
      <text:p text:style-name="Standard">c) Una ley que exige a los clientes proporcionar garantías a las empresas de reparación.</text:p>
      <text:p text:style-name="Standard">d) Una ley que regula el uso de garantías extendidas en productos de consumo.</text:p>
      <text:p text:style-name="Standard">¿Qué tipo de información debe incluir un recibo emitido por el SAT después de completar una reparación?</text:p>
      <text:p text:style-name="Standard">a) Un resumen de las últimas noticias del día.</text:p>
      <text:p text:style-name="Standard">b) Un número de serie del equipo reparado.</text:p>
      <text:p text:style-name="Standard">c) Un listado de los mejores restaurantes locales.</text:p>
      <text:p text:style-name="Standard">d) Una descripción detallada de la película más taquillera del año.</text:p>
      <text:p text:style-name="Standard">¿Qué es el "Derecho de Desistimiento" según la legislación española?</text:p>
      <text:p text:style-name="Standard">a) Un derecho que permite a los clientes cancelar una reparación en cualquier momento.</text:p>
      <text:p text:style-name="Standard">b) Un derecho que permite a los clientes cancelar una compra en un período específico.</text:p>
      <text:p text:style-name="Standard">c) Un derecho que permite a los clientes exigir reparaciones gratuitas indefinidamente.</text:p>
      <text:p text:style-name="Standard">d) Un derecho que permite a los clientes desistir de utilizar servicios de reparación en general.</text:p>
      <text:p text:style-name="Standard">¿Cuál es una obligación del SAT en relación con la privacidad de los datos del cliente durante una reparación?</text:p>
      <text:p text:style-name="Standard">a) Publicar los datos del cliente en redes sociales sin su consentimiento.</text:p>
      <text:p text:style-name="Standard">b) No tomar medidas para proteger la privacidad de los datos del cliente.</text:p>
      <text:p text:style-name="Standard">c) Garantizar la confidencialidad y seguridad de los datos del cliente.</text:p>
      <text:p text:style-name="Standard">d) Compartir los datos del cliente con otras empresas sin su consentimiento.</text:p>
      <text:p text:style-name="Standard">¿Qué implica el término "Obligación de Información" para el SAT?</text:p>
      <text:p text:style-name="Standard">a) Proporcionar información incorrecta a los clientes.</text:p>
      <text:p text:style-name="Standard">b) No proporcionar ninguna información a los clientes.</text:p>
      <text:p text:style-name="Standard">c) Proporcionar información completa y precisa a los clientes sobre las reparaciones.</text:p>
      <text:p text:style-name="Standard">d) Proporcionar información confidencial a los competidores.</text:p>
      <text:p text:style-name="Standard">¿Qué tipo de información debe incluir un contrato de servicios de reparación según la legislación española?</text:p>
      <text:p text:style-name="Standard">a) Una lista de reproducción de música preferida por el cliente.</text:p>
      <text:p text:style-name="Standard">b) Una descripción detallada de las vacaciones del personal del SAT.</text:p>
      <text:p text:style-name="Standard">c) Una lista de películas recomendadas para ver durante la reparación.</text:p>
      <text:p text:style-name="Standard">d) Los términos y condiciones de la reparación, incluidos los costos y la garantía.</text:p>
      <text:p text:style-name="Standard">¿Qué es la "Ley de Protección de Datos Personales" en España?</text:p>
      <text:p text:style-name="Standard">a) Una ley que regula la protección de los datos personales de los empleados.</text:p>
      <text:p text:style-name="Standard">b) Una ley que regula la protección de los datos personales de los clientes.</text:p>
      <text:p text:style-name="Standard">c) Una ley que regula la protección de los datos personales de los políticos.</text:p>
      <text:p text:style-name="Standard">d) Una ley que regula la protección de los datos personales de los animales.</text:p>
      <text:p text:style-name="Standard">¿Cuál es una obligación del SAT en relación con la calidad de las reparaciones realizadas?</text:p>
      <text:p text:style-name="Standard"><text:soft-page-break/>a) No garantizar la calidad de las reparaciones en absoluto.</text:p>
      <text:p text:style-name="Standard">b) Garantizar que todas las reparaciones sean perfectas sin excepción.</text:p>
      <text:p text:style-name="Standard">c) Realizar reparaciones de alta calidad de acuerdo con las normas y regulaciones.</text:p>
      <text:p text:style-name="Standard">d) No tomar ninguna medida para garantizar la calidad de las reparaciones.</text:p>
      <text:p text:style-name="Standard">¿Qué tipo de información debe proporcionar el SAT al cliente antes de realizar una reparación según las buenas prácticas comerciales?</text:p>
      <text:p text:style-name="Standard">a) Un resumen de las noticias más recientes.</text:p>
      <text:p text:style-name="Standard">b) Una lista de eventos deportivos organizados por el SAT.</text:p>
      <text:p text:style-name="Standard">c) Una descripción detallada de las vacaciones del personal del SAT.</text:p>
      <text:p text:style-name="Standard">d) Un presupuesto detallado y por escrito del costo de la reparación.</text:p>
      <text:p text:style-name="Standard">¿Qué significa el término "Derecho a la Reparación" para los consumidores?</text:p>
      <text:p text:style-name="Standard">a) El derecho de los consumidores a reparar productos ellos mismos.</text:p>
      <text:p text:style-name="Standard">b) El derecho de los consumidores a recibir reparaciones rápidas y asequibles.</text:p>
      <text:p text:style-name="Standard">c) El derecho de los consumidores a rechazar la reparación de productos defectuosos.</text:p>
      <text:p text:style-name="Standard">d) El derecho de los consumidores a exigir reparaciones gratuitas indefinidamente.</text:p>
      <text:p text:style-name="Standard">¿Qué información debe incluir una factura emitida por el SAT después de completar una reparación?</text:p>
      <text:p text:style-name="Standard">a) Un resumen de las últimas tendencias de moda.</text:p>
      <text:p text:style-name="Standard">b) Una lista de reproducción de música preferida por el cliente.</text:p>
      <text:p text:style-name="Standard">c) Un desglose detallado de los costos de la reparación.</text:p>
      <text:p text:style-name="Standard">d) Una lista de los mejores restaurantes locales.</text:p>
      <text:p text:style-name="Standard">¿Qué es la "Ley de Garantía de Bienes de Consumo" en España?</text:p>
      <text:p text:style-name="Standard">a) Una ley que garantiza que todos los bienes de consumo sean de alta calidad.</text:p>
      <text:p text:style-name="Standard">b) Una ley que establece los derechos y obligaciones de los consumidores y vendedores en relación con las garantías de los bienes de consumo.</text:p>
      <text:p text:style-name="Standard">c) Una ley que prohíbe la venta de bienes de consumo usados.</text:p>
      <text:p text:style-name="Standard">d) Una ley que regula el precio de los bienes de consumo.</text:p>
      <text:p text:style-name="Standard">¿Cuál es una obligación del SAT en relación con la transparencia de precios de las reparaciones?</text:p>
      <text:p text:style-name="Standard">a) Cobrar precios aleatorios sin proporcionar ninguna explicación.</text:p>
      <text:p text:style-name="Standard">b) No proporcionar ningún detalle sobre los costos de la reparación.</text:p>
      <text:p text:style-name="Standard">c) Proporcionar un presupuesto detallado y por escrito antes de realizar la reparación.</text:p>
      <text:p text:style-name="Standard">d) Aumentar los precios de las reparaciones sin previo aviso.</text:p>
      <text:p text:style-name="Standard">¿Qué implica el término "Obligación de Confidencialidad" para el SAT?</text:p>
      <text:p text:style-name="Standard">a) Publicar información confidencial de los clientes en redes sociales.</text:p>
      <text:p text:style-name="Standard">b) No tomar medidas para proteger la privacidad de los datos del cliente.</text:p>
      <text:p text:style-name="Standard">c) Garantizar la confidencialidad y seguridad de los datos del cliente.</text:p>
      <text:p text:style-name="Standard">d) Compartir los datos del cliente con otras empresas sin su consentimiento.</text:p>
      <text:p text:style-name="Standard">¿Qué es el "Derecho a la Información" para los consumidores según la legislación española?</text:p>
      <text:p text:style-name="Standard">a) El derecho de los consumidores a no recibir ninguna información.</text:p>
      <text:p text:style-name="Standard">b) El derecho de los consumidores a recibir información completa y precisa sobre los productos y servicios.</text:p>
      <text:p text:style-name="Standard">c) El derecho de los consumidores a recibir información falsa sobre los productos y servicios.</text:p>
      <text:p text:style-name="Standard">d) El derecho de los consumidores a recibir información parcial sobre los productos y servicios.</text:p>
      <text:p text:style-name="Standard">¿Cuál de las siguientes acciones es una obligación del SAT en relación con la documentación de las reparaciones?</text:p>
      <text:p text:style-name="Standard">a) No documentar las reparaciones en absoluto.</text:p>
      <text:p text:style-name="Standard">b) Documentar todas las reparaciones de forma precisa y completa.</text:p>
      <text:p text:style-name="Standard">c) Documentar solo algunas reparaciones al azar.</text:p>
      <text:p text:style-name="Standard">d) Documentar las reparaciones de forma incompleta y poco clara.</text:p>
      <text:p text:style-name="Standard">¿Qué es la "Ley General para la Defensa de los Consumidores y Usuarios" en España?</text:p>
      <text:p text:style-name="Standard">a) Una ley que regula la venta de bienes de segunda mano.</text:p>
      <text:p text:style-name="Standard">b) Una ley que establece los derechos y obligaciones de los consumidores y usuarios.</text:p>
      <text:p text:style-name="Standard"><text:soft-page-break/>c) Una ley que regula la venta de productos electrónicos.</text:p>
      <text:p text:style-name="Standard">d) Una ley que prohíbe la venta de productos de lujo.</text:p>
      <text:p text:style-name="Standard">¿Qué tipo de información debe proporcionar el SAT al cliente después de completar una reparación según las buenas prácticas comerciales?</text:p>
      <text:p text:style-name="Standard">a) Una lista de reproducción de música del técnico asignado.</text:p>
      <text:p text:style-name="Standard">b) Un resumen de las noticias más recientes.</text:p>
      <text:p text:style-name="Standard">c) Un recibo detallado que incluya los detalles de la reparación.</text:p>
      <text:p text:style-name="Standard">d) Una descripción de las vacaciones del personal del SAT.</text:p>
      <text:p text:style-name="Standard">¿Qué es el "Derecho de Garantía" para los consumidores según la legislación española?</text:p>
      <text:p text:style-name="Standard">a) El derecho de los consumidores a garantizar la calidad de los productos.</text:p>
      <text:p text:style-name="Standard">b) El derecho de los consumidores a obtener garantías gratuitas indefinidamente.</text:p>
      <text:p text:style-name="Standard">c) El derecho de los consumidores a exigir reparaciones gratuitas indefinidamente.</text:p>
      <text:p text:style-name="Standard">d) El derecho de los consumidores a obtener una garantía mínima de 10 años en todos los productos.</text:p>
      <text:p text:style-name="Standard">¿Qué tipo de información debe incluir un presupuesto emitido por el SAT según las buenas prácticas comerciales?</text:p>
      <text:p text:style-name="Standard">a) Una lista de reproducción de música preferida por el cliente.</text:p>
      <text:p text:style-name="Standard">b) Una lista de películas recomendadas para ver durante la reparación.</text:p>
      <text:p text:style-name="Standard">c) Un desglose detallado de los costos de la reparación.</text:p>
      <text:p text:style-name="Standard">d) Una descripción detallada de las vacaciones del personal del SAT.</text:p>
      <text:p text:style-name="Standard">¿Qué implica el término "Obligación de Reparación" para el SAT?</text:p>
      <text:p text:style-name="Standard">a) No realizar ninguna reparación en absoluto.</text:p>
      <text:p text:style-name="Standard">b) Realizar reparaciones rápidas y asequibles.</text:p>
      <text:p text:style-name="Standard">c) No garantizar la calidad de las reparaciones.</text:p>
      <text:p text:style-name="Standard">d) Realizar reparaciones de acuerdo con las normas y regulaciones.</text:p>
      <text:p text:style-name="Standard">¿Qué es el "Derecho a la Seguridad" para los consumidores según la legislación española?</text:p>
      <text:p text:style-name="Standard">a) El derecho de los consumidores a ser seguros en su hogar.</text:p>
      <text:p text:style-name="Standard">b) El derecho de los consumidores a recibir reparaciones gratuitas indefinidamente.</text:p>
      <text:p text:style-name="Standard">c) El derecho de los consumidores a estar protegidos contra productos y servicios peligrosos.</text:p>
      <text:p text:style-name="Standard">d) El derecho de los consumidores a comprar productos peligrosos.</text:p>
      <text:p text:style-name="Standard">¿Qué tipo de información debe proporcionar el SAT al cliente antes de realizar una reparación según las buenas prácticas comerciales?</text:p>
      <text:p text:style-name="Standard">a) Un resumen de las últimas tendencias de moda.</text:p>
      <text:p text:style-name="Standard">b) Una lista de eventos deportivos organizados por el SAT.</text:p>
      <text:p text:style-name="Standard">c) Una descripción detallada de las vacaciones del personal del SAT.</text:p>
      <text:p text:style-name="Standard">d) Un presupuesto detallado y por escrito del costo de la reparación.</text:p>
      <text:p text:style-name="Standard">¿Qué es el "Derecho a la Calidad" para los consumidores según la legislación española?</text:p>
      <text:p text:style-name="Standard">a) El derecho de los consumidores a recibir productos de alta calidad.</text:p>
      <text:p text:style-name="Standard">b) El derecho de los consumidores a obtener garantías gratuitas indefinidamente.</text:p>
      <text:p text:style-name="Standard">c) El derecho de los consumidores a recibir reparaciones gratuitas indefinidamente.</text:p>
      <text:p text:style-name="Standard">d) El derecho de los consumidores a recibir productos de baja calidad.</text:p>
      <text:p text:style-name="Standard"/>
      <text:p text:style-name="Standard">¿Qué es el pentesting?</text:p>
      <text:p text:style-name="Standard">a) Una técnica para diseñar redes informáticas.</text:p>
      <text:p text:style-name="Standard">b) Una técnica para evaluar la seguridad de sistemas informáticos simulando ataques reales.</text:p>
      <text:p text:style-name="Standard">c) Una técnica para codificar software.</text:p>
      <text:p text:style-name="Standard">d) Una técnica para administrar bases de datos.</text:p>
      <text:p text:style-name="Standard">¿Cuál es el objetivo principal del pentesting?</text:p>
      <text:p text:style-name="Standard">a) Identificar y corregir vulnerabilidades de seguridad.</text:p>
      <text:p text:style-name="Standard">b) Aumentar el rendimiento de la red.</text:p>
      <text:p text:style-name="Standard">c) Acelerar la velocidad de Internet.</text:p>
      <text:p text:style-name="Standard">d) Mejorar la interfaz de usuario.</text:p>
      <text:p text:style-name="Standard"><text:soft-page-break/>¿Cuál es el primer paso en un proyecto de pentesting?</text:p>
      <text:p text:style-name="Standard">a) Realizar un análisis de riesgos.</text:p>
      <text:p text:style-name="Standard">b) Realizar un escaneo de puertos.</text:p>
      <text:p text:style-name="Standard">c) Realizar una auditoría de seguridad.</text:p>
      <text:p text:style-name="Standard">d) Realizar una copia de seguridad completa del sistema.</text:p>
      <text:p text:style-name="Standard">¿Cuál es la diferencia entre un pentester interno y uno externo?</text:p>
      <text:p text:style-name="Standard">a) La ubicación geográfica.</text:p>
      <text:p text:style-name="Standard">b) El nivel de acceso a la red.</text:p>
      <text:p text:style-name="Standard">c) El tipo de ataque utilizado.</text:p>
      <text:p text:style-name="Standard">d) El nivel de experiencia en seguridad.</text:p>
      <text:p text:style-name="Standard">¿Qué tipo de pentesting simula un atacante interno con conocimientos detallados del sistema?</text:p>
      <text:p text:style-name="Standard">a) Pentesting de caja negra.</text:p>
      <text:p text:style-name="Standard">b) Pentesting de caja blanca.</text:p>
      <text:p text:style-name="Standard">c) Pentesting de caja gris.</text:p>
      <text:p text:style-name="Standard">d) Pentesting de caja roja.</text:p>
      <text:p text:style-name="Standard">¿Qué es el pentesting de caja negra?</text:p>
      <text:p text:style-name="Standard">a) El pentester tiene acceso total y conocimiento detallado del sistema.</text:p>
      <text:p text:style-name="Standard">b) El pentester no tiene conocimiento previo del sistema.</text:p>
      <text:p text:style-name="Standard">c) El pentester tiene conocimiento parcial del sistema.</text:p>
      <text:p text:style-name="Standard">d) El pentester utiliza herramientas automatizadas para escanear la red.</text:p>
      <text:p text:style-name="Standard">¿Cuál es una ventaja del pentesting automatizado?</text:p>
      <text:p text:style-name="Standard">a) Mayor precisión en la identificación de vulnerabilidades.</text:p>
      <text:p text:style-name="Standard">b) Mayor comprensión del contexto empresarial.</text:p>
      <text:p text:style-name="Standard">c) Mayor flexibilidad para adaptarse a entornos cambiantes.</text:p>
      <text:p text:style-name="Standard">d) Mayor capacidad para detectar ataques avanzados.</text:p>
      <text:p text:style-name="Standard">¿Qué es el pentesting de caja blanca?</text:p>
      <text:p text:style-name="Standard">a) El pentester tiene acceso total y conocimiento detallado del sistema.</text:p>
      <text:p text:style-name="Standard">b) El pentester no tiene conocimiento previo del sistema.</text:p>
      <text:p text:style-name="Standard">c) El pentester utiliza herramientas automatizadas para escanear la red.</text:p>
      <text:p text:style-name="Standard">d) El pentester tiene conocimiento parcial del sistema.</text:p>
      <text:p text:style-name="Standard">¿Cuál es una desventaja del pentesting automatizado?</text:p>
      <text:p text:style-name="Standard">a) Requiere menos recursos que el pentesting manual.</text:p>
      <text:p text:style-name="Standard">b) Puede pasar por alto vulnerabilidades sutiles que solo pueden ser identificadas por humanos.</text:p>
      <text:p text:style-name="Standard">c) Es menos preciso en la identificación de vulnerabilidades.</text:p>
      <text:p text:style-name="Standard">d) Es menos eficiente en la detección de ataques avanzados.</text:p>
      <text:p text:style-name="Standard">¿Qué es el pentesting de caja gris?</text:p>
      <text:p text:style-name="Standard">a) El pentester tiene acceso total y conocimiento detallado del sistema.</text:p>
      <text:p text:style-name="Standard">b) El pentester no tiene conocimiento previo del sistema.</text:p>
      <text:p text:style-name="Standard">c) El pentester tiene conocimiento parcial del sistema.</text:p>
      <text:p text:style-name="Standard">d) El pentester utiliza herramientas automatizadas para escanear la red.</text:p>
      <text:p text:style-name="Standard">¿Qué es un "exploit" en el contexto del pentesting?</text:p>
      <text:p text:style-name="Standard">a) Una técnica para encriptar datos.</text:p>
      <text:p text:style-name="Standard">b) Una técnica para detectar vulnerabilidades en la red.</text:p>
      <text:p text:style-name="Standard">c) Un código o programa diseñado para aprovechar una vulnerabilidad específica.</text:p>
      <text:p text:style-name="Standard">d) Una técnica para generar contraseñas seguras.</text:p>
      <text:p text:style-name="Standard">¿Qué es la "fase de reconocimiento" en un proyecto de pentesting?</text:p>
      <text:p text:style-name="Standard">a) La fase en la que se ejecutan los ataques.</text:p>
      <text:p text:style-name="Standard">b) La fase en la que se identifican las vulnerabilidades.</text:p>
      <text:p text:style-name="Standard">c) La fase en la que se recopila información sobre el objetivo.</text:p>
      <text:p text:style-name="Standard">d) La fase en la que se documentan los hallazgos.</text:p>
      <text:p text:style-name="Standard">¿Qué es la "fase de explotación" en un proyecto de pentesting?</text:p>
      <text:p text:style-name="Standard">a) La fase en la que se identifican las vulnerabilidades.</text:p>
      <text:p text:style-name="Standard"><text:soft-page-break/>b) La fase en la que se ejecutan los ataques.</text:p>
      <text:p text:style-name="Standard">c) La fase en la que se documentan los hallazgos.</text:p>
      <text:p text:style-name="Standard">d) La fase en la que se recopila información sobre el objetivo.</text:p>
      <text:p text:style-name="Standard">¿Qué es la "fase de análisis" en un proyecto de pentesting?</text:p>
      <text:p text:style-name="Standard">a) La fase en la que se recopila información sobre el objetivo.</text:p>
      <text:p text:style-name="Standard">b) La fase en la que se documentan los hallazgos.</text:p>
      <text:p text:style-name="Standard">c) La fase en la que se identifican las vulnerabilidades.</text:p>
      <text:p text:style-name="Standard">d) La fase en la que se ejecutan los ataques.</text:p>
      <text:p text:style-name="Standard">¿Qué es un "informe de pentesting"?</text:p>
      <text:p text:style-name="Standard">a) Un informe que detalla los hallazgos, las recomendaciones y las acciones correctivas después de completar un proyecto de pentesting.</text:p>
      <text:p text:style-name="Standard">b) Un informe que describe la fase de reconocimiento en un proyecto de pentesting.</text:p>
      <text:p text:style-name="Standard">c) Un informe que enumera las herramientas utilizadas durante un proyecto de pentesting.</text:p>
      <text:p text:style-name="Standard">d) Un informe que documenta los procedimientos de seguridad de la red.</text:p>
      <text:p text:style-name="Standard">¿Cuál es una característica clave de un informe de pentesting efectivo?</text:p>
      <text:p text:style-name="Standard">a) Ser breve y conciso.</text:p>
      <text:p text:style-name="Standard">b) Incluir solo hallazgos positivos.</text:p>
      <text:p text:style-name="Standard">c) Proporcionar detalles técnicos y recomendaciones claras.</text:p>
      <text:p text:style-name="Standard">d) No incluir recomendaciones para acciones correctivas.</text:p>
      <text:p text:style-name="Standard">¿Qué es una "prueba de concepto (PoC)" en el contexto del pentesting?</text:p>
      <text:p text:style-name="Standard">a) Una demostración de cómo se explota una vulnerabilidad.</text:p>
      <text:p text:style-name="Standard">b) Una técnica para mejorar la seguridad de la red.</text:p>
      <text:p text:style-name="Standard">c) Una técnica para proteger la privacidad de los datos.</text:p>
      <text:p text:style-name="Standard">d) Una demostración de cómo se encriptan los datos.</text:p>
      <text:p text:style-name="Standard">¿Cuál es una función común de las herramientas de pentesting?</text:p>
      <text:p text:style-name="Standard">a) Crear contraseñas débiles.</text:p>
      <text:p text:style-name="Standard">b) Escanear la red en busca de vulnerabilidades.</text:p>
      <text:p text:style-name="Standard">c) Aumentar el rendimiento del sistema.</text:p>
      <text:p text:style-name="Standard">d) Proteger contra ataques externos.</text:p>
      <text:p text:style-name="Standard">¿Qué es un "informe ejecutivo" en el contexto del pentesting?</text:p>
      <text:p text:style-name="Standard">a) Un informe dirigido a los técnicos de seguridad.</text:p>
      <text:p text:style-name="Standard">b) Un informe dirigido a la alta dirección de la empresa.</text:p>
      <text:p text:style-name="Standard">c) Un informe dirigido a los usuarios finales.</text:p>
      <text:p text:style-name="Standard">d) Un informe dirigido a los competidores.</text:p>
      <text:p text:style-name="Standard">¿Qué es un "escaneo de vulnerabilidades" en el contexto del pentesting?</text:p>
      <text:p text:style-name="Standard">a) Una técnica para mejorar la seguridad de la red.</text:p>
      <text:p text:style-name="Standard">b) Una técnica para escanear la red en busca de posibles vulnerabilidades.</text:p>
      <text:p text:style-name="Standard">c) Una técnica para generar contraseñas seguras.</text:p>
      <text:p text:style-name="Standard">d) Una técnica para proteger la privacidad de los datos.</text:p>
      <text:p text:style-name="Standard">¿Qué es el "phishing" en el contexto del pentesting?</text:p>
      <text:p text:style-name="Standard">a) Una técnica para mejorar la seguridad de la red.</text:p>
      <text:p text:style-name="Standard">b) Una técnica para escanear la red en busca de posibles vulnerabilidades.</text:p>
      <text:p text:style-name="Standard">c) Una técnica para engañar a las personas para que revelen información confidencial.</text:p>
      <text:p text:style-name="Standard">d) Una técnica para proteger la privacidad de los datos.</text:p>
      <text:p text:style-name="Standard">¿Cuál es el propósito principal de un "firewall" en el contexto del pentesting?</text:p>
      <text:p text:style-name="Standard">a) Escanear la red en busca de vulnerabilidades.</text:p>
      <text:p text:style-name="Standard">b) Proteger contra ataques externos.</text:p>
      <text:p text:style-name="Standard">c) Crear contraseñas seguras.</text:p>
      <text:p text:style-name="Standard">d) Mejorar el rendimiento del sistema.</text:p>
      <text:p text:style-name="Standard">¿Qué es un "parche" en el contexto del pentesting?</text:p>
      <text:p text:style-name="Standard">a) Una técnica para mejorar la seguridad de la red.</text:p>
      <text:p text:style-name="Standard">b) Una actualización de software diseñada para corregir una vulnerabilidad específica.</text:p>
      <text:p text:style-name="Standard"><text:soft-page-break/>c) Una técnica para escanear la red en busca de posibles vulnerabilidades.</text:p>
      <text:p text:style-name="Standard">d) Una técnica para proteger la privacidad de los datos.</text:p>
      <text:p text:style-name="Standard">¿Qué es un "fuzzing" en el contexto del pentesting?</text:p>
      <text:p text:style-name="Standard">a) Una técnica para mejorar la seguridad de la red.</text:p>
      <text:p text:style-name="Standard">b) Una técnica para escanear la red en busca de posibles vulnerabilidades.</text:p>
      <text:p text:style-name="Standard">c) Una técnica para generar contraseñas seguras.</text:p>
      <text:p text:style-name="Standard">d) Una técnica para probar la robustez de un sistema mediante la introducción de datos aleatorios.</text:p>
      <text:p text:style-name="Standard">¿Qué es un "informe técnico" en el contexto del pentesting?</text:p>
      <text:p text:style-name="Standard">a) Un informe dirigido a la alta dirección de la empresa.</text:p>
      <text:p text:style-name="Standard">b) Un informe dirigido a los usuarios finales.</text:p>
      <text:p text:style-name="Standard">c) Un informe dirigido a los competidores.</text:p>
      <text:p text:style-name="Standard">d) Un informe dirigido a los técnicos de seguridad.</text:p>
      <text:p text:style-name="Standard">¿Qué es un "token de seguridad" en el contexto del pentesting?</text:p>
      <text:p text:style-name="Standard">a) Una técnica para escanear la red en busca de posibles vulnerabilidades.</text:p>
      <text:p text:style-name="Standard">b) Un dispositivo físico o virtual que genera códigos únicos para autenticación de dos factores.</text:p>
      <text:p text:style-name="Standard">c) Una técnica para proteger la privacidad de los datos.</text:p>
      <text:p text:style-name="Standard">d) Una técnica para mejorar la seguridad de la red.</text:p>
      <text:p text:style-name="Standard">¿Qué es un "VPN" en el contexto del pentesting?</text:p>
      <text:p text:style-name="Standard">a) Una técnica para mejorar la seguridad de la red.</text:p>
      <text:p text:style-name="Standard">b) Una red privada virtual que permite a los usuarios enviar y recibir datos de forma segura a través de Internet.</text:p>
      <text:p text:style-name="Standard">c) Una técnica para escanear la red en busca de posibles vulnerabilidades.</text:p>
      <text:p text:style-name="Standard">d) Una técnica para proteger la privacidad de los datos.</text:p>
      <text:p text:style-name="Standard">¿Qué es un "certificado SSL/TLS" en el contexto del pentesting?</text:p>
      <text:p text:style-name="Standard">a) Una técnica para escanear la red en busca de posibles vulnerabilidades.</text:p>
      <text:p text:style-name="Standard">b) Un protocolo de seguridad que cifra la comunicación entre un cliente y un servidor.</text:p>
      <text:p text:style-name="Standard">c) Una técnica para proteger la privacidad de los datos.</text:p>
      <text:p text:style-name="Standard">d) Una técnica para mejorar la seguridad de la red.</text:p>
      <text:p text:style-name="Standard">¿Qué es un "criptoanálisis" en el contexto del pentesting?</text:p>
      <text:p text:style-name="Standard">a) Una técnica para escanear la red en busca de posibles vulnerabilidades.</text:p>
      <text:p text:style-name="Standard">b) El estudio de técnicas para romper o debilitar esquemas criptográficos.</text:p>
      <text:p text:style-name="Standard">c) Una técnica para proteger la privacidad de los datos.</text:p>
      <text:p text:style-name="Standard">d) Una técnica para mejorar la seguridad de la red.</text:p>
      <text:p text:style-name="Standard">¿Qué es un "ataque de diccionario" en el contexto del pentesting?</text:p>
      <text:p text:style-name="Standard">a) Una técnica para mejorar la seguridad de la red.</text:p>
      <text:p text:style-name="Standard">b) Un ataque que intenta adivinar contraseñas probando una lista de palabras comunes.</text:p>
      <text:p text:style-name="Standard">c) Una técnica para escanear la red en busca de posibles vulnerabilidades.</text:p>
      <text:p text:style-name="Standard">d) Una técnica para proteger la privacidad de los datos.</text:p>
      <text:p text:style-name="Standard"/>
      <text:p text:style-name="Standard"/>
      <text:p text:style-name="Standard">¿Qué es un antivirus?</text:p>
      <text:p text:style-name="Standard">a) Un software diseñado para mejorar la velocidad de Internet.</text:p>
      <text:p text:style-name="Standard">b) Un software diseñado para detectar, prevenir y eliminar software malicioso.</text:p>
      <text:p text:style-name="Standard">c) Un hardware utilizado para mejorar la seguridad de la red.</text:p>
      <text:p text:style-name="Standard">d) Un dispositivo utilizado para aumentar el rendimiento del sistema operativo.</text:p>
      <text:p text:style-name="Standard">¿Cuál es el objetivo principal de un antivirus?</text:p>
      <text:p text:style-name="Standard">a) Acelerar la velocidad de la red.</text:p>
      <text:p text:style-name="Standard">b) Detectar y eliminar virus, malware y otras amenazas informáticas.</text:p>
      <text:p text:style-name="Standard">c) Optimizar la memoria RAM del sistema.</text:p>
      <text:p text:style-name="Standard">d) Mejorar la interfaz de usuario del sistema operativo.</text:p>
      <text:p text:style-name="Standard">¿Qué tipos de amenazas puede detectar un antivirus?</text:p>
      <text:p text:style-name="Standard">a) Solo virus informáticos.</text:p>
      <text:p text:style-name="Standard"><text:soft-page-break/>b) Virus y gusanos informáticos.</text:p>
      <text:p text:style-name="Standard">c) Virus, gusanos, troyanos, spyware y ransomware, entre otros.</text:p>
      <text:p text:style-name="Standard">d) Solo archivos adjuntos de correo electrónico.</text:p>
      <text:p text:style-name="Standard">¿Cuál es una característica común de un buen antivirus?</text:p>
      <text:p text:style-name="Standard">a) No requiere actualizaciones.</text:p>
      <text:p text:style-name="Standard">b) Ofrece protección únicamente en línea.</text:p>
      <text:p text:style-name="Standard">c) Ofrece protección en tiempo real.</text:p>
      <text:p text:style-name="Standard">d) Solo detecta amenazas después de que se han activado.</text:p>
      <text:p text:style-name="Standard">¿Qué es la "protección en tiempo real" en un antivirus?</text:p>
      <text:p text:style-name="Standard">a) La capacidad de escanear archivos solo una vez al día.</text:p>
      <text:p text:style-name="Standard">b) La capacidad de escanear archivos automáticamente cuando se accede a ellos.</text:p>
      <text:p text:style-name="Standard">c) La capacidad de escanear archivos solo cuando se solicita manualmente.</text:p>
      <text:p text:style-name="Standard">d) La capacidad de escanear archivos solo cuando el sistema está inactivo.</text:p>
      <text:p text:style-name="Standard">¿Cuál es una función común de un antivirus durante un escaneo completo del sistema?</text:p>
      <text:p text:style-name="Standard">a) Detectar y eliminar solo archivos de música.</text:p>
      <text:p text:style-name="Standard">b) Detectar y eliminar virus, malware y otras amenazas informáticas.</text:p>
      <text:p text:style-name="Standard">c) Optimizar la velocidad de la conexión a Internet.</text:p>
      <text:p text:style-name="Standard">d) Desfragmentar el disco duro del sistema.</text:p>
      <text:p text:style-name="Standard">¿Qué es un "falso positivo" en el contexto de un antivirus?</text:p>
      <text:p text:style-name="Standard">a) Una amenaza informática real que ha sido detectada correctamente.</text:p>
      <text:p text:style-name="Standard">b) Una amenaza informática que no ha sido detectada por el antivirus.</text:p>
      <text:p text:style-name="Standard">c) Un archivo legítimo que ha sido identificado erróneamente como una amenaza.</text:p>
      <text:p text:style-name="Standard">d) Un archivo malicioso que ha sido eliminado correctamente por el antivirus.</text:p>
      <text:p text:style-name="Standard">¿Cuál es una forma común en la que un antivirus puede actualizar su base de datos de definiciones de virus?</text:p>
      <text:p text:style-name="Standard">a) Descargando archivos adjuntos de correos electrónicos.</text:p>
      <text:p text:style-name="Standard">b) Descargando actualizaciones automáticas a través de Internet.</text:p>
      <text:p text:style-name="Standard">c) Escaneando solo archivos de música.</text:p>
      <text:p text:style-name="Standard">d) Desfragmentando el disco duro del sistema.</text:p>
      <text:p text:style-name="Standard">¿Qué es una "vacuna" en el contexto de un antivirus?</text:p>
      <text:p text:style-name="Standard">a) Una técnica para aumentar la velocidad de Internet.</text:p>
      <text:p text:style-name="Standard">b) Una actualización automática que protege contra amenazas conocidas.</text:p>
      <text:p text:style-name="Standard">c) Una técnica para optimizar la memoria RAM del sistema.</text:p>
      <text:p text:style-name="Standard">d) Una técnica para eliminar archivos temporales del sistema.</text:p>
      <text:p text:style-name="Standard">¿Qué es la "cuarentena" en el contexto de un antivirus?</text:p>
      <text:p text:style-name="Standard">a) Una técnica para eliminar amenazas conocidas.</text:p>
      <text:p text:style-name="Standard">b) Una ubicación segura donde se colocan los archivos sospechosos.</text:p>
      <text:p text:style-name="Standard">c) Una técnica para acelerar la velocidad de la red.</text:p>
      <text:p text:style-name="Standard">d) Una técnica para mejorar la interfaz de usuario del sistema operativo.</text:p>
      <text:p text:style-name="Standard">¿Qué es un "análisis heurístico" en el contexto de un antivirus?</text:p>
      <text:p text:style-name="Standard">a) Un análisis que se realiza una vez al mes.</text:p>
      <text:p text:style-name="Standard">b) Un análisis que se realiza solo cuando el sistema está inactivo.</text:p>
      <text:p text:style-name="Standard">c) Un análisis que se basa en el comportamiento sospechoso de los archivos.</text:p>
      <text:p text:style-name="Standard">d) Un análisis que se realiza manualmente por el usuario.</text:p>
      <text:p text:style-name="Standard">¿Qué es un "firewall" en el contexto de la seguridad informática?</text:p>
      <text:p text:style-name="Standard">a) Un dispositivo que protege contra amenazas físicas.</text:p>
      <text:p text:style-name="Standard">b) Un software que protege contra amenazas en línea.</text:p>
      <text:p text:style-name="Standard">c) Una herramienta utilizada para optimizar la velocidad de la red.</text:p>
      <text:p text:style-name="Standard">d) Una técnica para mejorar la interfaz de usuario del sistema operativo.</text:p>
      <text:p text:style-name="Standard">¿Qué es un "escaneo bajo demanda" en un antivirus?</text:p>
      <text:p text:style-name="Standard">a) Un escaneo que se realiza automáticamente cuando se accede a un archivo.</text:p>
      <text:p text:style-name="Standard">b) Un escaneo que se realiza manualmente por el usuario.</text:p>
      <text:p text:style-name="Standard"><text:soft-page-break/>c) Un escaneo que se realiza solo cuando el sistema está inactivo.</text:p>
      <text:p text:style-name="Standard">d) Un escaneo que se realiza una vez al año.</text:p>
      <text:p text:style-name="Standard">¿Qué es un "escaneo rápido" en un antivirus?</text:p>
      <text:p text:style-name="Standard">a) Un escaneo que analiza solo una parte del sistema.</text:p>
      <text:p text:style-name="Standard">b) Un escaneo que analiza todo el sistema en profundidad.</text:p>
      <text:p text:style-name="Standard">c) Un escaneo que analiza solo archivos específicos.</text:p>
      <text:p text:style-name="Standard">d) Un escaneo que se realiza solo cuando el sistema está inactivo.</text:p>
      <text:p text:style-name="Standard">¿Qué es un "escaneo completo" en un antivirus?</text:p>
      <text:p text:style-name="Standard">a) Un escaneo que analiza solo una parte del sistema.</text:p>
      <text:p text:style-name="Standard">b) Un escaneo que analiza todo el sistema en profundidad.</text:p>
      <text:p text:style-name="Standard">c) Un escaneo que analiza solo archivos específicos.</text:p>
      <text:p text:style-name="Standard">d) Un escaneo que se realiza solo cuando el sistema está inactivo.</text:p>
      <text:p text:style-name="Standard">¿Qué es la "protección contra ransomware" en un antivirus?</text:p>
      <text:p text:style-name="Standard">a) La capacidad de detectar y eliminar solo archivos de música.</text:p>
      <text:p text:style-name="Standard">b) La capacidad de detectar y bloquear ransomware, que cifra los archivos y exige un rescate.</text:p>
      <text:p text:style-name="Standard">c) La capacidad de mejorar la velocidad de la conexión a Internet.</text:p>
      <text:p text:style-name="Standard">d) La capacidad de escanear solo archivos cuando se solicita manualmente.</text:p>
      <text:p text:style-name="Standard">¿Qué es un "rootkit" en el contexto de la seguridad informática?</text:p>
      <text:p text:style-name="Standard">a) Un tipo de antivirus.</text:p>
      <text:p text:style-name="Standard">b) Un tipo de software malicioso diseñado para ocultar la presencia de otros malware.</text:p>
      <text:p text:style-name="Standard">c) Un hardware utilizado para mejorar la seguridad de la red.</text:p>
      <text:p text:style-name="Standard">d) Una técnica para optimizar la memoria RAM del sistema.</text:p>
      <text:p text:style-name="Standard">¿Qué es un "antimalware" en el contexto de la seguridad informática?</text:p>
      <text:p text:style-name="Standard">a) Un tipo de virus.</text:p>
      <text:p text:style-name="Standard">b) Un software diseñado para detectar y eliminar software malicioso.</text:p>
      <text:p text:style-name="Standard">c) Una técnica para mejorar la velocidad de la red.</text:p>
      <text:p text:style-name="Standard">d) Una técnica para optimizar la memoria RAM del sistema.</text:p>
      <text:p text:style-name="Standard">¿Qué es un "escáner de vulnerabilidades" en el contexto de la seguridad informática?</text:p>
      <text:p text:style-name="Standard">a) Un tipo de antivirus.</text:p>
      <text:p text:style-name="Standard">b) Un software diseñado para detectar vulnerabilidades en el sistema.</text:p>
      <text:p text:style-name="Standard">c) Una técnica para acelerar la velocidad de la red.</text:p>
      <text:p text:style-name="Standard">d) Una técnica para mejorar la interfaz de usuario del sistema operativo.</text:p>
      <text:p text:style-name="Standard">¿Qué es el "sandboxing" en el contexto de la seguridad informática?</text:p>
      <text:p text:style-name="Standard">a) Una técnica para mejorar la velocidad de la red.</text:p>
      <text:p text:style-name="Standard">b) Una técnica para ejecutar programas en un entorno aislado y controlado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a "actualización de seguridad" en el contexto de un antivirus?</text:p>
      <text:p text:style-name="Standard">a) Una actualización que mejora la velocidad de Internet.</text:p>
      <text:p text:style-name="Standard">b) Una actualización que protege contra amenazas conocidas.</text:p>
      <text:p text:style-name="Standard">c) Una actualización que optimiza la memoria RAM del sistema.</text:p>
      <text:p text:style-name="Standard">d) Una actualización que mejora la interfaz de usuario del sistema operativo.</text:p>
      <text:p text:style-name="Standard">¿Qué es un "exploit" en el contexto de la seguridad informática?</text:p>
      <text:p text:style-name="Standard">a) Un tipo de antivirus.</text:p>
      <text:p text:style-name="Standard">b) Un código o programa diseñado para aprovechar una vulnerabilidad específica.</text:p>
      <text:p text:style-name="Standard">c) Una técnica para acelerar la velocidad de la red.</text:p>
      <text:p text:style-name="Standard">d) Una técnica para optimizar la memoria RAM del sistema.</text:p>
      <text:p text:style-name="Standard">¿Qué es la "inteligencia artificial" en el contexto de la seguridad informática?</text:p>
      <text:p text:style-name="Standard">a) Una técnica para mejorar la velocidad de la red.</text:p>
      <text:p text:style-name="Standard">b) Una tecnología que permite a los antivirus aprender y adaptarse a nuevas amenazas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<text:soft-page-break/>¿Qué es un "cifrado" en el contexto de la seguridad informática?</text:p>
      <text:p text:style-name="Standard">a) Una técnica para ocultar la presencia de software malicioso.</text:p>
      <text:p text:style-name="Standard">b) Una técnica para mejorar la velocidad de la red.</text:p>
      <text:p text:style-name="Standard">c) Una técnica para proteger la privacidad de los datos mediante la conversión de información en un código secreto.</text:p>
      <text:p text:style-name="Standard">d) Una técnica para optimizar la memoria RAM del sistema.</text:p>
      <text:p text:style-name="Standard">¿Qué es la "autenticación de dos factores" en el contexto de la seguridad informática?</text:p>
      <text:p text:style-name="Standard">a) Una técnica para mejorar la velocidad de la red.</text:p>
      <text:p text:style-name="Standard">b) Un método que requiere dos formas diferentes de identificación antes de acceder a un sistema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a "VPN" en el contexto de la seguridad informática?</text:p>
      <text:p text:style-name="Standard">a) Una técnica para mejorar la velocidad de la red.</text:p>
      <text:p text:style-name="Standard">b) Una red privada virtual que permite a los usuarios enviar y recibir datos de forma segura a través de Internet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 "cortafuegos" en el contexto de la seguridad informática?</text:p>
      <text:p text:style-name="Standard">a) Un tipo de antivirus.</text:p>
      <text:p text:style-name="Standard">b) Un software o hardware diseñado para proteger una red de amenazas externas.</text:p>
      <text:p text:style-name="Standard">c) Una técnica para acelerar la velocidad de la red.</text:p>
      <text:p text:style-name="Standard">d) Una técnica para optimizar la memoria RAM del sistema.</text:p>
      <text:p text:style-name="Standard">¿Qué es la "ciberseguridad" en el contexto de la seguridad informática?</text:p>
      <text:p text:style-name="Standard">a) Una técnica para mejorar la velocidad de la red.</text:p>
      <text:p text:style-name="Standard">b) Un campo dedicado a proteger sistemas informáticos y redes contra ataques cibernéticos.</text:p>
      <text:p text:style-name="Standard">c) Una técnica para optimizar la memoria RAM del sistema.</text:p>
      <text:p text:style-name="Standard">d) Una técnica para mejorar la interfaz de usuario del sistema operativo.</text:p>
      <text:p text:style-name="Standard">¿Qué es un "ataque de phishing" en el contexto de la seguridad informática?</text:p>
      <text:p text:style-name="Standard">a) Un tipo de antivirus.</text:p>
      <text:p text:style-name="Standard">b) Un intento de engañar a las personas para que revelen información confidencial, como contraseñas o información financiera.</text:p>
      <text:p text:style-name="Standard">c) Una técnica para acelerar la velocidad de la red.</text:p>
      <text:p text:style-name="Standard">d) Una técnica para optimizar la memoria RAM del sistema.</text:p>
      <text:p text:style-name="Standard">¿Qué es un "hacker ético" en el contexto de la seguridad informática?</text:p>
      <text:p text:style-name="Standard">a) Un tipo de antivirus.</text:p>
      <text:p text:style-name="Standard">b) Una persona autorizada para realizar pruebas de seguridad en sistemas informáticos con el fin de identificar vulnerabilidades.</text:p>
      <text:p text:style-name="Standard">c) Una técnica para acelerar la velocidad de la red.</text:p>
      <text:p text:style-name="Standard">d) Una técnica para optimizar la memoria RAM del sistema.</text:p>
      <text:p text:style-name="Standard"/>
      <text:p text:style-name="Standard">¿Qué es la RAM en un equipo microinformático?</text:p>
      <text:p text:style-name="Standard">a) Una unidad de almacenamiento externa.</text:p>
      <text:p text:style-name="Standard">b) La memoria de acceso aleatorio utilizada para almacenar datos y programas en uso.</text:p>
      <text:p text:style-name="Standard">c) El procesador principal del equipo.</text:p>
      <text:p text:style-name="Standard">d) La pantalla del equipo.</text:p>
      <text:p text:style-name="Standard">¿Qué función cumple una tarjeta gráfica en un equipo microinformático?</text:p>
      <text:p text:style-name="Standard">a) Almacenar datos de forma permanente.</text:p>
      <text:p text:style-name="Standard">b) Procesar gráficos y enviar señales de video al monitor.</text:p>
      <text:p text:style-name="Standard">c) Conectar el equipo a una red Ethernet.</text:p>
      <text:p text:style-name="Standard">d) Ejecutar programas de edición de texto.</text:p>
      <text:p text:style-name="Standard">¿Cuál de las siguientes opciones es una unidad de almacenamiento interno?</text:p>
      <text:p text:style-name="Standard">a) DVD externo.</text:p>
      <text:p text:style-name="Standard"><text:soft-page-break/>b) Disco duro.</text:p>
      <text:p text:style-name="Standard">c) Memoria USB.</text:p>
      <text:p text:style-name="Standard">d) Disco SSD externo.</text:p>
      <text:p text:style-name="Standard">¿Qué es un procesador en un equipo microinformático?</text:p>
      <text:p text:style-name="Standard">a) Un dispositivo para almacenar archivos de forma permanente.</text:p>
      <text:p text:style-name="Standard">b) El componente que realiza cálculos y procesa datos.</text:p>
      <text:p text:style-name="Standard">c) Un dispositivo de entrada utilizado para escribir documentos.</text:p>
      <text:p text:style-name="Standard">d) Una unidad de salida que muestra imágenes en pantalla.</text:p>
      <text:p text:style-name="Standard">¿Qué función cumple la BIOS en un equipo microinformático?</text:p>
      <text:p text:style-name="Standard">a) Controlar el teclado y el ratón.</text:p>
      <text:p text:style-name="Standard">b) Iniciar el sistema operativo y realizar pruebas de hardware.</text:p>
      <text:p text:style-name="Standard">c) Administrar la conexión a Internet.</text:p>
      <text:p text:style-name="Standard">d) Almacenar archivos y programas.</text:p>
      <text:p text:style-name="Standard">¿Qué es un disco SSD?</text:p>
      <text:p text:style-name="Standard">a) Un disco óptico utilizado para almacenar datos.</text:p>
      <text:p text:style-name="Standard">b) Una unidad de almacenamiento que utiliza memoria flash para acceder a datos de manera más rápida que un disco duro tradicional.</text:p>
      <text:p text:style-name="Standard">c) Un dispositivo de entrada utilizado para escanear documentos.</text:p>
      <text:p text:style-name="Standard">d) Un dispositivo de salida que imprime documentos.</text:p>
      <text:p text:style-name="Standard">¿Qué es la GPU en un equipo microinformático?</text:p>
      <text:p text:style-name="Standard">a) Unidad de procesamiento gráfico utilizada para acelerar el procesamiento de imágenes y video.</text:p>
      <text:p text:style-name="Standard">b) Unidad de procesamiento central utilizada para ejecutar programas.</text:p>
      <text:p text:style-name="Standard">c) Un dispositivo de entrada utilizado para capturar imágenes.</text:p>
      <text:p text:style-name="Standard">d) Un dispositivo de salida utilizado para mostrar texto en pantalla.</text:p>
      <text:p text:style-name="Standard">¿Qué es una fuente de alimentación en un equipo microinformático?</text:p>
      <text:p text:style-name="Standard">a) Un dispositivo utilizado para conectarse a Internet.</text:p>
      <text:p text:style-name="Standard">b) El componente que suministra energía a todos los componentes del equipo.</text:p>
      <text:p text:style-name="Standard">c) Un dispositivo de entrada utilizado para escribir en CD y DVD.</text:p>
      <text:p text:style-name="Standard">d) Una unidad de almacenamiento que utiliza discos magnéticos para almacenar datos.</text:p>
      <text:p text:style-name="Standard">¿Qué es una placa base en un equipo microinformático?</text:p>
      <text:p text:style-name="Standard">a) El dispositivo utilizado para conectar el equipo a una red Ethernet.</text:p>
      <text:p text:style-name="Standard">b) La estructura principal que conecta todos los componentes del equipo.</text:p>
      <text:p text:style-name="Standard">c) Un dispositivo de entrada utilizado para escuchar sonidos.</text:p>
      <text:p text:style-name="Standard">d) Una unidad de salida que muestra imágenes en pantalla.</text:p>
      <text:p text:style-name="Standard">¿Qué es la caché en un equipo microinformático?</text:p>
      <text:p text:style-name="Standard">a) Una unidad de almacenamiento utilizada para archivos temporales.</text:p>
      <text:p text:style-name="Standard">b) Una memoria de alta velocidad integrada en el procesador o en la placa base para almacenar datos y programas que se utilizan con frecuencia.</text:p>
      <text:p text:style-name="Standard">c) Un dispositivo de entrada utilizado para mover el cursor en la pantalla.</text:p>
      <text:p text:style-name="Standard">d) Una unidad de salida que imprime documentos.</text:p>
      <text:p text:style-name="Standard">¿Qué es un puerto USB en un equipo microinformático?</text:p>
      <text:p text:style-name="Standard">a) Un dispositivo utilizado para escuchar música.</text:p>
      <text:p text:style-name="Standard">b) Un puerto de conexión utilizado para conectar dispositivos externos como teclados, ratones y unidades de almacenamiento.</text:p>
      <text:p text:style-name="Standard">c) Una unidad de almacenamiento que utiliza discos magnéticos para almacenar datos.</text:p>
      <text:p text:style-name="Standard">d) Una unidad de salida que muestra imágenes en pantalla.</text:p>
      <text:p text:style-name="Standard">¿Cuál es una función de la CPU en un equipo microinformático?</text:p>
      <text:p text:style-name="Standard">a) Controlar la velocidad de la conexión a Internet.</text:p>
      <text:p text:style-name="Standard">b) Realizar cálculos y procesar datos.</text:p>
      <text:p text:style-name="Standard">c) Administrar la memoria RAM.</text:p>
      <text:p text:style-name="Standard">d) Procesar imágenes y videos.</text:p>
      <text:p text:style-name="Standard">¿Qué es un disco duro en un equipo microinformático?</text:p>
      <text:p text:style-name="Standard"><text:soft-page-break/>a) Una unidad de almacenamiento que utiliza discos ópticos para almacenar datos.</text:p>
      <text:p text:style-name="Standard">b) Una unidad de almacenamiento que utiliza discos magnéticos para almacenar datos de forma permanente.</text:p>
      <text:p text:style-name="Standard">c) Un dispositivo utilizado para conectar el equipo a una red Ethernet.</text:p>
      <text:p text:style-name="Standard">d) Una unidad de entrada que captura imágenes.</text:p>
      <text:p text:style-name="Standard">¿Qué es una tarjeta de red en un equipo microinformático?</text:p>
      <text:p text:style-name="Standard">a) Un dispositivo utilizado para escuchar música.</text:p>
      <text:p text:style-name="Standard">b) Un componente que permite al equipo conectarse a una red Ethernet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módulo de memoria RAM en un equipo microinformático?</text:p>
      <text:p text:style-name="Standard">a) Una unidad de almacenamiento que utiliza discos magnéticos para almacenar datos.</text:p>
      <text:p text:style-name="Standard">b) Una memoria de acceso aleatorio utilizada para almacenar datos y programas en uso temporalmente.</text:p>
      <text:p text:style-name="Standard">c) Un dispositivo utilizado para conectar el equipo a una red Ethernet.</text:p>
      <text:p text:style-name="Standard">d) Una unidad de salida que muestra imágenes en pantalla.</text:p>
      <text:p text:style-name="Standard">¿Qué es un sistema de refrigeración en un equipo microinformático?</text:p>
      <text:p text:style-name="Standard">a) Un dispositivo para enfriar bebidas.</text:p>
      <text:p text:style-name="Standard">b) Un sistema utilizado para mantener los componentes del equipo a una temperatura segura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disco óptico en un equipo microinformático?</text:p>
      <text:p text:style-name="Standard">a) Una unidad de almacenamiento que utiliza discos para almacenar datos.</text:p>
      <text:p text:style-name="Standard">b) Una unidad de almacenamiento que utiliza discos magnéticos para almacenar datos.</text:p>
      <text:p text:style-name="Standard">c) Un dispositivo utilizado para conectar el equipo a una red Ethernet.</text:p>
      <text:p text:style-name="Standard">d) Una unidad de entrada que captura imágenes.</text:p>
      <text:p text:style-name="Standard">¿Qué es un puerto HDMI en un equipo microinformático?</text:p>
      <text:p text:style-name="Standard">a) Un puerto de conexión utilizado para conectar dispositivos de audio.</text:p>
      <text:p text:style-name="Standard">b) Un puerto de conexión utilizado para conectar dispositivos de video de alta definición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Ethernet en un equipo microinformático?</text:p>
      <text:p text:style-name="Standard">a) Un puerto de conexión utilizado para conectar dispositivos de audio.</text:p>
      <text:p text:style-name="Standard">b) Un puerto de conexión utilizado para conectar el equipo a una red de área local (LAN)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VGA en un equipo microinformático?</text:p>
      <text:p text:style-name="Standard">a) Un puerto de conexión utilizado para conectar dispositivos de audio.</text:p>
      <text:p text:style-name="Standard">b) Un puerto de conexión utilizado para conectar dispositivos de video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USB-C en un equipo microinformático?</text:p>
      <text:p text:style-name="Standard">a) Un puerto de conexión utilizado para conectar dispositivos de audio.</text:p>
      <text:p text:style-name="Standard">b) Un puerto de conexión utilizado para conectar dispositivos de video y datos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sonido en un equipo microinformático?</text:p>
      <text:p text:style-name="Standard">a) Un componente que mejora la velocidad de la conexión a Internet.</text:p>
      <text:p text:style-name="Standard">b) Un dispositivo utilizado para procesar y producir sonido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captura de video en un equipo microinformático?</text:p>
      <text:p text:style-name="Standard"><text:soft-page-break/>a) Un componente utilizado para mejorar la velocidad de la conexión a Internet.</text:p>
      <text:p text:style-name="Standard">b) Un dispositivo utilizado para capturar video de fuentes externas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expansión en un equipo microinformático?</text:p>
      <text:p text:style-name="Standard">a) Un componente utilizado para aumentar la velocidad de la conexión a Internet.</text:p>
      <text:p text:style-name="Standard">b) Una tarjeta que se conecta a la placa base para agregar funciones adicionales al equipo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Thunderbolt en un equipo microinformático?</text:p>
      <text:p text:style-name="Standard">a) Un puerto de conexión utilizado para conectar dispositivos de audio.</text:p>
      <text:p text:style-name="Standard">b) Un puerto de conexión utilizado para conectar dispositivos de video y datos de alta velocidad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FireWire en un equipo microinformático?</text:p>
      <text:p text:style-name="Standard">a) Un puerto de conexión utilizado para conectar dispositivos de audio.</text:p>
      <text:p text:style-name="Standard">b) Un puerto de conexión utilizado para conectar dispositivos de video y datos de alta velocidad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PS/2 en un equipo microinformático?</text:p>
      <text:p text:style-name="Standard">a) Un puerto de conexión utilizado para conectar dispositivos de audio.</text:p>
      <text:p text:style-name="Standard">b) Un puerto de conexión utilizado para conectar teclados y ratones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red inalámbrica en un equipo microinformático?</text:p>
      <text:p text:style-name="Standard">a) Un componente utilizado para aumentar la velocidad de la conexión a Internet.</text:p>
      <text:p text:style-name="Standard">b) Una tarjeta que permite al equipo conectarse a una red Wi-Fi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a tarjeta de captura de audio en un equipo microinformático?</text:p>
      <text:p text:style-name="Standard">a) Un dispositivo utilizado para capturar sonido de fuentes externas.</text:p>
      <text:p text:style-name="Standard">b) Una tarjeta que mejora la velocidad de la conexión a Internet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>¿Qué es un puerto SATA en un equipo microinformático?</text:p>
      <text:p text:style-name="Standard">a) Un puerto de conexión utilizado para conectar dispositivos de audio.</text:p>
      <text:p text:style-name="Standard">b) Un puerto de conexión utilizado para conectar dispositivos de almacenamiento como discos duros y unidades SSD.</text:p>
      <text:p text:style-name="Standard">c) Una unidad de almacenamiento que utiliza discos magnéticos para almacenar datos.</text:p>
      <text:p text:style-name="Standard">d) Una unidad de salida que imprime documentos.</text:p>
      <text:p text:style-name="Standard"/>
      <text:p text:style-name="Standard"/>
      <text:p text:style-name="Standard">¿Qué es un firewall en el contexto de la seguridad informática?</text:p>
      <text:p text:style-name="Standard">a) Un dispositivo físico utilizado para calentar espacios en la oficina.</text:p>
      <text:p text:style-name="Standard">b) Un software o hardware diseñado para proteger una red de intrusiones no autorizadas.</text:p>
      <text:p text:style-name="Standard">c) Una herramienta utilizada para redirigir el tráfico web.</text:p>
      <text:p text:style-name="Standard">d) Un servicio en la nube para almacenar archivos.</text:p>
      <text:p text:style-name="Standard">¿Cuál es el objetivo principal de un firewall?</text:p>
      <text:p text:style-name="Standard">a) Acelerar la velocidad de la conexión a Internet.</text:p>
      <text:p text:style-name="Standard">b) Proteger la red de amenazas externas y controlar el tráfico entrante y saliente.</text:p>
      <text:p text:style-name="Standard">c) Optimizar la memoria RAM del sistema.</text:p>
      <text:p text:style-name="Standard">d) Mejorar la interfaz de usuario del sistema operativo.</text:p>
      <text:p text:style-name="Standard"><text:soft-page-break/>¿Qué tipos de firewalls existen comúnmente?</text:p>
      <text:p text:style-name="Standard">a) Solo firewalls de hardware.</text:p>
      <text:p text:style-name="Standard">b) Solo firewalls de software.</text:p>
      <text:p text:style-name="Standard">c) Firewalls de hardware, firewalls de software y firewalls basados en la nube.</text:p>
      <text:p text:style-name="Standard">d) Firewalls basados en el navegador.</text:p>
      <text:p text:style-name="Standard">¿Cuál es una función común de un firewall de red?</text:p>
      <text:p text:style-name="Standard">a) Analizar el rendimiento del procesador.</text:p>
      <text:p text:style-name="Standard">b) Controlar y filtrar el tráfico de red según reglas predefinidas.</text:p>
      <text:p text:style-name="Standard">c) Gestionar las cuentas de usuario en el sistema.</text:p>
      <text:p text:style-name="Standard">d) Escanear archivos en busca de virus.</text:p>
      <text:p text:style-name="Standard">¿Qué es una regla de firewall?</text:p>
      <text:p text:style-name="Standard">a) Una guía para crear contraseñas seguras.</text:p>
      <text:p text:style-name="Standard">b) Un conjunto de instrucciones que determinan cómo se debe manejar el tráfico de red.</text:p>
      <text:p text:style-name="Standard">c) Una lista de dispositivos conectados a la red.</text:p>
      <text:p text:style-name="Standard">d) Una herramienta para administrar el almacenamiento en la nube.</text:p>
      <text:p text:style-name="Standard">¿Qué es un firewall de inspección de estado?</text:p>
      <text:p text:style-name="Standard">a) Un firewall que solo filtra el tráfico de entrada.</text:p>
      <text:p text:style-name="Standard">b) Un firewall que monitorea el estado de las conexiones de red y permite o bloquea el tráfico en función de eso.</text:p>
      <text:p text:style-name="Standard">c) Un firewall que solo filtra el tráfico de salida.</text:p>
      <text:p text:style-name="Standard">d) Un firewall que solo permite el tráfico de red de ciertos países.</text:p>
      <text:p text:style-name="Standard">¿Qué es un firewall de aplicación?</text:p>
      <text:p text:style-name="Standard">a) Un firewall diseñado para bloquear aplicaciones específicas en una red.</text:p>
      <text:p text:style-name="Standard">b) Un firewall que inspecciona el tráfico de aplicación para detectar y bloquear amenazas específicas.</text:p>
      <text:p text:style-name="Standard">c) Un firewall utilizado para acelerar la velocidad de la conexión a Internet.</text:p>
      <text:p text:style-name="Standard">d) Un firewall que solo permite el tráfico de red de ciertos puertos.</text:p>
      <text:p text:style-name="Standard">¿Cuál es una característica de un firewall de próxima generación (NGFW)?</text:p>
      <text:p text:style-name="Standard">a) Solo filtra el tráfico de red basado en direcciones IP.</text:p>
      <text:p text:style-name="Standard">b) Combina funciones de firewall tradicional con otras capacidades, como inspección profunda de paquetes y prevención de intrusiones.</text:p>
      <text:p text:style-name="Standard">c) Requiere hardware dedicado para su implementación.</text:p>
      <text:p text:style-name="Standard">d) No puede ser administrado de forma remota.</text:p>
      <text:p text:style-name="Standard">¿Qué es la "lista de control de acceso" (ACL) en el contexto de un firewall?</text:p>
      <text:p text:style-name="Standard">a) Una lista de programas permitidos en una red.</text:p>
      <text:p text:style-name="Standard">b) Una lista de reglas que determinan qué tráfico se permite o se bloquea en una red.</text:p>
      <text:p text:style-name="Standard">c) Una lista de usuarios autorizados para acceder a la red.</text:p>
      <text:p text:style-name="Standard">d) Una lista de archivos bloqueados en la nube.</text:p>
      <text:p text:style-name="Standard">¿Qué es la "inspección profunda de paquetes" en un firewall?</text:p>
      <text:p text:style-name="Standard">a) Un método para analizar el rendimiento del procesador.</text:p>
      <text:p text:style-name="Standard">b) Un método para examinar el contenido de los paquetes de datos para identificar amenazas y anomalías.</text:p>
      <text:p text:style-name="Standard">c) Una técnica para administrar cuentas de usuario en el sistema.</text:p>
      <text:p text:style-name="Standard">d) Una técnica para mejorar la interfaz de usuario del sistema operativo.</text:p>
      <text:p text:style-name="Standard">¿Qué es un "firewall de host"?</text:p>
      <text:p text:style-name="Standard">a) Un firewall que protege una red completa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la "inspección SSL" en un firewall?</text:p>
      <text:p text:style-name="Standard">a) Un método para mejorar la velocidad de la conexión a Internet.</text:p>
      <text:p text:style-name="Standard">b) Un método para inspeccionar el tráfico cifrado HTTPS para detectar amenazas.</text:p>
      <text:p text:style-name="Standard"><text:soft-page-break/>c) Una técnica para administrar cuentas de usuario en el sistema.</text:p>
      <text:p text:style-name="Standard">d) Una técnica para optimizar la memoria RAM del sistema.</text:p>
      <text:p text:style-name="Standard">¿Qué es un "firewall de perímetro"?</text:p>
      <text:p text:style-name="Standard">a) Un firewall que se implementa en el borde de una red para protegerla de amenazas externas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un "firewall de proxy"?</text:p>
      <text:p text:style-name="Standard">a) Un firewall que actúa como intermediario entre los usuarios y los servicios web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la "segmentación de red" en el contexto de la seguridad informática?</text:p>
      <text:p text:style-name="Standard">a) Una técnica para acelerar la velocidad de la conexión a Internet.</text:p>
      <text:p text:style-name="Standard">b) Una técnica para dividir una red en segmentos más pequeños para limitar la propagación de ataques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la "lista negra" en el contexto de un firewall?</text:p>
      <text:p text:style-name="Standard">a) Una lista de usuarios autorizados para acceder a la red.</text:p>
      <text:p text:style-name="Standard">b) Una lista de direcciones IP, dominios o aplicaciones bloqueadas.</text:p>
      <text:p text:style-name="Standard">c) Una lista de programas permitidos en una red.</text:p>
      <text:p text:style-name="Standard">d) Una lista de archivos bloqueados en la nube.</text:p>
      <text:p text:style-name="Standard">¿Qué es la "lista blanca" en el contexto de un firewall?</text:p>
      <text:p text:style-name="Standard">a) Una lista de direcciones IP, dominios o aplicaciones permitidas.</text:p>
      <text:p text:style-name="Standard">b) Una lista de usuarios autorizados para acceder a la red.</text:p>
      <text:p text:style-name="Standard">c) Una lista de programas bloqueados en una red.</text:p>
      <text:p text:style-name="Standard">d) Una lista de archivos permitidos en la nube.</text:p>
      <text:p text:style-name="Standard">¿Qué es la "prevención de intrusiones" (IPS) en un firewall?</text:p>
      <text:p text:style-name="Standard">a) Un método para bloquear el tráfico malicioso que intenta ingresar a la red.</text:p>
      <text:p text:style-name="Standard">b) Un método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una "regla de salida" en el contexto de un firewall?</text:p>
      <text:p text:style-name="Standard">a) Una regla que controla el tráfico que sale de la red.</text:p>
      <text:p text:style-name="Standard">b) Una regla que controla el tráfico que entra en la red.</text:p>
      <text:p text:style-name="Standard">c) Una regla que permite cualquier tipo de tráfico.</text:p>
      <text:p text:style-name="Standard">d) Una regla que se aplica solo a los dispositivos internos de la red.</text:p>
      <text:p text:style-name="Standard">¿Qué es una "regla de entrada" en el contexto de un firewall?</text:p>
      <text:p text:style-name="Standard">a) Una regla que controla el tráfico que entra en la red.</text:p>
      <text:p text:style-name="Standard">b) Una regla que controla el tráfico que sale de la red.</text:p>
      <text:p text:style-name="Standard">c) Una regla que permite cualquier tipo de tráfico.</text:p>
      <text:p text:style-name="Standard">d) Una regla que se aplica solo a los dispositivos externos de la red.</text:p>
      <text:p text:style-name="Standard">¿Qué es el "filtrado de paquetes" en un firewall?</text:p>
      <text:p text:style-name="Standard">a) Un método para examinar el contenido de los paquetes de datos y decidir si se deben permitir o bloquear.</text:p>
      <text:p text:style-name="Standard">b) Un método para administrar cuentas de usuario en el sistema.</text:p>
      <text:p text:style-name="Standard">c) Una técnica para mejorar la velocidad de la conexión a Internet.</text:p>
      <text:p text:style-name="Standard">d) Una técnica para optimizar la memoria RAM del sistema.</text:p>
      <text:p text:style-name="Standard">¿Qué es la "denegación de servicio distribuido" (DDoS) en el contexto de un firewall?</text:p>
      <text:p text:style-name="Standard">a) Un ataque en el que un atacante intenta inundar un sitio web o servicio en línea con tráfico malicioso para que se vuelva inaccesible.</text:p>
      <text:p text:style-name="Standard"><text:soft-page-break/>b) Un método para administrar cuentas de usuario en el sistema.</text:p>
      <text:p text:style-name="Standard">c) Una técnica para mejorar la velocidad de la conexión a Internet.</text:p>
      <text:p text:style-name="Standard">d) Una técnica para optimizar la memoria RAM del sistema.</text:p>
      <text:p text:style-name="Standard">¿Qué es el "NAT traversal" en el contexto de un firewall?</text:p>
      <text:p text:style-name="Standard">a) Una técnica para permitir que el tráfico de red pase a través de un firewall y llegue a su destino en una red privada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un "firewall de aplicación web"?</text:p>
      <text:p text:style-name="Standard">a) Un firewall que inspecciona el tráfico de aplicaciones web para detectar y bloquear ataques específicos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una "zona desmilitarizada" (DMZ) en el contexto de la seguridad informática?</text:p>
      <text:p text:style-name="Standard">a) Una red separada que se encuentra entre la red interna y la externa y se utiliza para alojar servidores expuestos a Internet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el "enmascaramiento de IP" en el contexto de un firewall?</text:p>
      <text:p text:style-name="Standard">a) Una técnica para ocultar la dirección IP de un dispositivo en la red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el "control de acceso basado en roles" (RBAC) en el contexto de un firewall?</text:p>
      <text:p text:style-name="Standard">a) Un método para asignar permisos de acceso a los usuarios en función de sus roles en la organización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>¿Qué es un "firewall de capa de aplicación"?</text:p>
      <text:p text:style-name="Standard">a) Un firewall que inspecciona el tráfico en función de los protocolos de aplicación específicos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un "firewall personal"?</text:p>
      <text:p text:style-name="Standard">a) Un software de firewall instalado en un dispositivo individual, como una computadora portátil o de escritorio, para protegerlo de amenazas de red.</text:p>
      <text:p text:style-name="Standard">b) Un firewall que se ejecuta en un sistema operativo individual y protege ese sistema.</text:p>
      <text:p text:style-name="Standard">c) Un firewall que se ejecuta en la nube.</text:p>
      <text:p text:style-name="Standard">d) Un firewall que se ejecuta en un dispositivo de red específico.</text:p>
      <text:p text:style-name="Standard">¿Qué es el "control de aplicaciones" en el contexto de un firewall?</text:p>
      <text:p text:style-name="Standard">a) Un método para permitir o bloquear el acceso a aplicaciones específicas en la red.</text:p>
      <text:p text:style-name="Standard">b) Una técnica para mejorar la velocidad de la conexión a Internet.</text:p>
      <text:p text:style-name="Standard">c) Una técnica para administrar cuentas de usuario en el sistema.</text:p>
      <text:p text:style-name="Standard">d) Una técnica para optimizar la memoria RAM del sistema.</text:p>
      <text:p text:style-name="Standard"/>
      <text:p text:style-name="Standard">¿Qué podría ser una causa común de una avería de software en un sistema informático?</text:p>
      <text:p text:style-name="Standard">a) Falta de alimentación eléctrica.</text:p>
      <text:p text:style-name="Standard">b) Corrupción de archivos del sistema operativo.</text:p>
      <text:p text:style-name="Standard"><text:soft-page-break/>c) Sobrecalentamiento del procesador.</text:p>
      <text:p text:style-name="Standard">d) Desconexión de dispositivos periféricos.</text:p>
      <text:p text:style-name="Standard">¿Cuál de las siguientes situaciones representa una avería de hardware en una computadora?</text:p>
      <text:p text:style-name="Standard">a) El sistema operativo se bloquea repetidamente al iniciar.</text:p>
      <text:p text:style-name="Standard">b) La impresora no responde al enviar un documento para imprimir.</text:p>
      <text:p text:style-name="Standard">c) Una aplicación deja de responder al realizar una tarea específica.</text:p>
      <text:p text:style-name="Standard">d) El disco duro emite ruidos extraños al encender la computadora.</text:p>
      <text:p text:style-name="Standard">¿Qué podría causar un error de pantalla azul en un sistema Windows?</text:p>
      <text:p text:style-name="Standard">a) Falta de espacio en el disco duro.</text:p>
      <text:p text:style-name="Standard">b) Conflictos de controladores de dispositivo.</text:p>
      <text:p text:style-name="Standard">c) Desconexión del teclado.</text:p>
      <text:p text:style-name="Standard">d) Virus en el sistema operativo.</text:p>
      <text:p text:style-name="Standard">¿Cuál de las siguientes acciones podría ayudar a solucionar un problema de hardware en una computadora?</text:p>
      <text:p text:style-name="Standard">a) Reiniciar el enrutador de red.</text:p>
      <text:p text:style-name="Standard">b) Actualizar el software del sistema operativo.</text:p>
      <text:p text:style-name="Standard">c) Limpiar el polvo acumulado en el interior de la computadora.</text:p>
      <text:p text:style-name="Standard">d) Eliminar cookies del navegador web.</text:p>
      <text:p text:style-name="Standard">¿Qué podría indicar un mensaje de error que dice "Disco duro no encontrado" al encender una computadora?</text:p>
      <text:p text:style-name="Standard">a) Un problema de software con el sistema operativo.</text:p>
      <text:p text:style-name="Standard">b) Una falla en el cable de alimentación.</text:p>
      <text:p text:style-name="Standard">c) Una avería de hardware en el disco duro.</text:p>
      <text:p text:style-name="Standard">d) Un problema de red con el enrutador.</text:p>
      <text:p text:style-name="Standard">¿Cuál de las siguientes situaciones podría indicar un problema de software en una computadora portátil?</text:p>
      <text:p text:style-name="Standard">a) La batería no carga correctamente.</text:p>
      <text:p text:style-name="Standard">b) El ventilador hace mucho ruido al encender la computadora.</text:p>
      <text:p text:style-name="Standard">c) El sistema operativo muestra un error al iniciar.</text:p>
      <text:p text:style-name="Standard">d) La pantalla muestra líneas de colores al encender la computadora.</text:p>
      <text:p text:style-name="Standard">¿Qué podría ser una causa común de un error de "pantalla congelada" en una computadora?</text:p>
      <text:p text:style-name="Standard">a) Falta de actualizaciones de software.</text:p>
      <text:p text:style-name="Standard">b) Sobreexposición a la luz solar.</text:p>
      <text:p text:style-name="Standard">c) Conflictos de software entre aplicaciones en ejecución.</text:p>
      <text:p text:style-name="Standard">d) Uso excesivo del mouse.</text:p>
      <text:p text:style-name="Standard">¿Cuál de las siguientes situaciones podría indicar un problema de hardware en una impresora?</text:p>
      <text:p text:style-name="Standard">a) La impresora muestra un mensaje de error de falta de tinta.</text:p>
      <text:p text:style-name="Standard">b) La impresora no imprime ninguna página después de enviar varios documentos.</text:p>
      <text:p text:style-name="Standard">c) La impresora muestra un error de conexión al intentar imprimir.</text:p>
      <text:p text:style-name="Standard">d) La impresora imprime páginas con manchas de tinta.</text:p>
      <text:p text:style-name="Standard">¿Qué podría ser una causa común de un problema de rendimiento en un sistema operativo?</text:p>
      <text:p text:style-name="Standard">a) Falta de actualizaciones de firmware.</text:p>
      <text:p text:style-name="Standard">b) Fragmentación del disco duro.</text:p>
      <text:p text:style-name="Standard">c) Uso excesivo de la memoria RAM.</text:p>
      <text:p text:style-name="Standard">d) Configuración incorrecta del monitor.</text:p>
      <text:p text:style-name="Standard">¿Qué podría ser una causa común de un problema de hardware en un monitor de computadora?</text:p>
      <text:p text:style-name="Standard">a) La resolución de pantalla no está configurada correctamente.</text:p>
      <text:p text:style-name="Standard">b) Falta de conexión del cable de alimentación.</text:p>
      <text:p text:style-name="Standard">c) Fallo del software del sistema operativo.</text:p>
      <text:p text:style-name="Standard">d) Pixeles muertos en la pantalla.</text:p>
      <text:p text:style-name="Standard">¿Qué podría indicar un error de "pantalla negra" al encender una computadora?</text:p>
      <text:p text:style-name="Standard">a) Un problema de software con el sistema operativo.</text:p>
      <text:p text:style-name="Standard"><text:soft-page-break/>b) Una falla en el cable de alimentación.</text:p>
      <text:p text:style-name="Standard">c) Una avería de hardware en la tarjeta gráfica.</text:p>
      <text:p text:style-name="Standard">d) Un problema de red con el enrutador.</text:p>
      <text:p text:style-name="Standard">¿Cuál de las siguientes acciones podría ayudar a solucionar un problema de software en una computadora?</text:p>
      <text:p text:style-name="Standard">a) Reemplazar la memoria RAM.</text:p>
      <text:p text:style-name="Standard">b) Ejecutar un programa antivirus para buscar malware.</text:p>
      <text:p text:style-name="Standard">c) Limpiar el teclado con un paño húmedo.</text:p>
      <text:p text:style-name="Standard">d) Instalar una impresora adicional.</text:p>
      <text:p text:style-name="Standard">¿Qué podría ser una causa común de un error de "pantalla parpadeante" en una computadora?</text:p>
      <text:p text:style-name="Standard">a) Desconexión del mouse.</text:p>
      <text:p text:style-name="Standard">b) Problemas de compatibilidad de controladores de dispositivo.</text:p>
      <text:p text:style-name="Standard">c) Falta de espacio en el disco duro.</text:p>
      <text:p text:style-name="Standard">d) Desgaste de la batería.</text:p>
      <text:p text:style-name="Standard">¿Cuál de las siguientes situaciones podría indicar un problema de hardware en una computadora de escritorio?</text:p>
      <text:p text:style-name="Standard">a) El sistema operativo se bloquea al iniciar.</text:p>
      <text:p text:style-name="Standard">b) El disco duro hace ruidos extraños al leer o escribir datos.</text:p>
      <text:p text:style-name="Standard">c) La conexión Wi-Fi se desconecta frecuentemente.</text:p>
      <text:p text:style-name="Standard">d) El monitor muestra una pantalla azul al encender.</text:p>
      <text:p text:style-name="Standard">¿Qué podría indicar un mensaje de error que dice "Error de memoria" al iniciar una computadora?</text:p>
      <text:p text:style-name="Standard">a) Un problema de software con el sistema operativo.</text:p>
      <text:p text:style-name="Standard">b) Un problema de hardware con la memoria RAM.</text:p>
      <text:p text:style-name="Standard">c) Un conflicto de software entre aplicaciones en ejecución.</text:p>
      <text:p text:style-name="Standard">d) Un problema de red con el enrutador.</text:p>
      <text:p text:style-name="Standard">¿Qué podría ser una causa común de un problema de software en una impresora?</text:p>
      <text:p text:style-name="Standard">a) Atasco de papel en la bandeja de entrada.</text:p>
      <text:p text:style-name="Standard">b) Falta de tinta en el cartucho de impresión.</text:p>
      <text:p text:style-name="Standard">c) Conflictos de software con controladores de dispositivo.</text:p>
      <text:p text:style-name="Standard">d) Desconexión del cable USB.</text:p>
      <text:p text:style-name="Standard">¿Qué podría indicar un mensaje de error que dice "Dispositivo USB no reconocido" al conectar un dispositivo a una computadora?</text:p>
      <text:p text:style-name="Standard">a) Un problema de hardware con el puerto USB.</text:p>
      <text:p text:style-name="Standard">b) Un problema de software con el sistema operativo.</text:p>
      <text:p text:style-name="Standard">c) Un problema de red con el enrutador.</text:p>
      <text:p text:style-name="Standard">d) Un problema de compatibilidad con el dispositivo.</text:p>
      <text:p text:style-name="Standard">¿Qué podría ser una causa común de un error de "pantalla congelada" en una computadora portátil?</text:p>
      <text:p text:style-name="Standard">a) Sobrecalentamiento del procesador.</text:p>
      <text:p text:style-name="Standard">b) Falta de espacio en el disco duro.</text:p>
      <text:p text:style-name="Standard">c) Problemas de compatibilidad con el sistema operativo.</text:p>
      <text:p text:style-name="Standard">d) Desgaste de la batería.</text:p>
      <text:p text:style-name="Standard">¿Cuál de las siguientes acciones podría ayudar a solucionar un problema de hardware en una computadora portátil?</text:p>
      <text:p text:style-name="Standard">a) Actualizar el software del sistema operativo.</text:p>
      <text:p text:style-name="Standard">b) Reemplazar la batería agotada.</text:p>
      <text:p text:style-name="Standard">c) Limpiar el mouse óptico.</text:p>
      <text:p text:style-name="Standard">d) Desinstalar programas no deseados.</text:p>
      <text:p text:style-name="Standard">¿Qué podría indicar un mensaje de error que dice "Error de arranque" al encender una computadora?</text:p>
      <text:p text:style-name="Standard">a) Un problema de software con el sistema operativo.</text:p>
      <text:p text:style-name="Standard">b) Un problema de hardware con el disco duro.</text:p>
      <text:p text:style-name="Standard">c) Un problema de conexión de red.</text:p>
      <text:p text:style-name="Standard"><text:soft-page-break/>d) Un problema de configuración del monitor.</text:p>
      <text:p text:style-name="Standard">¿Qué podría ser una causa común de un problema de software en un enrutador de red?</text:p>
      <text:p text:style-name="Standard">a) Sobrecarga de dispositivos conectados.</text:p>
      <text:p text:style-name="Standard">b) Falta de alimentación eléctrica.</text:p>
      <text:p text:style-name="Standard">c) Corrupción del firmware del enrutador.</text:p>
      <text:p text:style-name="Standard">d) Desconexión del cable de red.</text:p>
      <text:p text:style-name="Standard">¿Qué podría indicar un mensaje de error que dice "Conexión de red no disponible" en una computadora?</text:p>
      <text:p text:style-name="Standard">a) Un problema de hardware con el cable Ethernet.</text:p>
      <text:p text:style-name="Standard">b) Un problema de software con el controlador de red.</text:p>
      <text:p text:style-name="Standard">c) Un problema de hardware con el monitor.</text:p>
      <text:p text:style-name="Standard">d) Un problema de configuración de la impresora.</text:p>
      <text:p text:style-name="Standard">¿Qué podría ser una causa común de un problema de hardware en un teclado de computadora?</text:p>
      <text:p text:style-name="Standard">a) Falta de conexión del cable USB.</text:p>
      <text:p text:style-name="Standard">b) Problemas de software con el sistema operativo.</text:p>
      <text:p text:style-name="Standard">c) Desgaste de las teclas por el uso frecuente.</text:p>
      <text:p text:style-name="Standard">d) Desconexión del mouse.</text:p>
      <text:p text:style-name="Standard">¿Cuál de las siguientes situaciones podría indicar un problema de software en una red de área local (LAN)?</text:p>
      <text:p text:style-name="Standard">a) Velocidad lenta de transferencia de archivos.</text:p>
      <text:p text:style-name="Standard">b) Desconexión del cable de red.</text:p>
      <text:p text:style-name="Standard">c) Atasco de papel en la impresora de red.</text:p>
      <text:p text:style-name="Standard">d) Sobrecalentamiento del enrutador.</text:p>
      <text:p text:style-name="Standard">¿Qué podría ser una causa común de un problema de hardware en una tarjeta gráfica?</text:p>
      <text:p text:style-name="Standard">a) Desgaste de la memoria RAM.</text:p>
      <text:p text:style-name="Standard">b) Conflictos de software con el sistema operativo.</text:p>
      <text:p text:style-name="Standard">c) Sobrecalentamiento del procesador.</text:p>
      <text:p text:style-name="Standard">d) Falta de conexión del cable de alimentación.</text:p>
      <text:p text:style-name="Standard">¿Cuál de las siguientes acciones podría ayudar a solucionar un problema de software en un enrutador de red?</text:p>
      <text:p text:style-name="Standard">a) Reiniciar el enrutador.</text:p>
      <text:p text:style-name="Standard">b) Reemplazar los cables de red.</text:p>
      <text:p text:style-name="Standard">c) Limpiar el polvo acumulado en el enrutador.</text:p>
      <text:p text:style-name="Standard">d) Instalar un nuevo disco duro.</text:p>
      <text:p text:style-name="Standard">¿Qué podría indicar un mensaje de error que dice "Sin señal de video" al encender una computadora?</text:p>
      <text:p text:style-name="Standard">a) Un problema de hardware con la tarjeta gráfica.</text:p>
      <text:p text:style-name="Standard">b) Un problema de software con el sistema operativo.</text:p>
      <text:p text:style-name="Standard">c) Un problema de conexión de red.</text:p>
      <text:p text:style-name="Standard">d) Un problema de configuración del teclado.</text:p>
      <text:p text:style-name="Standard">¿Qué podría ser una causa común de un problema de hardware en una unidad de disco óptico?</text:p>
      <text:p text:style-name="Standard">a) Falta de conexión del cable SATA.</text:p>
      <text:p text:style-name="Standard">b) Fragmentación del disco duro.</text:p>
      <text:p text:style-name="Standard">c) Conflictos de software con el sistema operativo.</text:p>
      <text:p text:style-name="Standard">d) Desgaste de las teclas del teclado.</text:p>
      <text:p text:style-name="Standard">¿Qué podría indicar un mensaje de error que dice "Error de inicialización del BIOS" al encender una computadora?</text:p>
      <text:p text:style-name="Standard">a) Un problema de hardware con la placa base.</text:p>
      <text:p text:style-name="Standard">b) Un problema de software con el sistema operativo.</text:p>
      <text:p text:style-name="Standard">c) Un problema de conexión de red.</text:p>
      <text:p text:style-name="Standard">d) Un problema de configuración del monitor.</text:p>
      <text:p text:style-name="Standard">¿Qué podría ser una causa común de un problema de software en un dispositivo móvil?</text:p>
      <text:p text:style-name="Standard"><text:soft-page-break/>a) Desgaste de la batería.</text:p>
      <text:p text:style-name="Standard">b) Conflictos de software entre aplicaciones instaladas.</text:p>
      <text:p text:style-name="Standard">c) Desconexión del cable de alimentación.</text:p>
      <text:p text:style-name="Standard">d) Sobrecalentamiento del dispositivo.</text:p>
      <text:p text:style-name="Standard"/>
      <text:p text:style-name="Standard"/>
      <text:p text:style-name="Standard">¿Cuál de las siguientes situaciones podría indicar un problema de la BIOS?</text:p>
      <text:p text:style-name="Standard">a) La computadora emite un pitido largo seguido de dos cortos al encender.</text:p>
      <text:p text:style-name="Standard">b) La velocidad de la computadora es más lenta de lo habitual.</text:p>
      <text:p text:style-name="Standard">c) La pantalla muestra artefactos visuales aleatorios.</text:p>
      <text:p text:style-name="Standard">d) La impresora no imprime ningún documento enviado desde la computadora.</text:p>
      <text:p text:style-name="Standard">¿Qué síntoma podría indicar un problema con la CPU?</text:p>
      <text:p text:style-name="Standard">a) La computadora se bloquea aleatoriamente sin motivo aparente.</text:p>
      <text:p text:style-name="Standard">b) El teclado y el mouse no responden al encender la computadora.</text:p>
      <text:p text:style-name="Standard">c) La impresora imprime páginas con líneas verticales borrosas.</text:p>
      <text:p text:style-name="Standard">d) La computadora muestra un mensaje de error "Error de disco duro" al iniciar.</text:p>
      <text:p text:style-name="Standard">¿Cuál de las siguientes situaciones podría indicar un problema de RAM?</text:p>
      <text:p text:style-name="Standard">a) La computadora muestra un mensaje de error "Memoria insuficiente" al abrir un programa.</text:p>
      <text:p text:style-name="Standard">b) La impresora imprime documentos con texto distorsionado.</text:p>
      <text:p text:style-name="Standard">c) La computadora se reinicia repetidamente durante el arranque.</text:p>
      <text:p text:style-name="Standard">d) La computadora muestra una pantalla azul con un mensaje de error al iniciar.</text:p>
      <text:p text:style-name="Standard">¿Qué síntoma podría indicar un problema de almacenamiento, como un disco duro?</text:p>
      <text:p text:style-name="Standard">a) La computadora muestra un mensaje de error "Disco duro no encontrado" al iniciar.</text:p>
      <text:p text:style-name="Standard">b) La impresora no reconoce el cartucho de tinta recién instalado.</text:p>
      <text:p text:style-name="Standard">c) La computadora emite un sonido de clic cada pocos segundos.</text:p>
      <text:p text:style-name="Standard">d) El mouse se mueve de forma errática por la pantalla.</text:p>
      <text:p text:style-name="Standard">¿Cuál de los siguientes síntomas podría indicar un problema con una tarjeta gráfica?</text:p>
      <text:p text:style-name="Standard">a) La computadora muestra una pantalla en blanco después del arranque.</text:p>
      <text:p text:style-name="Standard">b) La impresora no imprime en color aunque el cartucho esté lleno.</text:p>
      <text:p text:style-name="Standard">c) La computadora se bloquea al abrir aplicaciones que requieren muchos gráficos.</text:p>
      <text:p text:style-name="Standard">d) El teclado numérico no funciona correctamente al escribir números.</text:p>
      <text:p text:style-name="Standard">¿Qué síntoma podría indicar un problema con la placa base?</text:p>
      <text:p text:style-name="Standard">a) La computadora no emite ningún sonido al encender.</text:p>
      <text:p text:style-name="Standard">b) La impresora imprime páginas con marcas de tinta al azar.</text:p>
      <text:p text:style-name="Standard">c) La computadora muestra un mensaje de error "No se encuentra el sistema operativo" al iniciar.</text:p>
      <text:p text:style-name="Standard">d) El ventilador del procesador funciona a una velocidad constante, independientemente de la carga de trabajo.</text:p>
      <text:p text:style-name="Standard">¿Cuál de las siguientes situaciones podría indicar un problema con el disco duro?</text:p>
      <text:p text:style-name="Standard">a) La computadora muestra un mensaje de error "Sobrecalentamiento del procesador" al encender.</text:p>
      <text:p text:style-name="Standard">b) La impresora imprime páginas en blanco aunque haya tinta en el cartucho.</text:p>
      <text:p text:style-name="Standard">c) La computadora tarda mucho tiempo en abrir archivos o programas.</text:p>
      <text:p text:style-name="Standard">d) La computadora muestra un mensaje de error "Teclado no encontrado" al iniciar.</text:p>
      <text:p text:style-name="Standard">¿Qué síntoma podría indicar un problema con un periférico USB?</text:p>
      <text:p text:style-name="Standard">a) La computadora muestra un mensaje de error "Error de inicialización del USB" al encender.</text:p>
      <text:p text:style-name="Standard">b) La impresora imprime páginas con manchas de tinta en los bordes.</text:p>
      <text:p text:style-name="Standard">c) La computadora se bloquea al conectar un dispositivo USB.</text:p>
      <text:p text:style-name="Standard">d) El mouse no responde al moverlo sobre la alfombrilla.</text:p>
      <text:p text:style-name="Standard">¿Cuál de las siguientes situaciones podría indicar un problema con el teclado?</text:p>
      <text:p text:style-name="Standard">a) La computadora muestra un mensaje de error "Error de teclado" al iniciar.</text:p>
      <text:p text:style-name="Standard">b) La impresora no imprime documentos desde la bandeja de papel principal.</text:p>
      <text:p text:style-name="Standard">c) La computadora se reinicia al intentar escribir ciertos caracteres.</text:p>
      <text:p text:style-name="Standard">d) La computadora muestra una pantalla en blanco después del encendido.</text:p>
      <text:p text:style-name="Standard"><text:soft-page-break/>¿Qué síntoma podría indicar un problema con la batería de una computadora portátil?</text:p>
      <text:p text:style-name="Standard">a) La computadora se apaga repentinamente aunque la batería esté cargada.</text:p>
      <text:p text:style-name="Standard">b) La impresora no reconoce el cable de alimentación conectado.</text:p>
      <text:p text:style-name="Standard">c) La computadora muestra un mensaje de error "Error de disco duro" al encender.</text:p>
      <text:p text:style-name="Standard">d) El mouse táctil no responde al tocar la pantalla.</text:p>
      <text:p text:style-name="Standard">¿Cuál de las siguientes situaciones podría indicar un problema con el monitor?</text:p>
      <text:p text:style-name="Standard">a) La computadora muestra una pantalla en negro después del encendido.</text:p>
      <text:p text:style-name="Standard">b) La impresora no imprime correctamente los documentos en papel fotográfico.</text:p>
      <text:p text:style-name="Standard">c) La computadora se bloquea al abrir varias pestañas del navegador web.</text:p>
      <text:p text:style-name="Standard">d) El mouse óptico no se desplaza suavemente sobre la mesa.</text:p>
      <text:p text:style-name="Standard">¿Qué síntoma podría indicar un problema con el sistema de enfriamiento de una computadora?</text:p>
      <text:p text:style-name="Standard">a) La computadora emite un sonido de pitido cada pocos segundos.</text:p>
      <text:p text:style-name="Standard">b) La impresora imprime páginas con líneas verticales borrosas.</text:p>
      <text:p text:style-name="Standard">c) La computadora muestra un mensaje de error "Fallo del sistema" al iniciar.</text:p>
      <text:p text:style-name="Standard">d) El ventilador del procesador funciona a una velocidad muy alta todo el tiempo.</text:p>
      <text:p text:style-name="Standard">¿Cuál de las siguientes situaciones podría indicar un problema con el lector de tarjetas de memoria?</text:p>
      <text:p text:style-name="Standard">a) La computadora muestra un mensaje de error "Tarjeta de memoria no reconocida" al insertar una tarjeta.</text:p>
      <text:p text:style-name="Standard">b) La impresora imprime páginas con texto distorsionado.</text:p>
      <text:p text:style-name="Standard">c) La computadora se bloquea al abrir archivos de fotos o videos.</text:p>
      <text:p text:style-name="Standard">d) El teclado numérico no funciona correctamente al escribir números.</text:p>
      <text:p text:style-name="Standard">¿Qué síntoma podría indicar un problema con el adaptador de red inalámbrica?</text:p>
      <text:p text:style-name="Standard">a) La computadora muestra un mensaje de error "Conexión de red no disponible" al encender.</text:p>
      <text:p text:style-name="Standard">b) La impresora no reconoce la conexión Wi-Fi disponible en la red.</text:p>
      <text:p text:style-name="Standard">c) La computadora se bloquea al intentar conectarse a una red inalámbrica.</text:p>
      <text:p text:style-name="Standard">d) El mouse inalámbrico no responde al moverlo sobre la mesa.</text:p>
      <text:p text:style-name="Standard">¿Cuál de las siguientes situaciones podría indicar un problema con el botón de encendido de la computadora?</text:p>
      <text:p text:style-name="Standard">a) La computadora no responde al presionar el botón de encendido.</text:p>
      <text:p text:style-name="Standard">b) La impresora no imprime desde la bandeja de papel principal.</text:p>
      <text:p text:style-name="Standard">c) La computadora muestra un mensaje de error "Error de disco duro" al encender.</text:p>
      <text:p text:style-name="Standard">d) El mouse no responde al moverlo sobre la alfombrilla.</text:p>
      <text:p text:style-name="Standard"/>
      <text:p text:style-name="Standard"/>
      <text:p text:style-name="Standard">¿Qué podría indicar un mensaje de error "No se puede acceder a la red" al intentar conectarse a Internet?</text:p>
      <text:p text:style-name="Standard">a) Problemas de hardware con el enrutador.</text:p>
      <text:p text:style-name="Standard">b) Conflictos de software con el navegador web.</text:p>
      <text:p text:style-name="Standard">c) Fallas en la configuración del firewall.</text:p>
      <text:p text:style-name="Standard">d) Interrupción del servicio de Internet por parte del proveedor.</text:p>
      <text:p text:style-name="Standard">¿Cuál de las siguientes situaciones podría indicar un problema de seguridad en una computadora?</text:p>
      <text:p text:style-name="Standard">a) El sistema operativo muestra un mensaje de error "Contraseña incorrecta" al iniciar sesión.</text:p>
      <text:p text:style-name="Standard">b) La barra de direcciones del navegador web muestra un mensaje "Sitio no seguro" al visitar un sitio web.</text:p>
      <text:p text:style-name="Standard">c) La impresora imprime páginas con texto distorsionado.</text:p>
      <text:p text:style-name="Standard">d) El mouse inalámbrico no responde al moverlo sobre la mesa.</text:p>
      <text:p text:style-name="Standard">¿Qué podría indicar un mensaje de error "Error de autenticación" al intentar acceder a una cuenta de usuario?</text:p>
      <text:p text:style-name="Standard">a) Conflictos de software con el navegador web.</text:p>
      <text:p text:style-name="Standard">b) Problemas de hardware con el teclado.</text:p>
      <text:p text:style-name="Standard">c) Fallas en la configuración del firewall.</text:p>
      <text:p text:style-name="Standard">d) Problemas de identificación y contraseña incorrectos.</text:p>
      <text:p text:style-name="Standard"><text:soft-page-break/>¿Cuál de las siguientes situaciones podría indicar un problema de virus en una computadora?</text:p>
      <text:p text:style-name="Standard">a) La computadora muestra una pantalla azul con un mensaje de error al iniciar.</text:p>
      <text:p text:style-name="Standard">b) El sistema operativo muestra una ventana emergente con anuncios no deseados.</text:p>
      <text:p text:style-name="Standard">c) La impresora imprime páginas en blanco aunque haya tinta en el cartucho.</text:p>
      <text:p text:style-name="Standard">d) La computadora emite un sonido de pitido cada pocos segundos.</text:p>
      <text:p text:style-name="Standard">¿Qué síntoma podría indicar un problema de carga de inicio en el sistema operativo?</text:p>
      <text:p text:style-name="Standard">a) La computadora muestra una pantalla en blanco después del encendido.</text:p>
      <text:p text:style-name="Standard">b) El sistema operativo muestra un mensaje de error "Error de inicio del sistema" al arrancar.</text:p>
      <text:p text:style-name="Standard">c) La impresora imprime documentos con líneas horizontales borrosas.</text:p>
      <text:p text:style-name="Standard">d) La computadora se bloquea al abrir varias aplicaciones simultáneamente.</text:p>
      <text:p text:style-name="Standard">¿Cuál de las siguientes situaciones podría indicar un problema de red en una computadora?</text:p>
      <text:p text:style-name="Standard">a) La computadora muestra un mensaje de error "No se puede encontrar el servidor DNS" al intentar acceder a un sitio web.</text:p>
      <text:p text:style-name="Standard">b) La impresora imprime páginas con manchas de tinta en los bordes.</text:p>
      <text:p text:style-name="Standard">c) La computadora muestra un mensaje de error "Fallo del sistema" al iniciar.</text:p>
      <text:p text:style-name="Standard">d) El mouse no responde al moverlo sobre la alfombrilla.</text:p>
      <text:p text:style-name="Standard">¿Qué podría indicar un mensaje de advertencia "El sitio web no tiene un certificado de seguridad válido" al visitar un sitio web?</text:p>
      <text:p text:style-name="Standard">a) La computadora muestra un mensaje de error "No se puede acceder a la red" al intentar conectarse a Internet.</text:p>
      <text:p text:style-name="Standard">b) La impresora no imprime desde la bandeja de papel principal.</text:p>
      <text:p text:style-name="Standard">c) La computadora muestra un mensaje de error "Error de disco duro" al encender.</text:p>
      <text:p text:style-name="Standard">d) El sistema operativo muestra un mensaje de advertencia de seguridad al abrir un archivo adjunto de correo electrónico.</text:p>
      <text:p text:style-name="Standard">¿Cuál de las siguientes situaciones podría indicar un problema de configuración de firewall en una red?</text:p>
      <text:p text:style-name="Standard">a) La computadora muestra un mensaje de error "No se puede acceder a la red" al intentar conectarse a Internet.</text:p>
      <text:p text:style-name="Standard">b) La impresora imprime páginas con líneas verticales borrosas.</text:p>
      <text:p text:style-name="Standard">c) La computadora se bloquea al intentar abrir un archivo adjunto de correo electrónico.</text:p>
      <text:p text:style-name="Standard">d) El sistema operativo muestra un mensaje de advertencia "El firewall ha bloqueado el acceso a este programa".</text:p>
      <text:p text:style-name="Standard">¿Qué podría indicar un mensaje de error "El archivo no se puede abrir debido a permisos insuficientes" al intentar acceder a un archivo?</text:p>
      <text:p text:style-name="Standard">a) Conflictos de software con el navegador web.</text:p>
      <text:p text:style-name="Standard">b) Problemas de seguridad con la cuenta de usuario.</text:p>
      <text:p text:style-name="Standard">c) Fallas en la configuración del firewall.</text:p>
      <text:p text:style-name="Standard">d) Interrupción del servicio de Internet por parte del proveedor.</text:p>
      <text:p text:style-name="Standard">¿Qué síntoma podría indicar un problema de virus en una computadora?</text:p>
      <text:p text:style-name="Standard">a) El sistema operativo muestra un mensaje de error "Error de inicio del sistema" al arrancar.</text:p>
      <text:p text:style-name="Standard">b) La barra de direcciones del navegador web muestra un mensaje "Sitio no seguro" al visitar un sitio web.</text:p>
      <text:p text:style-name="Standard">c) La impresora imprime documentos con texto distorsionado.</text:p>
      <text:p text:style-name="Standard">d) La computadora emite un sonido de pitido cada pocos segundos.</text:p>
      <text:p text:style-name="Standard">¿Cuál de las siguientes situaciones podría indicar un problema de configuración de seguridad en una red?</text:p>
      <text:p text:style-name="Standard">a) La computadora muestra un mensaje de error "El sitio web no tiene un certificado de seguridad válido" al visitar un sitio web.</text:p>
      <text:p text:style-name="Standard">b) La impresora no reconoce la conexión Wi-Fi disponible en la red.</text:p>
      <text:p text:style-name="Standard">c) La computadora se bloquea al intentar conectarse a una red inalámbrica.</text:p>
      <text:p text:style-name="Standard">d) El sistema operativo muestra un mensaje de advertencia de seguridad al abrir un archivo adjunto de correo electrónico.</text:p>
      <text:p text:style-name="Standard"><text:soft-page-break/>¿Qué podría indicar un mensaje de advertencia "Conexión no segura" al intentar acceder a una página web?</text:p>
      <text:p text:style-name="Standard">a) La computadora muestra un mensaje de error "No se puede acceder a la red" al intentar conectarse a Internet.</text:p>
      <text:p text:style-name="Standard">b) La impresora imprime páginas con manchas de tinta en los bordes.</text:p>
      <text:p text:style-name="Standard">c) La computadora muestra un mensaje de error "Fallo del sistema" al iniciar.</text:p>
      <text:p text:style-name="Standard">d) El sistema operativo muestra un mensaje de advertencia de seguridad al abrir un archivo adjunto de correo electrónico.</text:p>
      <text:p text:style-name="Standard">¿Cuál de las siguientes situaciones podría indicar un problema de carga de inicio en el sistema operativo?</text:p>
      <text:p text:style-name="Standard">a) La computadora muestra una pantalla en blanco después del encendido.</text:p>
      <text:p text:style-name="Standard">b) El sistema operativo muestra un mensaje de error "Error de inicio del sistema" al arrancar.</text:p>
      <text:p text:style-name="Standard">c) La impresora imprime documentos con líneas horizontales borrosas.</text:p>
      <text:p text:style-name="Standard">d) La computadora se bloquea al abrir varias aplicaciones simultáneamente.</text:p>
      <text:p text:style-name="Standard">¿Qué síntoma podría indicar un problema de red en una computadora?</text:p>
      <text:p text:style-name="Standard">a) La computadora muestra un mensaje de error "No se puede encontrar el servidor DNS" al intentar acceder a un sitio web.</text:p>
      <text:p text:style-name="Standard">b) La impresora imprime páginas con manchas de tinta en los bordes.</text:p>
      <text:p text:style-name="Standard">c) La computadora muestra un mensaje de error "Fallo del sistema" al iniciar.</text:p>
      <text:p text:style-name="Standard">d) El mouse no responde al moverlo sobre la alfombrilla.</text:p>
      <text:p text:style-name="Standard">¿Qué podría indicar un mensaje de advertencia "Este sitio web puede no ser seguro" al intentar acceder a una página web?</text:p>
      <text:p text:style-name="Standard">a) La computadora muestra un mensaje de error "No se puede acceder a la red" al intentar conectarse a Internet.</text:p>
      <text:p text:style-name="Standard">b) La impresora no imprime desde la bandeja de papel principal.</text:p>
      <text:p text:style-name="Standard">c) La computadora muestra un mensaje de error "Error de disco duro" al encender.</text:p>
      <text:p text:style-name="Standard">d) El sistema operativo muestra un mensaje de advertencia de seguridad al abrir un archivo adjunto de correo electrónico.</text:p>
      <text:p text:style-name="Standard">¿Cuál de los siguientes no es un tipo común de impresora?</text:p>
      <text:p text:style-name="Standard">a) Láser</text:p>
      <text:p text:style-name="Standard">b) Inyección de tinta</text:p>
      <text:p text:style-name="Standard">c) Matricial</text:p>
      <text:p text:style-name="Standard">d) Óptica</text:p>
      <text:p text:style-name="Standard">¿Qué tipo de impresora utiliza tóner para imprimir?</text:p>
      <text:p text:style-name="Standard">a) Impresora de inyección de tinta</text:p>
      <text:p text:style-name="Standard">b) Impresora láser</text:p>
      <text:p text:style-name="Standard">c) Impresora de matriz de puntos</text:p>
      <text:p text:style-name="Standard">d) Impresora térmica</text:p>
      <text:p text:style-name="Standard">¿Cuál de las siguientes no es una ventaja de las impresoras láser?</text:p>
      <text:p text:style-name="Standard">a) Impresiones de alta calidad</text:p>
      <text:p text:style-name="Standard">b) Velocidad de impresión rápida</text:p>
      <text:p text:style-name="Standard">c) Costo inicial bajo</text:p>
      <text:p text:style-name="Standard">d) Bajo costo por página impresa</text:p>
      <text:p text:style-name="Standard">¿Cuál de las siguientes tecnologías de impresión es más comúnmente asociada con la impresión fotográfica de alta calidad?</text:p>
      <text:p text:style-name="Standard">a) Impresión láser</text:p>
      <text:p text:style-name="Standard">b) Inyección de tinta</text:p>
      <text:p text:style-name="Standard">c) Impresión térmica</text:p>
      <text:p text:style-name="Standard">d) Impresión por sublimación</text:p>
      <text:p text:style-name="Standard">¿Qué componente de una impresora láser fija el tóner al papel?</text:p>
      <text:p text:style-name="Standard">a) Tambor fotosensible</text:p>
      <text:p text:style-name="Standard">b) Rodillo de transferencia</text:p>
      <text:p text:style-name="Standard"><text:soft-page-break/>c) Fusor</text:p>
      <text:p text:style-name="Standard">d) Unidad de revelado</text:p>
      <text:p text:style-name="Standard">¿Qué tipo de impresora es mejor para imprimir en papel continuo?</text:p>
      <text:p text:style-name="Standard">a) Impresora láser</text:p>
      <text:p text:style-name="Standard">b) Impresora de matriz de puntos</text:p>
      <text:p text:style-name="Standard">c) Impresora térmica</text:p>
      <text:p text:style-name="Standard">d) Impresora de inyección de tinta</text:p>
      <text:p text:style-name="Standard">¿Cuál de las siguientes tecnologías de impresión es más comúnmente usada en impresoras de recib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utiliza pequeñas agujas para golpear un cinturón de tinta y transferirla a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no es una desventaja de las impresoras de inyección de tinta?</text:p>
      <text:p text:style-name="Standard">a) Costo inicial alto</text:p>
      <text:p text:style-name="Standard">b) Velocidad de impresión lenta</text:p>
      <text:p text:style-name="Standard">c) Calidad de impresión inferior a la de una láser</text:p>
      <text:p text:style-name="Standard">d) Costo por página impresa alto</text:p>
      <text:p text:style-name="Standard">¿Qué tipo de impresora se utiliza comúnmente para imprimir etiquetas y códigos de barras?</text:p>
      <text:p text:style-name="Standard">a) Impresora láser</text:p>
      <text:p text:style-name="Standard">b) Impresora de inyección de tinta</text:p>
      <text:p text:style-name="Standard">c) Impresora térmica</text:p>
      <text:p text:style-name="Standard">d) Impresora matricial</text:p>
      <text:p text:style-name="Standard">¿Cuál de las siguientes opciones describe mejor la función de un tambor fotosensible en una impresora láser?</text:p>
      <text:p text:style-name="Standard">a) Aplica tóner al papel</text:p>
      <text:p text:style-name="Standard">b) Transfiere la imagen a la página</text:p>
      <text:p text:style-name="Standard">c) Fija el tóner al papel</text:p>
      <text:p text:style-name="Standard">d) Recoge el papel de la bandeja de entrada</text:p>
      <text:p text:style-name="Standard">¿Cuál es la principal desventaja de las impresoras térmicas?</text:p>
      <text:p text:style-name="Standard">a) Costo inicial alto</text:p>
      <text:p text:style-name="Standard">b) Velocidad de impresión lenta</text:p>
      <text:p text:style-name="Standard">c) Calidad de impresión baja</text:p>
      <text:p text:style-name="Standard">d) Sensibilidad al calor y a la luz</text:p>
      <text:p text:style-name="Standard">¿Qué tipo de impresora utiliza un cabezal de impresión que se mueve de un lado a otro para aplicar tinta a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de inyección de tinta se encarga de calentar la tinta para expulsarla de los cartuchos?</text:p>
      <text:p text:style-name="Standard">a) Tambor fotosensible</text:p>
      <text:p text:style-name="Standard">b) Fusor</text:p>
      <text:p text:style-name="Standard">c) Cabezal de impresión</text:p>
      <text:p text:style-name="Standard">d) Rodillo de transferencia</text:p>
      <text:p text:style-name="Standard"><text:soft-page-break/>¿Cuál de las siguientes opciones es una característica común de las impresoras matriciales?</text:p>
      <text:p text:style-name="Standard">a) Alta calidad de impresión</text:p>
      <text:p text:style-name="Standard">b) Velocidad de impresión lenta</text:p>
      <text:p text:style-name="Standard">c) Bajo nivel de ruido</text:p>
      <text:p text:style-name="Standard">d) Bajo costo de mantenimiento</text:p>
      <text:p text:style-name="Standard">¿Qué tipo de impresora utiliza calor para transferir la imagen a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ecnología de impresión es más adecuada para imprimir en papel térmico sensible al calor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ás propenso a atascos de papel debido a la alimentación de hojas suelta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tecnologías de impresión es más adecuada para imprimir en papel continuo, como en una impresora de recib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ás comúnmente utilizado en entornos industriales para imprimir etiquetas y códigos de barras en grandes cantidade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láser derrite el tóner y lo une al papel?</text:p>
      <text:p text:style-name="Standard">a) Tambor fotosensible</text:p>
      <text:p text:style-name="Standard">b) Rodillo de transferencia</text:p>
      <text:p text:style-name="Standard">c) Fusor</text:p>
      <text:p text:style-name="Standard">d) Cabezal de impresión</text:p>
      <text:p text:style-name="Standard">¿Qué tipo de impresora es más adecuado para imprimir gráficos en color de alta calidad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enos adecuado para imprimir en papel continuo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opciones describe mejor la función de un cabezal de impresión en una impresora de inyección de tinta?</text:p>
      <text:p text:style-name="Standard">a) Fija el tóner al papel</text:p>
      <text:p text:style-name="Standard">b) Calienta la tinta para expulsarla de los cartuchos</text:p>
      <text:p text:style-name="Standard"><text:soft-page-break/>c) Mueve la tinta de los cartuchos al papel</text:p>
      <text:p text:style-name="Standard">d) Aplica la tinta al papel</text:p>
      <text:p text:style-name="Standard">¿Qué tipo de impresora es más adecuado para imprimir recibos en puntos de venta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impresora es más propenso a producir un ruido significativo durante la impresión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ecnología de impresión es más adecuada para imprimir en papel continuo, como en una impresora de formulari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Cuál de las siguientes opciones describe mejor la función de un rodillo de transferencia en una impresora láser?</text:p>
      <text:p text:style-name="Standard">a) Aplica tóner al papel</text:p>
      <text:p text:style-name="Standard">b) Transfiere la imagen a la página</text:p>
      <text:p text:style-name="Standard">c) Fija el tóner al papel</text:p>
      <text:p text:style-name="Standard">d) Recoge el papel de la bandeja de entrada</text:p>
      <text:p text:style-name="Standard">¿Qué tipo de impresora es más adecuado para imprimir en papel térmico sensible al calor, como en una impresora de recibo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matricial utiliza pequeñas agujas para golpear una cinta de tinta y transferirla al papel?</text:p>
      <text:p text:style-name="Standard">a) Tambor fotosensible</text:p>
      <text:p text:style-name="Standard">b) Fusor</text:p>
      <text:p text:style-name="Standard">c) Cabezal de impresión</text:p>
      <text:p text:style-name="Standard">d) Rodillo de impacto</text:p>
      <text:p text:style-name="Standard"/>
      <text:p text:style-name="Standard">¿Cuál es uno de los componentes principales de una impresora matricial que golpea una cinta de tinta para transferirla al papel?</text:p>
      <text:p text:style-name="Standard">a) Tambor fotosensible</text:p>
      <text:p text:style-name="Standard">b) Fusor</text:p>
      <text:p text:style-name="Standard">c) Cabezal de impresión</text:p>
      <text:p text:style-name="Standard">d) Rodillo de impacto</text:p>
      <text:p text:style-name="Standard">¿Qué tipo de impresora utiliza un cabezal de impresión que contiene una matriz de pequeños alfileres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matricial?</text:p>
      <text:p text:style-name="Standard">a) Papel térmico</text:p>
      <text:p text:style-name="Standard">b) Papel fotográfico</text:p>
      <text:p text:style-name="Standard"><text:soft-page-break/>c) Papel continuo con hojas perforadas</text:p>
      <text:p text:style-name="Standard">d) Papel satinado</text:p>
      <text:p text:style-name="Standard">¿Cuál es una ventaja clave de las impresoras matriciales en comparación con otras tecnologías de impresión?</text:p>
      <text:p text:style-name="Standard">a) Velocidad de impresión rápida</text:p>
      <text:p text:style-name="Standard">b) Bajo costo por página impresa</text:p>
      <text:p text:style-name="Standard">c) Alta calidad de impresión</text:p>
      <text:p text:style-name="Standard">d) Funcionamiento silencioso</text:p>
      <text:p text:style-name="Standard">¿Qué tipo de impresora es más propenso a tener problemas de alineación del cabezal de impresión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matricial puede requerir limpieza regular para mantener la calidad de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impacto</text:p>
      <text:p text:style-name="Standard">¿Cuál es una característica común de las impresoras matriciales de 9 pines?</text:p>
      <text:p text:style-name="Standard">a) Alta calidad de impresión</text:p>
      <text:p text:style-name="Standard">b) Velocidad de impresión lenta</text:p>
      <text:p text:style-name="Standard">c) Bajo costo de mantenimiento</text:p>
      <text:p text:style-name="Standard">d) Uso de papel térmico</text:p>
      <text:p text:style-name="Standard">¿Qué tipo de error de impresión es más común en las impresoras matriciales debido al desgaste de los cabezales de impresión?</text:p>
      <text:p text:style-name="Standard">a) Atasco de papel</text:p>
      <text:p text:style-name="Standard">b) Impresión desigual</text:p>
      <text:p text:style-name="Standard">c) Pérdida de puntos en la impresión</text:p>
      <text:p text:style-name="Standard">d) Manchas de tinta en el papel</text:p>
      <text:p text:style-name="Standard">¿Qué tipo de impresora matricial es más adecuado para imprimir formularios de varias capas?</text:p>
      <text:p text:style-name="Standard">a) De 9 pines</text:p>
      <text:p text:style-name="Standard">b) De 24 pines</text:p>
      <text:p text:style-name="Standard">c) De 48 pines</text:p>
      <text:p text:style-name="Standard">d) De 64 pines</text:p>
      <text:p text:style-name="Standard">¿Cuál de los siguientes no es un posible error de impresión en una impresora matricial?</text:p>
      <text:p text:style-name="Standard">a) Desalineación del cabezal de impresión</text:p>
      <text:p text:style-name="Standard">b) Atasco de papel</text:p>
      <text:p text:style-name="Standard">c) Fugas de tinta del cartucho</text:p>
      <text:p text:style-name="Standard">d) Impresión descolorida</text:p>
      <text:p text:style-name="Standard">¿Qué tipo de papel es necesario utilizar en una impresora matricial para imprimir formularios continuos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es una característica distintiva de las impresoras matriciales de 24 pines en comparación con las de 9 pines?</text:p>
      <text:p text:style-name="Standard">a) Mayor velocidad de impresión</text:p>
      <text:p text:style-name="Standard">b) Mejor calidad de impresión</text:p>
      <text:p text:style-name="Standard">c) Menor consumo de tinta</text:p>
      <text:p text:style-name="Standard">d) Funcionamiento más silencioso</text:p>
      <text:p text:style-name="Standard"><text:soft-page-break/>¿Qué tipo de papel es menos adecuado para usar con una impresora matricial debido a su sensibilidad al calor y la presión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desventaja clave de las impresoras matriciales en comparación con las impresoras láser o de inyección de tinta?</text:p>
      <text:p text:style-name="Standard">a) Alta calidad de impresión</text:p>
      <text:p text:style-name="Standard">b) Velocidad de impresión lenta</text:p>
      <text:p text:style-name="Standard">c) Bajo costo inicial</text:p>
      <text:p text:style-name="Standard">d) Bajo consumo de energía</text:p>
      <text:p text:style-name="Standard">¿Qué componente de una impresora matricial debe ser reemplazado con frecuencia debido al desgaste durante la impresión?</text:p>
      <text:p text:style-name="Standard">a) Tambor fotosensible</text:p>
      <text:p text:style-name="Standard">b) Fusor</text:p>
      <text:p text:style-name="Standard">c) Cabezal de impresión</text:p>
      <text:p text:style-name="Standard">d) Rodillo de impacto</text:p>
      <text:p text:style-name="Standard">¿Qué tipo de papel es más adecuado para imprimir recibos y facturas en una impresora matricial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alimentación de papel en una impresora matricial?</text:p>
      <text:p text:style-name="Standard">a) Papel arrugado</text:p>
      <text:p text:style-name="Standard">b) Papel doblado</text:p>
      <text:p text:style-name="Standard">c) Papel atascado en el cabezal de impresión</text:p>
      <text:p text:style-name="Standard">d) Papel desalineado</text:p>
      <text:p text:style-name="Standard">¿Qué tipo de impresora matricial es más adecuado para imprimir gráficos y documentos con una mejor calidad de texto?</text:p>
      <text:p text:style-name="Standard">a) De 9 pines</text:p>
      <text:p text:style-name="Standard">b) De 18 pines</text:p>
      <text:p text:style-name="Standard">c) De 24 pines</text:p>
      <text:p text:style-name="Standard">d) De 48 pines</text:p>
      <text:p text:style-name="Standard">¿Qué tipo de mantenimiento regular se recomienda para prolongar la vida útil de una impresora matricial?</text:p>
      <text:p text:style-name="Standard">a) Limpieza del tambor fotosensible</text:p>
      <text:p text:style-name="Standard">b) Reemplazo del cabezal de impresión</text:p>
      <text:p text:style-name="Standard">c) Limpieza del rodillo de impacto</text:p>
      <text:p text:style-name="Standard">d) Recarga de tinta en los cartuchos</text:p>
      <text:p text:style-name="Standard">¿Cuál es una característica común de las impresoras matriciales de 48 pines en comparación con las de menor cantidad de pines?</text:p>
      <text:p text:style-name="Standard">a) Mayor velocidad de impresión</text:p>
      <text:p text:style-name="Standard">b) Mejor calidad de impresión</text:p>
      <text:p text:style-name="Standard">c) Mayor durabilidad del cabezal de impresión</text:p>
      <text:p text:style-name="Standard">d) Funcionamiento más silencioso</text:p>
      <text:p text:style-name="Standard"/>
      <text:p text:style-name="Standard">¿Cuál es uno de los componentes principales de una impresora de inyección de tinta que contiene los depósitos de tinta?</text:p>
      <text:p text:style-name="Standard">a) Tambor fotosensible</text:p>
      <text:p text:style-name="Standard">b) Cabezal de impresión</text:p>
      <text:p text:style-name="Standard">c) Rodillo de transferencia</text:p>
      <text:p text:style-name="Standard"><text:soft-page-break/>d) Cartuchos de tinta</text:p>
      <text:p text:style-name="Standard">¿Qué tipo de impresora utiliza un cabezal de impresión que rocía diminutas gotas de tinta sobre el papel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de inyección de tinta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es una ventaja clave de las impresoras de inyección de tinta en comparación con otras tecnologías de impresión?</text:p>
      <text:p text:style-name="Standard">a) Alta velocidad de impresión</text:p>
      <text:p text:style-name="Standard">b) Bajo costo inicial</text:p>
      <text:p text:style-name="Standard">c) Alta calidad de impresión fotográfica</text:p>
      <text:p text:style-name="Standard">d) Funcionamiento silencioso</text:p>
      <text:p text:style-name="Standard">¿Qué tipo de impresora es más propenso a tener problemas de obstrucción del cabezal de impresión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de inyección de tinta puede requerir limpieza regular para mantener la calidad de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Cuál es una característica común de las impresoras de inyección de tinta de cuatro cartuchos de tinta?</text:p>
      <text:p text:style-name="Standard">a) Alta calidad de impresión</text:p>
      <text:p text:style-name="Standard">b) Bajo costo de mantenimiento</text:p>
      <text:p text:style-name="Standard">c) Uso de cartuchos de tinta individuales</text:p>
      <text:p text:style-name="Standard">d) Funcionamiento con papel térmico</text:p>
      <text:p text:style-name="Standard">¿Qué tipo de error de impresión es más común en las impresoras de inyección de tinta debido al deterioro de los cabezales de impresión?</text:p>
      <text:p text:style-name="Standard">a) Atasco de papel</text:p>
      <text:p text:style-name="Standard">b) Impresión desigual</text:p>
      <text:p text:style-name="Standard">c) Pérdida de puntos en la impresión</text:p>
      <text:p text:style-name="Standard">d) Manchas de tinta en el papel</text:p>
      <text:p text:style-name="Standard">¿Qué tipo de papel es necesario utilizar en una impresora de inyección de tinta para obtener impresiones de alta calidad fotográfica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de los siguientes no es un posible error de impresión en una impresora de inyección de tinta?</text:p>
      <text:p text:style-name="Standard">a) Atasco de papel</text:p>
      <text:p text:style-name="Standard">b) Fugas de tinta del cartucho</text:p>
      <text:p text:style-name="Standard">c) Desalineación del cabezal de impresión</text:p>
      <text:p text:style-name="Standard"><text:soft-page-break/>d) Impresión descolorida</text:p>
      <text:p text:style-name="Standard">¿Qué tipo de papel es menos adecuado para usar con una impresora de inyección de tinta debido a su tendencia a absorber demasiada tint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característica distintiva de las impresoras de inyección de tinta de cinco cartuchos de tinta en comparación con las de menor cantidad de cartuchos?</text:p>
      <text:p text:style-name="Standard">a) Mejor calidad de impresión</text:p>
      <text:p text:style-name="Standard">b) Mayor velocidad de impresión</text:p>
      <text:p text:style-name="Standard">c) Menor costo de mantenimiento</text:p>
      <text:p text:style-name="Standard">d) Funcionamiento más silencioso</text:p>
      <text:p text:style-name="Standard">¿Qué tipo de papel es más adecuado para imprimir documentos que necesitan resistir el agua y el desgaste en una impresora de inyección de tinta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de los siguientes no es un posible error de alimentación de papel en una impresora de inyección de tinta?</text:p>
      <text:p text:style-name="Standard">a) Papel arrugado</text:p>
      <text:p text:style-name="Standard">b) Papel doblado</text:p>
      <text:p text:style-name="Standard">c) Papel atascado en el cabezal de impresión</text:p>
      <text:p text:style-name="Standard">d) Papel desalineado</text:p>
      <text:p text:style-name="Standard">¿Qué tipo de impresora de inyección de tinta es más adecuado para imprimir imágenes y fotografías de alta calidad?</text:p>
      <text:p text:style-name="Standard">a) Impresora de una sola tinta</text:p>
      <text:p text:style-name="Standard">b) Impresora de cuatro colores</text:p>
      <text:p text:style-name="Standard">c) Impresora de cinco colores</text:p>
      <text:p text:style-name="Standard">d) Impresora de seis colores</text:p>
      <text:p text:style-name="Standard">¿Qué componente de una impresora de inyección de tinta puede requerir reemplazo periódico debido al desgaste durante la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Qué tipo de papel es más adecuado para imprimir etiquetas y adhesivos en una impresora de inyección de tint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adhesivo</text:p>
      <text:p text:style-name="Standard">¿Cuál de los siguientes no es un posible error de calidad de impresión en una impresora de inyección de tinta?</text:p>
      <text:p text:style-name="Standard">a) Rayas en la impresión</text:p>
      <text:p text:style-name="Standard">b) Texto borroso</text:p>
      <text:p text:style-name="Standard">c) Pérdida de puntos en la impresión</text:p>
      <text:p text:style-name="Standard">d) Pérdida de tinta en el cabezal de impresión</text:p>
      <text:p text:style-name="Standard">¿Qué tipo de impresora de inyección de tinta es más adecuado para imprimir documentos en blanco y negro con texto claro y nítido?</text:p>
      <text:p text:style-name="Standard">a) Impresora de una sola tinta</text:p>
      <text:p text:style-name="Standard"><text:soft-page-break/>b) Impresora de cuatro colores</text:p>
      <text:p text:style-name="Standard">c) Impresora de cinco colores</text:p>
      <text:p text:style-name="Standard">d) Impresora de seis colores</text:p>
      <text:p text:style-name="Standard">¿Qué tipo de mantenimiento regular se recomienda para prolongar la vida útil de una impresora de inyección de tinta?</text:p>
      <text:p text:style-name="Standard">a) Limpieza del tambor fotosensible</text:p>
      <text:p text:style-name="Standard">b) Reemplazo del cabezal de impresión</text:p>
      <text:p text:style-name="Standard">c) Limpieza del rodillo de transferencia</text:p>
      <text:p text:style-name="Standard">d) Recarga de tinta en los cartuchos</text:p>
      <text:p text:style-name="Standard">¿Cuál de los siguientes no es un posible error de tinta en una impresora de inyección de tinta?</text:p>
      <text:p text:style-name="Standard">a) Tinta descolorida</text:p>
      <text:p text:style-name="Standard">b) Tinta seca</text:p>
      <text:p text:style-name="Standard">c) Tinta derramada</text:p>
      <text:p text:style-name="Standard">d) Tinta excesiva en el papel</text:p>
      <text:p text:style-name="Standard">¿Qué tipo de impresora de inyección de tinta es más adecuado para imprimir imágenes con una amplia gama de colores?</text:p>
      <text:p text:style-name="Standard">a) Impresora de cuatro colores</text:p>
      <text:p text:style-name="Standard">b) Impresora de cinco colores</text:p>
      <text:p text:style-name="Standard">c) Impresora de seis colores</text:p>
      <text:p text:style-name="Standard">d) Impresora de siete colores</text:p>
      <text:p text:style-name="Standard">¿Qué componente de una impresora de inyección de tinta es responsable de calentar y vaporizar la tinta para expulsarla del cabezal de impresión?</text:p>
      <text:p text:style-name="Standard">a) Tambor fotosensible</text:p>
      <text:p text:style-name="Standard">b) Fusor</text:p>
      <text:p text:style-name="Standard">c) Cabezal de impresión</text:p>
      <text:p text:style-name="Standard">d) Rodillo de transferencia</text:p>
      <text:p text:style-name="Standard">¿Qué tipo de papel es más adecuado para imprimir fotografías en una impresora de inyección de tinta para obtener resultados de alta calidad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papel en una impresora de inyección de tinta?</text:p>
      <text:p text:style-name="Standard">a) Papel arrugado</text:p>
      <text:p text:style-name="Standard">b) Papel doblado</text:p>
      <text:p text:style-name="Standard">c) Papel atascado en el cabezal de impresión</text:p>
      <text:p text:style-name="Standard">d) Papel desalineado</text:p>
      <text:p text:style-name="Standard"/>
      <text:p text:style-name="Standard">¿Cuál es uno de los componentes principales de una impresora láser que atrae el tóner para formar la imagen en el papel?</text:p>
      <text:p text:style-name="Standard">a) Tambor fotosensible</text:p>
      <text:p text:style-name="Standard">b) Fusor</text:p>
      <text:p text:style-name="Standard">c) Rodillo de transferencia</text:p>
      <text:p text:style-name="Standard">d) Unidad de revelado</text:p>
      <text:p text:style-name="Standard">¿Qué tipo de impresora utiliza un láser para dibujar la imagen a imprimir en un tambor fotosensible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láser?</text:p>
      <text:p text:style-name="Standard">a) Papel térmico</text:p>
      <text:p text:style-name="Standard"><text:soft-page-break/>b) Papel fotográfico</text:p>
      <text:p text:style-name="Standard">c) Papel continuo con hojas perforadas</text:p>
      <text:p text:style-name="Standard">d) Papel satinado</text:p>
      <text:p text:style-name="Standard">¿Cuál es una ventaja clave de las impresoras láser en comparación con otras tecnologías de impresión?</text:p>
      <text:p text:style-name="Standard">a) Alta velocidad de impresión</text:p>
      <text:p text:style-name="Standard">b) Bajo costo inicial</text:p>
      <text:p text:style-name="Standard">c) Alta calidad de impresión</text:p>
      <text:p text:style-name="Standard">d) Funcionamiento silencioso</text:p>
      <text:p text:style-name="Standard">¿Qué tipo de impresora es más propenso a tener problemas de deterioro del tambor fotosensible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componente de una impresora láser puede requerir limpieza regular para mantener la calidad de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Cuál es una característica común de las impresoras láser de color?</text:p>
      <text:p text:style-name="Standard">a) Uso de cartuchos de tinta individuales</text:p>
      <text:p text:style-name="Standard">b) Velocidad de impresión lenta</text:p>
      <text:p text:style-name="Standard">c) Alta calidad de impresión fotográfica</text:p>
      <text:p text:style-name="Standard">d) Funcionamiento con papel térmico</text:p>
      <text:p text:style-name="Standard">¿Qué tipo de error de impresión es más común en las impresoras láser debido al desgaste del tambor fotosensible?</text:p>
      <text:p text:style-name="Standard">a) Atasco de papel</text:p>
      <text:p text:style-name="Standard">b) Pérdida de puntos en la impresión</text:p>
      <text:p text:style-name="Standard">c) Impresión desigual</text:p>
      <text:p text:style-name="Standard">d) Manchas de tóner en el papel</text:p>
      <text:p text:style-name="Standard">¿Qué tipo de papel es necesario utilizar en una impresora láser para obtener impresiones de alta calidad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de los siguientes no es un posible error de impresión en una impresora láser?</text:p>
      <text:p text:style-name="Standard">a) Atasco de papel</text:p>
      <text:p text:style-name="Standard">b) Fugas de tóner del cartucho</text:p>
      <text:p text:style-name="Standard">c) Desalineación del cabezal de impresión</text:p>
      <text:p text:style-name="Standard">d) Pérdida de puntos en la impresión</text:p>
      <text:p text:style-name="Standard">¿Qué tipo de papel es menos adecuado para usar con una impresora láser debido a su sensibilidad al calor y la presión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característica distintiva de las impresoras láser de color en comparación con las de blanco y negro?</text:p>
      <text:p text:style-name="Standard">a) Mayor velocidad de impresión</text:p>
      <text:p text:style-name="Standard">b) Mayor calidad de impresión</text:p>
      <text:p text:style-name="Standard"><text:soft-page-break/>c) Mayor consumo de tóner</text:p>
      <text:p text:style-name="Standard">d) Funcionamiento más silencioso</text:p>
      <text:p text:style-name="Standard">¿Qué tipo de papel es más adecuado para imprimir documentos que necesitan resistir el agua y el desgaste en una impresora láser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de los siguientes no es un posible error de alimentación de papel en una impresora láser?</text:p>
      <text:p text:style-name="Standard">a) Papel arrugado</text:p>
      <text:p text:style-name="Standard">b) Papel doblado</text:p>
      <text:p text:style-name="Standard">c) Papel atascado en el tambor fotosensible</text:p>
      <text:p text:style-name="Standard">d) Papel desalineado</text:p>
      <text:p text:style-name="Standard">¿Qué tipo de impresora láser es más adecuado para imprimir imágenes y fotografías de alta calidad?</text:p>
      <text:p text:style-name="Standard">a) Láser monocromático</text:p>
      <text:p text:style-name="Standard">b) Láser de baja resolución</text:p>
      <text:p text:style-name="Standard">c) Láser de color</text:p>
      <text:p text:style-name="Standard">d) Láser de alta velocidad</text:p>
      <text:p text:style-name="Standard">¿Qué componente de una impresora láser puede requerir reemplazo periódico debido al desgaste durante la impresión?</text:p>
      <text:p text:style-name="Standard">a) Tambor fotosensible</text:p>
      <text:p text:style-name="Standard">b) Cabezal de impresión</text:p>
      <text:p text:style-name="Standard">c) Fusor</text:p>
      <text:p text:style-name="Standard">d) Rodillo de transferencia</text:p>
      <text:p text:style-name="Standard">¿Qué tipo de papel es más adecuado para imprimir etiquetas y adhesivos en una impresora láser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adhesivo</text:p>
      <text:p text:style-name="Standard">¿Cuál de los siguientes no es un posible error de calidad de impresión en una impresora láser?</text:p>
      <text:p text:style-name="Standard">a) Rayas en la impresión</text:p>
      <text:p text:style-name="Standard">b) Texto borroso</text:p>
      <text:p text:style-name="Standard">c) Pérdida de puntos en la impresión</text:p>
      <text:p text:style-name="Standard">d) Pérdida de tóner en el tambor fotosensible</text:p>
      <text:p text:style-name="Standard">¿Qué tipo de impresora láser es más adecuado para imprimir documentos en blanco y negro con texto claro y nítido?</text:p>
      <text:p text:style-name="Standard">a) Láser monocromático</text:p>
      <text:p text:style-name="Standard">b) Láser de color</text:p>
      <text:p text:style-name="Standard">c) Láser de alta resolución</text:p>
      <text:p text:style-name="Standard">d) Láser de alta velocidad</text:p>
      <text:p text:style-name="Standard">¿Qué tipo de mantenimiento regular se recomienda para prolongar la vida útil de una impresora láser?</text:p>
      <text:p text:style-name="Standard">a) Limpieza del tambor fotosensible</text:p>
      <text:p text:style-name="Standard">b) Reemplazo del cabezal de impresión</text:p>
      <text:p text:style-name="Standard">c) Limpieza del rodillo de transferencia</text:p>
      <text:p text:style-name="Standard">d) Recarga de tóner en los cartuchos</text:p>
      <text:p text:style-name="Standard">¿Cuál de los siguientes no es un posible error de tóner en una impresora láser?</text:p>
      <text:p text:style-name="Standard">a) Tóner descolorido</text:p>
      <text:p text:style-name="Standard">b) Tóner seco</text:p>
      <text:p text:style-name="Standard">c) Tóner derramado</text:p>
      <text:p text:style-name="Standard">d) Tóner excesivo en el papel</text:p>
      <text:p text:style-name="Standard"><text:soft-page-break/>¿Qué tipo de impresora láser es más adecuado para imprimir imágenes con una amplia gama de colores?</text:p>
      <text:p text:style-name="Standard">a) Láser monocromático</text:p>
      <text:p text:style-name="Standard">b) Láser de color</text:p>
      <text:p text:style-name="Standard">c) Láser de alta resolución</text:p>
      <text:p text:style-name="Standard">d) Láser de alta velocidad</text:p>
      <text:p text:style-name="Standard">¿Qué componente de una impresora láser es responsable de fundir el tóner en el papel para crear una impresión permanente?</text:p>
      <text:p text:style-name="Standard">a) Tambor fotosensible</text:p>
      <text:p text:style-name="Standard">b) Fusor</text:p>
      <text:p text:style-name="Standard">c) Cabezal de impresión</text:p>
      <text:p text:style-name="Standard">d) Rodillo de transferencia</text:p>
      <text:p text:style-name="Standard">¿Qué tipo de papel es más adecuado para imprimir fotografías en una impresora láser para obtener resultados de alta calidad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papel en una impresora láser?</text:p>
      <text:p text:style-name="Standard">a) Papel arrugado</text:p>
      <text:p text:style-name="Standard">b) Papel doblado</text:p>
      <text:p text:style-name="Standard">c) Papel atascado en el tambor fotosensible</text:p>
      <text:p text:style-name="Standard">d) Papel desalineado</text:p>
      <text:p text:style-name="Standard"/>
      <text:p text:style-name="Standard">¿Cuál es uno de los componentes principales de una impresora térmica que aplica calor directamente al papel para crear la imagen?</text:p>
      <text:p text:style-name="Standard">a) Tambor fotosensible</text:p>
      <text:p text:style-name="Standard">b) Cabezal térmico</text:p>
      <text:p text:style-name="Standard">c) Rodillo de transferencia</text:p>
      <text:p text:style-name="Standard">d) Cartucho de tinta</text:p>
      <text:p text:style-name="Standard">¿Qué tipo de impresora utiliza calor para activar químicamente el papel sensible al calor y crear la imagen impresa?</text:p>
      <text:p text:style-name="Standard">a) Láser</text:p>
      <text:p text:style-name="Standard">b) Inyección de tinta</text:p>
      <text:p text:style-name="Standard">c) Térmica</text:p>
      <text:p text:style-name="Standard">d) Matricial</text:p>
      <text:p text:style-name="Standard">¿Qué tipo de papel es más adecuado para usar con una impresora térmica?</text:p>
      <text:p text:style-name="Standard">a) Papel térmico</text:p>
      <text:p text:style-name="Standard">b) Papel fotográfico</text:p>
      <text:p text:style-name="Standard">c) Papel continuo con hojas perforadas</text:p>
      <text:p text:style-name="Standard">d) Papel satinado</text:p>
      <text:p text:style-name="Standard">¿Cuál es una ventaja clave de las impresoras térmicas en comparación con otras tecnologías de impresión?</text:p>
      <text:p text:style-name="Standard">a) Alta velocidad de impresión</text:p>
      <text:p text:style-name="Standard">b) Bajo costo inicial</text:p>
      <text:p text:style-name="Standard">c) Alta calidad de impresión</text:p>
      <text:p text:style-name="Standard">d) Funcionamiento silencioso</text:p>
      <text:p text:style-name="Standard">¿Qué tipo de impresora es más propenso a tener problemas de desvanecimiento de la impresión con el tiempo?</text:p>
      <text:p text:style-name="Standard">a) Láser</text:p>
      <text:p text:style-name="Standard">b) Inyección de tinta</text:p>
      <text:p text:style-name="Standard">c) Térmica</text:p>
      <text:p text:style-name="Standard"><text:soft-page-break/>d) Matricial</text:p>
      <text:p text:style-name="Standard">¿Qué componente de una impresora térmica se encarga de aplicar el calor al papel para crear la imagen impresa?</text:p>
      <text:p text:style-name="Standard">a) Tambor fotosensible</text:p>
      <text:p text:style-name="Standard">b) Cabezal térmico</text:p>
      <text:p text:style-name="Standard">c) Fusor</text:p>
      <text:p text:style-name="Standard">d) Rodillo de transferencia</text:p>
      <text:p text:style-name="Standard">¿Cuál es una característica común de las impresoras térmicas utilizadas para imprimir recibos y etiquetas?</text:p>
      <text:p text:style-name="Standard">a) Uso de cartuchos de tinta individuales</text:p>
      <text:p text:style-name="Standard">b) Velocidad de impresión lenta</text:p>
      <text:p text:style-name="Standard">c) Alta calidad de impresión fotográfica</text:p>
      <text:p text:style-name="Standard">d) Funcionamiento con papel térmico</text:p>
      <text:p text:style-name="Standard">¿Qué tipo de error de impresión es más común en las impresoras térmicas debido al desgaste del cabezal térmico?</text:p>
      <text:p text:style-name="Standard">a) Atasco de papel</text:p>
      <text:p text:style-name="Standard">b) Pérdida de puntos en la impresión</text:p>
      <text:p text:style-name="Standard">c) Impresión desigual</text:p>
      <text:p text:style-name="Standard">d) Manchas en el papel</text:p>
      <text:p text:style-name="Standard">¿Qué tipo de papel es necesario utilizar en una impresora térmica para obtener impresiones de alta calidad?</text:p>
      <text:p text:style-name="Standard">a) Papel térmico</text:p>
      <text:p text:style-name="Standard">b) Papel satinado</text:p>
      <text:p text:style-name="Standard">c) Papel de alta resolución</text:p>
      <text:p text:style-name="Standard">d) Papel continuo con hojas perforadas</text:p>
      <text:p text:style-name="Standard">¿Cuál de los siguientes no es un posible error de impresión en una impresora térmica?</text:p>
      <text:p text:style-name="Standard">a) Atasco de papel</text:p>
      <text:p text:style-name="Standard">b) Fugas de tinta del cartucho</text:p>
      <text:p text:style-name="Standard">c) Desalineación del cabezal térmico</text:p>
      <text:p text:style-name="Standard">d) Pérdida de puntos en la impresión</text:p>
      <text:p text:style-name="Standard">¿Qué tipo de papel es menos adecuado para usar con una impresora térmica debido a su sensibilidad al calor y la presión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es una característica distintiva de las impresoras térmicas de alta velocidad en comparación con las de menor velocidad?</text:p>
      <text:p text:style-name="Standard">a) Mayor calidad de impresión</text:p>
      <text:p text:style-name="Standard">b) Mayor velocidad de impresión</text:p>
      <text:p text:style-name="Standard">c) Menor consumo de papel</text:p>
      <text:p text:style-name="Standard">d) Funcionamiento más silencioso</text:p>
      <text:p text:style-name="Standard">¿Qué tipo de papel es más adecuado para imprimir recibos y etiquetas en una impresora térmic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calidad de impresión en una impresora térmica?</text:p>
      <text:p text:style-name="Standard">a) Rayas en la impresión</text:p>
      <text:p text:style-name="Standard">b) Texto borroso</text:p>
      <text:p text:style-name="Standard">c) Pérdida de puntos en la impresión</text:p>
      <text:p text:style-name="Standard">d) Pérdida de tinta en el cabezal térmico</text:p>
      <text:p text:style-name="Standard"><text:soft-page-break/>¿Qué tipo de impresora térmica es más adecuado para imprimir etiquetas y códigos de barras en entornos industriales?</text:p>
      <text:p text:style-name="Standard">a) Térmica directa</text:p>
      <text:p text:style-name="Standard">b) Térmica por transferencia</text:p>
      <text:p text:style-name="Standard">c) Térmica de alta velocidad</text:p>
      <text:p text:style-name="Standard">d) Térmica de escritorio</text:p>
      <text:p text:style-name="Standard">¿Qué componente de una impresora térmica puede requerir reemplazo periódico debido al desgaste durante la impresión?</text:p>
      <text:p text:style-name="Standard">a) Tambor fotosensible</text:p>
      <text:p text:style-name="Standard">b) Cabezal térmico</text:p>
      <text:p text:style-name="Standard">c) Fusor</text:p>
      <text:p text:style-name="Standard">d) Rodillo de transferencia</text:p>
      <text:p text:style-name="Standard">¿Qué tipo de papel es más adecuado para imprimir imágenes y gráficos detallados en una impresora térmic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tinta en una impresora térmica?</text:p>
      <text:p text:style-name="Standard">a) Tinta descolorida</text:p>
      <text:p text:style-name="Standard">b) Tinta seca</text:p>
      <text:p text:style-name="Standard">c) Tinta derramada</text:p>
      <text:p text:style-name="Standard">d) Tinta excesiva en el papel</text:p>
      <text:p text:style-name="Standard">¿Qué tipo de impresora térmica es más adecuado para imprimir recibos de venta en puntos de venta minoristas?</text:p>
      <text:p text:style-name="Standard">a) Térmica directa</text:p>
      <text:p text:style-name="Standard">b) Térmica por transferencia</text:p>
      <text:p text:style-name="Standard">c) Térmica de alta velocidad</text:p>
      <text:p text:style-name="Standard">d) Térmica de escritorio</text:p>
      <text:p text:style-name="Standard">¿Qué componente de una impresora térmica es responsable de fusionar la tinta en el papel para crear una impresión permanente?</text:p>
      <text:p text:style-name="Standard">a) Tambor fotosensible</text:p>
      <text:p text:style-name="Standard">b) Fusor</text:p>
      <text:p text:style-name="Standard">c) Cabezal térmico</text:p>
      <text:p text:style-name="Standard">d) Rodillo de transferencia</text:p>
      <text:p text:style-name="Standard">¿Qué tipo de papel es más adecuado para imprimir fotografías en una impresora térmica para obtener resultados de alta calidad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fotográfico</text:p>
      <text:p text:style-name="Standard">¿Cuál de los siguientes no es un posible error de papel en una impresora térmica?</text:p>
      <text:p text:style-name="Standard">a) Papel arrugado</text:p>
      <text:p text:style-name="Standard">b) Papel doblado</text:p>
      <text:p text:style-name="Standard">c) Papel atascado en el cabezal térmico</text:p>
      <text:p text:style-name="Standard">d) Papel desalineado</text:p>
      <text:p text:style-name="Standard">¿Qué tipo de impresora térmica es más adecuado para imprimir etiquetas de envío en un almacén de distribución?</text:p>
      <text:p text:style-name="Standard">a) Térmica directa</text:p>
      <text:p text:style-name="Standard">b) Térmica por transferencia</text:p>
      <text:p text:style-name="Standard">c) Térmica de alta velocidad</text:p>
      <text:p text:style-name="Standard">d) Térmica de escritorio</text:p>
      <text:p text:style-name="Standard"><text:soft-page-break/>¿Qué componente de una impresora térmica puede requerir limpieza regular para mantener la calidad de impresión?</text:p>
      <text:p text:style-name="Standard">a) Tambor fotosensible</text:p>
      <text:p text:style-name="Standard">b) Cabezal térmico</text:p>
      <text:p text:style-name="Standard">c) Fusor</text:p>
      <text:p text:style-name="Standard">d) Rodillo de transferencia</text:p>
      <text:p text:style-name="Standard">¿Qué tipo de papel es más adecuado para imprimir etiquetas y adhesivos en una impresora térmica?</text:p>
      <text:p text:style-name="Standard">a) Papel térmico</text:p>
      <text:p text:style-name="Standard">b) Papel satinado</text:p>
      <text:p text:style-name="Standard">c) Papel continuo con hojas perforadas</text:p>
      <text:p text:style-name="Standard">d) Papel adhesivo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8:11:37.782702050</meta:creation-date>
    <dc:date>2024-04-28T16:53:50.567386548</dc:date>
    <meta:editing-duration>PT3H44M39S</meta:editing-duration>
    <meta:editing-cycles>12</meta:editing-cycles>
    <meta:generator>LibreOffice/24.2.2.2$Linux_X86_64 LibreOffice_project/d56cc158d8a96260b836f100ef4b4ef25d6f1a01</meta:generator>
    <meta:document-statistic meta:table-count="0" meta:image-count="0" meta:object-count="0" meta:page-count="51" meta:paragraph-count="2345" meta:word-count="20906" meta:character-count="125093" meta:non-whitespace-character-count="106532"/>
  </office:meta>
</office:document-meta>
</file>